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in_UMG" table:style-name="ta1">
        <table:table-column table:style-name="co1" table:number-columns-repeated="32" table:default-cell-style-name="Default"/>
        <table:table-row table:style-name="ro1">
          <table:table-cell/>
          <table:table-cell table:number-columns-repeated="3" office:value-type="string" calcext:value-type="string">
            <text:p>Train_UMG</text:p>
          </table:table-cell>
          <table:table-cell office:value-type="string" calcext:value-type="string">
            <text:p>Test_DRIAMS-A-7</text:p>
          </table:table-cell>
          <table:table-cell office:value-type="string" calcext:value-type="string">
            <text:p>Test_DRIAMS-A-42</text:p>
          </table:table-cell>
          <table:table-cell office:value-type="string" calcext:value-type="string">
            <text:p>Test_DRIAMS-A-99</text:p>
          </table:table-cell>
          <table:table-cell office:value-type="string" calcext:value-type="string">
            <text:p>Test_DRIAMS-A-239</text:p>
          </table:table-cell>
          <table:table-cell office:value-type="string" calcext:value-type="string">
            <text:p>Test_DRIAMS-A-76436278</text:p>
          </table:table-cell>
          <table:table-cell table:number-columns-repeated="2" office:value-type="string" calcext:value-type="string">
            <text:p>Test_DRIAMS-A</text:p>
          </table:table-cell>
          <table:table-cell office:value-type="string" calcext:value-type="string">
            <text:p>Test_DRIAMS-B-7</text:p>
          </table:table-cell>
          <table:table-cell office:value-type="string" calcext:value-type="string">
            <text:p>Test_DRIAMS-B-42</text:p>
          </table:table-cell>
          <table:table-cell office:value-type="string" calcext:value-type="string">
            <text:p>Test_DRIAMS-B-99</text:p>
          </table:table-cell>
          <table:table-cell office:value-type="string" calcext:value-type="string">
            <text:p>Test_DRIAMS-B-239</text:p>
          </table:table-cell>
          <table:table-cell office:value-type="string" calcext:value-type="string">
            <text:p>Test_DRIAMS-B-76436278</text:p>
          </table:table-cell>
          <table:table-cell table:number-columns-repeated="2" office:value-type="string" calcext:value-type="string">
            <text:p>Test_DRIAMS-B</text:p>
          </table:table-cell>
          <table:table-cell office:value-type="string" calcext:value-type="string">
            <text:p>Test_DRIAMS-C-7</text:p>
          </table:table-cell>
          <table:table-cell office:value-type="string" calcext:value-type="string">
            <text:p>Test_DRIAMS-C-42</text:p>
          </table:table-cell>
          <table:table-cell office:value-type="string" calcext:value-type="string">
            <text:p>Test_DRIAMS-C-99</text:p>
          </table:table-cell>
          <table:table-cell office:value-type="string" calcext:value-type="string">
            <text:p>Test_DRIAMS-C-239</text:p>
          </table:table-cell>
          <table:table-cell office:value-type="string" calcext:value-type="string">
            <text:p>Test_DRIAMS-C-76432678</text:p>
          </table:table-cell>
          <table:table-cell table:number-columns-repeated="2" office:value-type="string" calcext:value-type="string">
            <text:p>Test_DRIAMS-C</text:p>
          </table:table-cell>
          <table:table-cell office:value-type="string" calcext:value-type="string">
            <text:p>Test_DRIAMS-D-7</text:p>
          </table:table-cell>
          <table:table-cell office:value-type="string" calcext:value-type="string">
            <text:p>Test_DRIAMS-D-42</text:p>
          </table:table-cell>
          <table:table-cell office:value-type="string" calcext:value-type="string">
            <text:p>Test_DRIAMS-D-99</text:p>
          </table:table-cell>
          <table:table-cell office:value-type="string" calcext:value-type="string">
            <text:p>Test_DRIAMS-D-239</text:p>
          </table:table-cell>
          <table:table-cell office:value-type="string" calcext:value-type="string">
            <text:p>Test_DRIAMS-D-76436278</text:p>
          </table:table-cell>
          <table:table-cell table:number-columns-repeated="2" office:value-type="string" calcext:value-type="string">
            <text:p>Test_DRIAMS-D</text:p>
          </table:table-cell>
        </table:table-row>
        <table:table-row table:style-name="ro1">
          <table:table-cell/>
          <table:table-cell office:value-type="string" calcext:value-type="string">
            <text:p>UMG_positive</text:p>
          </table:table-cell>
          <table:table-cell office:value-type="string" calcext:value-type="string">
            <text:p>UMG_negative</text:p>
          </table:table-cell>
          <table:table-cell office:value-type="string" calcext:value-type="string">
            <text:p>n_sum</text:p>
          </table:table-cell>
          <table:table-cell table:number-columns-repeated="5" office:value-type="string" calcext:value-type="string">
            <text:p>ROCAUC</text:p>
          </table:table-cell>
          <table:table-cell office:value-type="string" calcext:value-type="string">
            <text:p>n_positives</text:p>
          </table:table-cell>
          <table:table-cell office:value-type="string" calcext:value-type="string">
            <text:p>n_negatives</text:p>
          </table:table-cell>
          <table:table-cell table:number-columns-repeated="5" office:value-type="string" calcext:value-type="string">
            <text:p>ROCAUC</text:p>
          </table:table-cell>
          <table:table-cell office:value-type="string" calcext:value-type="string">
            <text:p>n_positives</text:p>
          </table:table-cell>
          <table:table-cell office:value-type="string" calcext:value-type="string">
            <text:p>n_negatives</text:p>
          </table:table-cell>
          <table:table-cell table:number-columns-repeated="5" office:value-type="string" calcext:value-type="string">
            <text:p>ROCAUC</text:p>
          </table:table-cell>
          <table:table-cell office:value-type="string" calcext:value-type="string">
            <text:p>n_positives</text:p>
          </table:table-cell>
          <table:table-cell office:value-type="string" calcext:value-type="string">
            <text:p>n_negatives</text:p>
          </table:table-cell>
          <table:table-cell table:number-columns-repeated="5" office:value-type="string" calcext:value-type="string">
            <text:p>ROCAUC</text:p>
          </table:table-cell>
          <table:table-cell office:value-type="string" calcext:value-type="string">
            <text:p>n_positives</text:p>
          </table:table-cell>
          <table:table-cell office:value-type="string" calcext:value-type="string">
            <text:p>n_negatives</text:p>
          </table:table-cell>
        </table:table-row>
        <table:table-row table:style-name="ro1">
          <table:table-cell office:value-type="string" calcext:value-type="string">
            <text:p>5-Fluorocytos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5954232215881" calcext:value-type="float">
            <text:p>0.665954232215881</text:p>
          </table:table-cell>
          <table:table-cell office:value-type="float" office:value="0.62094658613205" calcext:value-type="float">
            <text:p>0.62094658613205</text:p>
          </table:table-cell>
          <table:table-cell office:value-type="float" office:value="0.400488525629044" calcext:value-type="float">
            <text:p>0.400488525629044</text:p>
          </table:table-cell>
          <table:table-cell office:value-type="float" office:value="0.519328236579895" calcext:value-type="float">
            <text:p>0.519328236579895</text:p>
          </table:table-cell>
          <table:table-cell office:value-type="float" office:value="0.590961873531342" calcext:value-type="float">
            <text:p>0.590961873531342</text:p>
          </table:table-cell>
          <table:table-cell office:value-type="float" office:value="25" calcext:value-type="float">
            <text:p>25</text:p>
          </table:table-cell>
          <table:table-cell office:value-type="float" office:value="655" calcext:value-type="float">
            <text:p>655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mikacin</text:p>
          </table:table-cell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float" office:value="0.590876758098602" calcext:value-type="float">
            <text:p>0.590876758098602</text:p>
          </table:table-cell>
          <table:table-cell office:value-type="float" office:value="0.617997348308563" calcext:value-type="float">
            <text:p>0.617997348308563</text:p>
          </table:table-cell>
          <table:table-cell office:value-type="float" office:value="0.588536322116852" calcext:value-type="float">
            <text:p>0.588536322116852</text:p>
          </table:table-cell>
          <table:table-cell office:value-type="float" office:value="0.582664787769318" calcext:value-type="float">
            <text:p>0.582664787769318</text:p>
          </table:table-cell>
          <table:table-cell office:value-type="float" office:value="0.590498864650726" calcext:value-type="float">
            <text:p>0.590498864650726</text:p>
          </table:table-cell>
          <table:table-cell office:value-type="float" office:value="975" calcext:value-type="float">
            <text:p>975</text:p>
          </table:table-cell>
          <table:table-cell office:value-type="float" office:value="16247" calcext:value-type="float">
            <text:p>16247</text:p>
          </table:table-cell>
          <table:table-cell office:value-type="float" office:value="0.626752197742462" calcext:value-type="float">
            <text:p>0.626752197742462</text:p>
          </table:table-cell>
          <table:table-cell office:value-type="float" office:value="0.627670884132385" calcext:value-type="float">
            <text:p>0.627670884132385</text:p>
          </table:table-cell>
          <table:table-cell office:value-type="float" office:value="0.661410212516785" calcext:value-type="float">
            <text:p>0.661410212516785</text:p>
          </table:table-cell>
          <table:table-cell office:value-type="float" office:value="0.707222163677216" calcext:value-type="float">
            <text:p>0.707222163677216</text:p>
          </table:table-cell>
          <table:table-cell office:value-type="float" office:value="0.706752181053162" calcext:value-type="float">
            <text:p>0.706752181053162</text:p>
          </table:table-cell>
          <table:table-cell office:value-type="float" office:value="26" calcext:value-type="float">
            <text:p>26</text:p>
          </table:table-cell>
          <table:table-cell office:value-type="float" office:value="900" calcext:value-type="float">
            <text:p>900</text:p>
          </table:table-cell>
          <table:table-cell office:value-type="float" office:value="0.662011742591858" calcext:value-type="float">
            <text:p>0.662011742591858</text:p>
          </table:table-cell>
          <table:table-cell office:value-type="float" office:value="0.68627256155014" calcext:value-type="float">
            <text:p>0.68627256155014</text:p>
          </table:table-cell>
          <table:table-cell office:value-type="float" office:value="0.649994134902954" calcext:value-type="float">
            <text:p>0.649994134902954</text:p>
          </table:table-cell>
          <table:table-cell office:value-type="float" office:value="0.679536640644074" calcext:value-type="float">
            <text:p>0.679536640644074</text:p>
          </table:table-cell>
          <table:table-cell office:value-type="float" office:value="0.669825673103333" calcext:value-type="float">
            <text:p>0.669825673103333</text:p>
          </table:table-cell>
          <table:table-cell office:value-type="float" office:value="33" calcext:value-type="float">
            <text:p>33</text:p>
          </table:table-cell>
          <table:table-cell office:value-type="float" office:value="1813" calcext:value-type="float">
            <text:p>1813</text:p>
          </table:table-cell>
          <table:table-cell office:value-type="float" office:value="0.603134095668793" calcext:value-type="float">
            <text:p>0.603134095668793</text:p>
          </table:table-cell>
          <table:table-cell office:value-type="float" office:value="0.613994717597961" calcext:value-type="float">
            <text:p>0.613994717597961</text:p>
          </table:table-cell>
          <table:table-cell office:value-type="float" office:value="0.555000483989716" calcext:value-type="float">
            <text:p>0.555000483989716</text:p>
          </table:table-cell>
          <table:table-cell office:value-type="float" office:value="0.634899139404297" calcext:value-type="float">
            <text:p>0.634899139404297</text:p>
          </table:table-cell>
          <table:table-cell office:value-type="float" office:value="0.629643380641937" calcext:value-type="float">
            <text:p>0.629643380641937</text:p>
          </table:table-cell>
          <table:table-cell office:value-type="float" office:value="34" calcext:value-type="float">
            <text:p>34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Aminoglycosid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7549003362656" calcext:value-type="float">
            <text:p>0.397549003362656</text:p>
          </table:table-cell>
          <table:table-cell office:value-type="float" office:value="0.609313726425171" calcext:value-type="float">
            <text:p>0.609313726425171</text:p>
          </table:table-cell>
          <table:table-cell office:value-type="float" office:value="0.541176438331604" calcext:value-type="float">
            <text:p>0.541176438331604</text:p>
          </table:table-cell>
          <table:table-cell office:value-type="float" office:value="0.604411780834198" calcext:value-type="float">
            <text:p>0.604411780834198</text:p>
          </table:table-cell>
          <table:table-cell office:value-type="float" office:value="0.579411804676056" calcext:value-type="float">
            <text:p>0.579411804676056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moxicill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5186125040054" calcext:value-type="float">
            <text:p>0.365186125040054</text:p>
          </table:table-cell>
          <table:table-cell office:value-type="float" office:value="0.465905070304871" calcext:value-type="float">
            <text:p>0.465905070304871</text:p>
          </table:table-cell>
          <table:table-cell office:value-type="float" office:value="0.451870322227478" calcext:value-type="float">
            <text:p>0.451870322227478</text:p>
          </table:table-cell>
          <table:table-cell office:value-type="float" office:value="0.335565537214279" calcext:value-type="float">
            <text:p>0.335565537214279</text:p>
          </table:table-cell>
          <table:table-cell office:value-type="float" office:value="0.461460411548615" calcext:value-type="float">
            <text:p>0.461460411548615</text:p>
          </table:table-cell>
          <table:table-cell office:value-type="float" office:value="136" calcext:value-type="float">
            <text:p>136</text:p>
          </table:table-cell>
          <table:table-cell office:value-type="float" office:value="493" calcext:value-type="float">
            <text:p>493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moxicillin+Clavulanic acid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table:number-columns-repeated="2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moxicillin-Clavulanic acid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457018733024597" calcext:value-type="float">
            <text:p>0.457018733024597</text:p>
          </table:table-cell>
          <table:table-cell office:value-type="float" office:value="0.542821109294891" calcext:value-type="float">
            <text:p>0.542821109294891</text:p>
          </table:table-cell>
          <table:table-cell office:value-type="float" office:value="0.360405772924423" calcext:value-type="float">
            <text:p>0.360405772924423</text:p>
          </table:table-cell>
          <table:table-cell office:value-type="float" office:value="0.479314774274826" calcext:value-type="float">
            <text:p>0.479314774274826</text:p>
          </table:table-cell>
          <table:table-cell office:value-type="float" office:value="0.333827674388886" calcext:value-type="float">
            <text:p>0.333827674388886</text:p>
          </table:table-cell>
          <table:table-cell office:value-type="float" office:value="9920" calcext:value-type="float">
            <text:p>9920</text:p>
          </table:table-cell>
          <table:table-cell office:value-type="float" office:value="15308" calcext:value-type="float">
            <text:p>15308</text:p>
          </table:table-cell>
          <table:table-cell office:value-type="float" office:value="0.400396972894669" calcext:value-type="float">
            <text:p>0.400396972894669</text:p>
          </table:table-cell>
          <table:table-cell office:value-type="float" office:value="0.642496824264526" calcext:value-type="float">
            <text:p>0.642496824264526</text:p>
          </table:table-cell>
          <table:table-cell office:value-type="float" office:value="0.355463027954102" calcext:value-type="float">
            <text:p>0.355463027954102</text:p>
          </table:table-cell>
          <table:table-cell office:value-type="float" office:value="0.494866877794266" calcext:value-type="float">
            <text:p>0.494866877794266</text:p>
          </table:table-cell>
          <table:table-cell office:value-type="float" office:value="0.315091967582703" calcext:value-type="float">
            <text:p>0.315091967582703</text:p>
          </table:table-cell>
          <table:table-cell office:value-type="float" office:value="536" calcext:value-type="float">
            <text:p>536</text:p>
          </table:table-cell>
          <table:table-cell office:value-type="float" office:value="1454" calcext:value-type="float">
            <text:p>1454</text:p>
          </table:table-cell>
          <table:table-cell office:value-type="float" office:value="0.540618300437927" calcext:value-type="float">
            <text:p>0.540618300437927</text:p>
          </table:table-cell>
          <table:table-cell office:value-type="float" office:value="0.667559623718262" calcext:value-type="float">
            <text:p>0.667559623718262</text:p>
          </table:table-cell>
          <table:table-cell office:value-type="float" office:value="0.395667850971222" calcext:value-type="float">
            <text:p>0.395667850971222</text:p>
          </table:table-cell>
          <table:table-cell office:value-type="float" office:value="0.569042682647705" calcext:value-type="float">
            <text:p>0.569042682647705</text:p>
          </table:table-cell>
          <table:table-cell office:value-type="float" office:value="0.48260709643364" calcext:value-type="float">
            <text:p>0.48260709643364</text:p>
          </table:table-cell>
          <table:table-cell office:value-type="float" office:value="1394" calcext:value-type="float">
            <text:p>1394</text:p>
          </table:table-cell>
          <table:table-cell office:value-type="float" office:value="3150" calcext:value-type="float">
            <text:p>3150</text:p>
          </table:table-cell>
          <table:table-cell office:value-type="float" office:value="0.453616917133331" calcext:value-type="float">
            <text:p>0.453616917133331</text:p>
          </table:table-cell>
          <table:table-cell office:value-type="float" office:value="0.470859080553055" calcext:value-type="float">
            <text:p>0.470859080553055</text:p>
          </table:table-cell>
          <table:table-cell office:value-type="float" office:value="0.324096530675888" calcext:value-type="float">
            <text:p>0.324096530675888</text:p>
          </table:table-cell>
          <table:table-cell office:value-type="float" office:value="0.436066210269928" calcext:value-type="float">
            <text:p>0.436066210269928</text:p>
          </table:table-cell>
          <table:table-cell office:value-type="float" office:value="0.343876510858536" calcext:value-type="float">
            <text:p>0.343876510858536</text:p>
          </table:table-cell>
          <table:table-cell office:value-type="float" office:value="1516" calcext:value-type="float">
            <text:p>1516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Amoxicillin-Clavulanic acid_uncomplicated_HW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0148820877075" calcext:value-type="float">
            <text:p>0.450148820877075</text:p>
          </table:table-cell>
          <table:table-cell office:value-type="float" office:value="0.358630955219269" calcext:value-type="float">
            <text:p>0.358630955219269</text:p>
          </table:table-cell>
          <table:table-cell office:value-type="float" office:value="0.756696462631226" calcext:value-type="float">
            <text:p>0.756696462631226</text:p>
          </table:table-cell>
          <table:table-cell office:value-type="float" office:value="0.671874940395355" calcext:value-type="float">
            <text:p>0.671874940395355</text:p>
          </table:table-cell>
          <table:table-cell office:value-type="float" office:value="0.65327376127243" calcext:value-type="float">
            <text:p>0.65327376127243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mphotericinB</text:p>
          </table:table-cell>
          <table:table-cell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  <table:table-cell office:value-type="float" office:value="1071" calcext:value-type="float">
            <text:p>1071</text:p>
          </table:table-cell>
          <table:table-cell table:number-columns-repeated="2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mpicillin</text:p>
          </table:table-cell>
          <table:table-cell office:value-type="float" office:value="8045" calcext:value-type="float">
            <text:p>8045</text:p>
          </table:table-cell>
          <table:table-cell office:value-type="float" office:value="7465" calcext:value-type="float">
            <text:p>7465</text:p>
          </table:table-cell>
          <table:table-cell office:value-type="float" office:value="15510" calcext:value-type="float">
            <text:p>15510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951428771018982" calcext:value-type="float">
            <text:p>0.951428771018982</text:p>
          </table:table-cell>
          <table:table-cell office:value-type="float" office:value="0.964929580688477" calcext:value-type="float">
            <text:p>0.964929580688477</text:p>
          </table:table-cell>
          <table:table-cell office:value-type="float" office:value="0.952635049819946" calcext:value-type="float">
            <text:p>0.952635049819946</text:p>
          </table:table-cell>
          <table:table-cell office:value-type="float" office:value="0.952166676521301" calcext:value-type="float">
            <text:p>0.952166676521301</text:p>
          </table:table-cell>
          <table:table-cell office:value-type="float" office:value="0.951977789402008" calcext:value-type="float">
            <text:p>0.951977789402008</text:p>
          </table:table-cell>
          <table:table-cell office:value-type="float" office:value="714" calcext:value-type="float">
            <text:p>714</text:p>
          </table:table-cell>
          <table:table-cell office:value-type="float" office:value="634" calcext:value-type="float">
            <text:p>634</text:p>
          </table:table-cell>
          <table:table-cell office:value-type="float" office:value="0.811460852622986" calcext:value-type="float">
            <text:p>0.811460852622986</text:p>
          </table:table-cell>
          <table:table-cell office:value-type="float" office:value="0.828984677791596" calcext:value-type="float">
            <text:p>0.828984677791596</text:p>
          </table:table-cell>
          <table:table-cell office:value-type="float" office:value="0.818602561950684" calcext:value-type="float">
            <text:p>0.818602561950684</text:p>
          </table:table-cell>
          <table:table-cell office:value-type="float" office:value="0.81627368927002" calcext:value-type="float">
            <text:p>0.81627368927002</text:p>
          </table:table-cell>
          <table:table-cell office:value-type="float" office:value="0.821488261222839" calcext:value-type="float">
            <text:p>0.821488261222839</text:p>
          </table:table-cell>
          <table:table-cell office:value-type="float" office:value="3024" calcext:value-type="float">
            <text:p>3024</text:p>
          </table:table-cell>
          <table:table-cell office:value-type="float" office:value="1523" calcext:value-type="float">
            <text:p>1523</text:p>
          </table:table-cell>
          <table:table-cell office:value-type="float" office:value="0.753327429294586" calcext:value-type="float">
            <text:p>0.753327429294586</text:p>
          </table:table-cell>
          <table:table-cell office:value-type="float" office:value="0.778617441654205" calcext:value-type="float">
            <text:p>0.778617441654205</text:p>
          </table:table-cell>
          <table:table-cell office:value-type="float" office:value="0.775770306587219" calcext:value-type="float">
            <text:p>0.775770306587219</text:p>
          </table:table-cell>
          <table:table-cell office:value-type="float" office:value="0.774146378040314" calcext:value-type="float">
            <text:p>0.774146378040314</text:p>
          </table:table-cell>
          <table:table-cell office:value-type="float" office:value="0.780484795570374" calcext:value-type="float">
            <text:p>0.780484795570374</text:p>
          </table:table-cell>
          <table:table-cell office:value-type="float" office:value="4840" calcext:value-type="float">
            <text:p>484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mpicillin+Sulbactam</text:p>
          </table:table-cell>
          <table:table-cell office:value-type="float" office:value="6450" calcext:value-type="float">
            <text:p>6450</text:p>
          </table:table-cell>
          <table:table-cell office:value-type="float" office:value="5944" calcext:value-type="float">
            <text:p>5944</text:p>
          </table:table-cell>
          <table:table-cell office:value-type="float" office:value="12394" calcext:value-type="float">
            <text:p>12394</text:p>
          </table:table-cell>
          <table:table-cell table:number-columns-repeated="2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mpicillin-Amoxicill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47549700737" calcext:value-type="float">
            <text:p>0.4947549700737</text:p>
          </table:table-cell>
          <table:table-cell office:value-type="float" office:value="0.479525327682495" calcext:value-type="float">
            <text:p>0.479525327682495</text:p>
          </table:table-cell>
          <table:table-cell office:value-type="float" office:value="0.634448289871216" calcext:value-type="float">
            <text:p>0.634448289871216</text:p>
          </table:table-cell>
          <table:table-cell office:value-type="float" office:value="0.51851350069046" calcext:value-type="float">
            <text:p>0.51851350069046</text:p>
          </table:table-cell>
          <table:table-cell office:value-type="float" office:value="0.587810754776001" calcext:value-type="float">
            <text:p>0.587810754776001</text:p>
          </table:table-cell>
          <table:table-cell office:value-type="float" office:value="21966" calcext:value-type="float">
            <text:p>21966</text:p>
          </table:table-cell>
          <table:table-cell office:value-type="float" office:value="4905" calcext:value-type="float">
            <text:p>4905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mpicillin-Sulbact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6060564517975" calcext:value-type="float">
            <text:p>0.606060564517975</text:p>
          </table:table-cell>
          <table:table-cell office:value-type="float" office:value="0.909090876579285" calcext:value-type="float">
            <text:p>0.909090876579285</text:p>
          </table:table-cell>
          <table:table-cell office:value-type="float" office:value="0.69696968793869" calcext:value-type="float">
            <text:p>0.69696968793869</text:p>
          </table:table-cell>
          <table:table-cell office:value-type="float" office:value="0.878787875175476" calcext:value-type="float">
            <text:p>0.878787875175476</text:p>
          </table:table-cell>
          <table:table-cell office:value-type="float" office:value="0.575757563114166" calcext:value-type="float">
            <text:p>0.57575756311416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string" calcext:value-type="string">
            <text:p>NaN</text:p>
          </table:table-cell>
          <table:table-cell office:value-type="float" office:value="0.359689146280289" calcext:value-type="float">
            <text:p>0.359689146280289</text:p>
          </table:table-cell>
          <table:table-cell office:value-type="float" office:value="0.444827556610107" calcext:value-type="float">
            <text:p>0.444827556610107</text:p>
          </table:table-cell>
          <table:table-cell office:value-type="float" office:value="0.867022752761841" calcext:value-type="float">
            <text:p>0.867022752761841</text:p>
          </table:table-cell>
          <table:table-cell office:value-type="float" office:value="0.265322953462601" calcext:value-type="float">
            <text:p>0.265322953462601</text:p>
          </table:table-cell>
          <table:table-cell office:value-type="float" office:value="0.199562892317772" calcext:value-type="float">
            <text:p>0.199562892317772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Anidulafung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90210294723511" calcext:value-type="float">
            <text:p>0.490210294723511</text:p>
          </table:table-cell>
          <table:table-cell office:value-type="float" office:value="0.377763837575913" calcext:value-type="float">
            <text:p>0.377763837575913</text:p>
          </table:table-cell>
          <table:table-cell office:value-type="float" office:value="0.375546306371689" calcext:value-type="float">
            <text:p>0.375546306371689</text:p>
          </table:table-cell>
          <table:table-cell office:value-type="float" office:value="0.413720726966858" calcext:value-type="float">
            <text:p>0.413720726966858</text:p>
          </table:table-cell>
          <table:table-cell office:value-type="float" office:value="0.331735968589783" calcext:value-type="float">
            <text:p>0.331735968589783</text:p>
          </table:table-cell>
          <table:table-cell office:value-type="float" office:value="191" calcext:value-type="float">
            <text:p>191</text:p>
          </table:table-cell>
          <table:table-cell office:value-type="float" office:value="484" calcext:value-type="float">
            <text:p>484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zithromycin</text:p>
          </table:table-cell>
          <table:table-cell office:value-type="float" office:value="151" calcext:value-type="float">
            <text:p>151</text:p>
          </table:table-cell>
          <table:table-cell office:value-type="float" office:value="587" calcext:value-type="float">
            <text:p>587</text:p>
          </table:table-cell>
          <table:table-cell office:value-type="float" office:value="738" calcext:value-type="float">
            <text:p>738</text:p>
          </table:table-cell>
          <table:table-cell office:value-type="float" office:value="0.303212881088257" calcext:value-type="float">
            <text:p>0.303212881088257</text:p>
          </table:table-cell>
          <table:table-cell office:value-type="float" office:value="0.382530093193054" calcext:value-type="float">
            <text:p>0.382530093193054</text:p>
          </table:table-cell>
          <table:table-cell office:value-type="float" office:value="0.276606410741806" calcext:value-type="float">
            <text:p>0.276606410741806</text:p>
          </table:table-cell>
          <table:table-cell office:value-type="float" office:value="0.213353410363197" calcext:value-type="float">
            <text:p>0.213353410363197</text:p>
          </table:table-cell>
          <table:table-cell office:value-type="float" office:value="0.341365426778793" calcext:value-type="float">
            <text:p>0.341365426778793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849056601524353" calcext:value-type="float">
            <text:p>0.849056601524353</text:p>
          </table:table-cell>
          <table:table-cell office:value-type="float" office:value="0.792452812194824" calcext:value-type="float">
            <text:p>0.792452812194824</text:p>
          </table:table-cell>
          <table:table-cell office:value-type="float" office:value="0.712264180183411" calcext:value-type="float">
            <text:p>0.712264180183411</text:p>
          </table:table-cell>
          <table:table-cell office:value-type="float" office:value="0.764150977134705" calcext:value-type="float">
            <text:p>0.764150977134705</text:p>
          </table:table-cell>
          <table:table-cell office:value-type="float" office:value="0.674528300762177" calcext:value-type="float">
            <text:p>0.674528300762177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ztreona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6505329608917" calcext:value-type="float">
            <text:p>0.486505329608917</text:p>
          </table:table-cell>
          <table:table-cell office:value-type="float" office:value="0.468339383602142" calcext:value-type="float">
            <text:p>0.468339383602142</text:p>
          </table:table-cell>
          <table:table-cell office:value-type="float" office:value="0.477175951004028" calcext:value-type="float">
            <text:p>0.477175951004028</text:p>
          </table:table-cell>
          <table:table-cell office:value-type="float" office:value="0.568025350570679" calcext:value-type="float">
            <text:p>0.568025350570679</text:p>
          </table:table-cell>
          <table:table-cell office:value-type="float" office:value="0.574286460876465" calcext:value-type="float">
            <text:p>0.574286460876465</text:p>
          </table:table-cell>
          <table:table-cell office:value-type="float" office:value="604" calcext:value-type="float">
            <text:p>604</text:p>
          </table:table-cell>
          <table:table-cell office:value-type="float" office:value="252" calcext:value-type="float">
            <text:p>252</text:p>
          </table:table-cell>
          <table:table-cell table:number-columns-repeated="14" office:value-type="string" calcext:value-type="string">
            <text:p>NaN</text:p>
          </table:table-cell>
          <table:table-cell office:value-type="float" office:value="0.610089838504791" calcext:value-type="float">
            <text:p>0.610089838504791</text:p>
          </table:table-cell>
          <table:table-cell office:value-type="float" office:value="0.431576788425446" calcext:value-type="float">
            <text:p>0.431576788425446</text:p>
          </table:table-cell>
          <table:table-cell office:value-type="float" office:value="0.466299027204514" calcext:value-type="float">
            <text:p>0.466299027204514</text:p>
          </table:table-cell>
          <table:table-cell office:value-type="float" office:value="0.478962391614914" calcext:value-type="float">
            <text:p>0.478962391614914</text:p>
          </table:table-cell>
          <table:table-cell office:value-type="float" office:value="0.606821894645691" calcext:value-type="float">
            <text:p>0.606821894645691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Bacitracin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Benzylpenicill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519856452941895" calcext:value-type="float">
            <text:p>0.519856452941895</text:p>
          </table:table-cell>
          <table:table-cell office:value-type="float" office:value="0.490801125764847" calcext:value-type="float">
            <text:p>0.490801125764847</text:p>
          </table:table-cell>
          <table:table-cell office:value-type="float" office:value="0.277672708034515" calcext:value-type="float">
            <text:p>0.277672708034515</text:p>
          </table:table-cell>
          <table:table-cell office:value-type="float" office:value="0.311168253421783" calcext:value-type="float">
            <text:p>0.311168253421783</text:p>
          </table:table-cell>
          <table:table-cell office:value-type="float" office:value="0.694826245307922" calcext:value-type="float">
            <text:p>0.694826245307922</text:p>
          </table:table-cell>
          <table:table-cell office:value-type="float" office:value="618" calcext:value-type="float">
            <text:p>618</text:p>
          </table:table-cell>
          <table:table-cell office:value-type="float" office:value="457" calcext:value-type="float">
            <text:p>457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Benzylpenicillin_other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759999990463257" calcext:value-type="float">
            <text:p>0.759999990463257</text:p>
          </table:table-cell>
          <table:table-cell office:value-type="float" office:value="0.459999978542328" calcext:value-type="float">
            <text:p>0.459999978542328</text:p>
          </table:table-cell>
          <table:table-cell office:value-type="float" office:value="0.659999966621399" calcext:value-type="float">
            <text:p>0.659999966621399</text:p>
          </table:table-cell>
          <table:table-cell office:value-type="float" office:value="0.560000002384186" calcext:value-type="float">
            <text:p>0.560000002384186</text:p>
          </table:table-cell>
          <table:table-cell office:value-type="float" office:value="0.379999965429306" calcext:value-type="float">
            <text:p>0.37999996542930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Benzylpenicillin_with_meningiti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519999980926514" calcext:value-type="float">
            <text:p>0.519999980926514</text:p>
          </table:table-cell>
          <table:table-cell office:value-type="float" office:value="0.800000011920929" calcext:value-type="float">
            <text:p>0.800000011920929</text:p>
          </table:table-cell>
          <table:table-cell office:value-type="float" office:value="0.100000023841858" calcext:value-type="float">
            <text:p>0.100000023841858</text:p>
          </table:table-cell>
          <table:table-cell office:value-type="float" office:value="0.0400000214576721" calcext:value-type="float">
            <text:p>0.0400000214576721</text:p>
          </table:table-cell>
          <table:table-cell office:value-type="float" office:value="0.679999947547913" calcext:value-type="float">
            <text:p>0.67999994754791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Benzylpenicillin_with_pneumon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269230782985687" calcext:value-type="float">
            <text:p>0.269230782985687</text:p>
          </table:table-cell>
          <table:table-cell office:value-type="float" office:value="0.115384638309479" calcext:value-type="float">
            <text:p>0.115384638309479</text:p>
          </table:table-cell>
          <table:table-cell office:value-type="float" office:value="0.0769230723381043" calcext:value-type="float">
            <text:p>0.0769230723381043</text:p>
          </table:table-cell>
          <table:table-cell office:value-type="float" office:value="0.115384638309479" calcext:value-type="float">
            <text:p>0.115384638309479</text:p>
          </table:table-cell>
          <table:table-cell office:value-type="float" office:value="0.961538434028626" calcext:value-type="float">
            <text:p>0.9615384340286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aspofungin</text:p>
          </table:table-cell>
          <table:table-cell office:value-type="float" office:value="175" calcext:value-type="float">
            <text:p>175</text:p>
          </table:table-cell>
          <table:table-cell office:value-type="float" office:value="744" calcext:value-type="float">
            <text:p>744</text:p>
          </table:table-cell>
          <table:table-cell office:value-type="float" office:value="919" calcext:value-type="float">
            <text:p>919</text:p>
          </table:table-cell>
          <table:table-cell office:value-type="float" office:value="0.469828844070435" calcext:value-type="float">
            <text:p>0.469828844070435</text:p>
          </table:table-cell>
          <table:table-cell office:value-type="float" office:value="0.516178786754608" calcext:value-type="float">
            <text:p>0.516178786754608</text:p>
          </table:table-cell>
          <table:table-cell office:value-type="float" office:value="0.430641710758209" calcext:value-type="float">
            <text:p>0.430641710758209</text:p>
          </table:table-cell>
          <table:table-cell office:value-type="float" office:value="0.539416074752808" calcext:value-type="float">
            <text:p>0.539416074752808</text:p>
          </table:table-cell>
          <table:table-cell office:value-type="float" office:value="0.466205835342407" calcext:value-type="float">
            <text:p>0.466205835342407</text:p>
          </table:table-cell>
          <table:table-cell office:value-type="float" office:value="37" calcext:value-type="float">
            <text:p>37</text:p>
          </table:table-cell>
          <table:table-cell office:value-type="float" office:value="649" calcext:value-type="float">
            <text:p>649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efalotin-Cefazol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office:value-type="string" calcext:value-type="string">
            <text:p>NaN</text:p>
          </table:table-cell>
          <table:table-cell office:value-type="float" office:value="0.921568632125855" calcext:value-type="float">
            <text:p>0.921568632125855</text:p>
          </table:table-cell>
          <table:table-cell office:value-type="float" office:value="0.666666686534882" calcext:value-type="float">
            <text:p>0.666666686534882</text:p>
          </table:table-cell>
          <table:table-cell table:number-columns-repeated="2" office:value-type="float" office:value="0.176470592617989" calcext:value-type="float">
            <text:p>0.176470592617989</text:p>
          </table:table-cell>
          <table:table-cell office:value-type="float" office:value="0.431372553110123" calcext:value-type="float">
            <text:p>0.43137255311012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efazol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432972311974" calcext:value-type="float">
            <text:p>0.230432972311974</text:p>
          </table:table-cell>
          <table:table-cell office:value-type="float" office:value="0.325180530548096" calcext:value-type="float">
            <text:p>0.325180530548096</text:p>
          </table:table-cell>
          <table:table-cell office:value-type="float" office:value="0.715430915355682" calcext:value-type="float">
            <text:p>0.715430915355682</text:p>
          </table:table-cell>
          <table:table-cell office:value-type="float" office:value="0.613288760185242" calcext:value-type="float">
            <text:p>0.613288760185242</text:p>
          </table:table-cell>
          <table:table-cell office:value-type="float" office:value="0.577083826065064" calcext:value-type="float">
            <text:p>0.577083826065064</text:p>
          </table:table-cell>
          <table:table-cell office:value-type="float" office:value="4223" calcext:value-type="float">
            <text:p>4223</text:p>
          </table:table-cell>
          <table:table-cell office:value-type="float" office:value="5813" calcext:value-type="float">
            <text:p>5813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efepime</text:p>
          </table:table-cell>
          <table:table-cell office:value-type="float" office:value="1517" calcext:value-type="float">
            <text:p>1517</text:p>
          </table:table-cell>
          <table:table-cell office:value-type="float" office:value="9" calcext:value-type="float">
            <text:p>9</text:p>
          </table:table-cell>
          <table:table-cell office:value-type="float" office:value="1526" calcext:value-type="float">
            <text:p>1526</text:p>
          </table:table-cell>
          <table:table-cell office:value-type="float" office:value="0.547055661678314" calcext:value-type="float">
            <text:p>0.547055661678314</text:p>
          </table:table-cell>
          <table:table-cell office:value-type="float" office:value="0.55745941400528" calcext:value-type="float">
            <text:p>0.55745941400528</text:p>
          </table:table-cell>
          <table:table-cell office:value-type="float" office:value="0.548708140850067" calcext:value-type="float">
            <text:p>0.548708140850067</text:p>
          </table:table-cell>
          <table:table-cell office:value-type="float" office:value="0.587518811225891" calcext:value-type="float">
            <text:p>0.587518811225891</text:p>
          </table:table-cell>
          <table:table-cell office:value-type="float" office:value="0.561381161212921" calcext:value-type="float">
            <text:p>0.561381161212921</text:p>
          </table:table-cell>
          <table:table-cell office:value-type="float" office:value="6518" calcext:value-type="float">
            <text:p>6518</text:p>
          </table:table-cell>
          <table:table-cell office:value-type="float" office:value="21958" calcext:value-type="float">
            <text:p>21958</text:p>
          </table:table-cell>
          <table:table-cell office:value-type="float" office:value="0.507984697818756" calcext:value-type="float">
            <text:p>0.507984697818756</text:p>
          </table:table-cell>
          <table:table-cell office:value-type="float" office:value="0.559882700443268" calcext:value-type="float">
            <text:p>0.559882700443268</text:p>
          </table:table-cell>
          <table:table-cell office:value-type="float" office:value="0.522278606891632" calcext:value-type="float">
            <text:p>0.522278606891632</text:p>
          </table:table-cell>
          <table:table-cell office:value-type="float" office:value="0.551103413105011" calcext:value-type="float">
            <text:p>0.551103413105011</text:p>
          </table:table-cell>
          <table:table-cell office:value-type="float" office:value="0.542380452156067" calcext:value-type="float">
            <text:p>0.542380452156067</text:p>
          </table:table-cell>
          <table:table-cell office:value-type="float" office:value="269" calcext:value-type="float">
            <text:p>269</text:p>
          </table:table-cell>
          <table:table-cell office:value-type="float" office:value="1420" calcext:value-type="float">
            <text:p>1420</text:p>
          </table:table-cell>
          <table:table-cell office:value-type="float" office:value="0.574381709098816" calcext:value-type="float">
            <text:p>0.574381709098816</text:p>
          </table:table-cell>
          <table:table-cell office:value-type="float" office:value="0.567964136600494" calcext:value-type="float">
            <text:p>0.567964136600494</text:p>
          </table:table-cell>
          <table:table-cell office:value-type="float" office:value="0.594654381275177" calcext:value-type="float">
            <text:p>0.594654381275177</text:p>
          </table:table-cell>
          <table:table-cell office:value-type="float" office:value="0.558811962604523" calcext:value-type="float">
            <text:p>0.558811962604523</text:p>
          </table:table-cell>
          <table:table-cell office:value-type="float" office:value="0.578308582305908" calcext:value-type="float">
            <text:p>0.578308582305908</text:p>
          </table:table-cell>
          <table:table-cell office:value-type="float" office:value="259" calcext:value-type="float">
            <text:p>259</text:p>
          </table:table-cell>
          <table:table-cell office:value-type="float" office:value="1582" calcext:value-type="float">
            <text:p>1582</text:p>
          </table:table-cell>
          <table:table-cell office:value-type="float" office:value="0.568270087242127" calcext:value-type="float">
            <text:p>0.568270087242127</text:p>
          </table:table-cell>
          <table:table-cell office:value-type="float" office:value="0.57420015335083" calcext:value-type="float">
            <text:p>0.57420015335083</text:p>
          </table:table-cell>
          <table:table-cell office:value-type="float" office:value="0.558244347572327" calcext:value-type="float">
            <text:p>0.558244347572327</text:p>
          </table:table-cell>
          <table:table-cell office:value-type="float" office:value="0.575991630554199" calcext:value-type="float">
            <text:p>0.575991630554199</text:p>
          </table:table-cell>
          <table:table-cell office:value-type="float" office:value="0.549141049385071" calcext:value-type="float">
            <text:p>0.549141049385071</text:p>
          </table:table-cell>
          <table:table-cell office:value-type="float" office:value="337" calcext:value-type="float">
            <text:p>337</text:p>
          </table:table-cell>
          <table:table-cell office:value-type="float" office:value="6607" calcext:value-type="float">
            <text:p>6607</text:p>
          </table:table-cell>
        </table:table-row>
        <table:table-row table:style-name="ro1">
          <table:table-cell office:value-type="string" calcext:value-type="string">
            <text:p>Cefixi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2647081613541" calcext:value-type="float">
            <text:p>0.492647081613541</text:p>
          </table:table-cell>
          <table:table-cell office:value-type="float" office:value="0.566176474094391" calcext:value-type="float">
            <text:p>0.566176474094391</text:p>
          </table:table-cell>
          <table:table-cell office:value-type="float" office:value="0.5563725233078" calcext:value-type="float">
            <text:p>0.5563725233078</text:p>
          </table:table-cell>
          <table:table-cell office:value-type="float" office:value="0.600490212440491" calcext:value-type="float">
            <text:p>0.600490212440491</text:p>
          </table:table-cell>
          <table:table-cell office:value-type="float" office:value="0.526960790157318" calcext:value-type="float">
            <text:p>0.526960790157318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efotaxim</text:p>
          </table:table-cell>
          <table:table-cell office:value-type="float" office:value="1203" calcext:value-type="float">
            <text:p>1203</text:p>
          </table:table-cell>
          <table:table-cell office:value-type="float" office:value="9931" calcext:value-type="float">
            <text:p>9931</text:p>
          </table:table-cell>
          <table:table-cell office:value-type="float" office:value="11134" calcext:value-type="float">
            <text:p>11134</text:p>
          </table:table-cell>
          <table:table-cell table:number-columns-repeated="2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efotaxim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1" office:value-type="string" calcext:value-type="string">
            <text:p>NaN</text:p>
          </table:table-cell>
          <table:table-cell office:value-type="float" office:value="0.291666686534882" calcext:value-type="float">
            <text:p>0.291666686534882</text:p>
          </table:table-cell>
          <table:table-cell office:value-type="float" office:value="0.875" calcext:value-type="float">
            <text:p>0.875</text:p>
          </table:table-cell>
          <table:table-cell office:value-type="float" office:value="0.666666626930237" calcext:value-type="float">
            <text:p>0.666666626930237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efoxi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499063789844513" calcext:value-type="float">
            <text:p>0.499063789844513</text:p>
          </table:table-cell>
          <table:table-cell office:value-type="float" office:value="0.750030159950256" calcext:value-type="float">
            <text:p>0.750030159950256</text:p>
          </table:table-cell>
          <table:table-cell office:value-type="float" office:value="0.548714935779572" calcext:value-type="float">
            <text:p>0.548714935779572</text:p>
          </table:table-cell>
          <table:table-cell office:value-type="float" office:value="0.520627558231354" calcext:value-type="float">
            <text:p>0.520627558231354</text:p>
          </table:table-cell>
          <table:table-cell office:value-type="float" office:value="0.682280898094177" calcext:value-type="float">
            <text:p>0.682280898094177</text:p>
          </table:table-cell>
          <table:table-cell office:value-type="float" office:value="234" calcext:value-type="float">
            <text:p>234</text:p>
          </table:table-cell>
          <table:table-cell office:value-type="float" office:value="566" calcext:value-type="float">
            <text:p>566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efoxitin_scre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5106378793716" calcext:value-type="float">
            <text:p>0.485106378793716</text:p>
          </table:table-cell>
          <table:table-cell office:value-type="float" office:value="0.693617105484009" calcext:value-type="float">
            <text:p>0.693617105484009</text:p>
          </table:table-cell>
          <table:table-cell office:value-type="float" office:value="0.761702179908752" calcext:value-type="float">
            <text:p>0.761702179908752</text:p>
          </table:table-cell>
          <table:table-cell office:value-type="float" office:value="0.404255270957947" calcext:value-type="float">
            <text:p>0.404255270957947</text:p>
          </table:table-cell>
          <table:table-cell office:value-type="float" office:value="0.451063811779022" calcext:value-type="float">
            <text:p>0.45106381177902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efpodoxim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756799399852753" calcext:value-type="float">
            <text:p>0.756799399852753</text:p>
          </table:table-cell>
          <table:table-cell office:value-type="float" office:value="0.789640426635742" calcext:value-type="float">
            <text:p>0.789640426635742</text:p>
          </table:table-cell>
          <table:table-cell office:value-type="float" office:value="0.740786015987396" calcext:value-type="float">
            <text:p>0.740786015987396</text:p>
          </table:table-cell>
          <table:table-cell office:value-type="float" office:value="0.767347753047943" calcext:value-type="float">
            <text:p>0.767347753047943</text:p>
          </table:table-cell>
          <table:table-cell office:value-type="float" office:value="0.764065146446228" calcext:value-type="float">
            <text:p>0.764065146446228</text:p>
          </table:table-cell>
          <table:table-cell office:value-type="float" office:value="2338" calcext:value-type="float">
            <text:p>2338</text:p>
          </table:table-cell>
          <table:table-cell office:value-type="float" office:value="4382" calcext:value-type="float">
            <text:p>4382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eftarol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25925981998444" calcext:value-type="float">
            <text:p>0.725925981998444</text:p>
          </table:table-cell>
          <table:table-cell office:value-type="float" office:value="0.25555557012558" calcext:value-type="float">
            <text:p>0.25555557012558</text:p>
          </table:table-cell>
          <table:table-cell office:value-type="float" office:value="0.396296322345734" calcext:value-type="float">
            <text:p>0.396296322345734</text:p>
          </table:table-cell>
          <table:table-cell office:value-type="float" office:value="0.0481481477618218" calcext:value-type="float">
            <text:p>0.0481481477618218</text:p>
          </table:table-cell>
          <table:table-cell office:value-type="float" office:value="0.122222229838371" calcext:value-type="float">
            <text:p>0.122222229838371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eftazidime</text:p>
          </table:table-cell>
          <table:table-cell office:value-type="float" office:value="2937" calcext:value-type="float">
            <text:p>2937</text:p>
          </table:table-cell>
          <table:table-cell office:value-type="float" office:value="8980" calcext:value-type="float">
            <text:p>8980</text:p>
          </table:table-cell>
          <table:table-cell office:value-type="float" office:value="11917" calcext:value-type="float">
            <text:p>11917</text:p>
          </table:table-cell>
          <table:table-cell office:value-type="float" office:value="0.574184060096741" calcext:value-type="float">
            <text:p>0.574184060096741</text:p>
          </table:table-cell>
          <table:table-cell office:value-type="float" office:value="0.564809262752533" calcext:value-type="float">
            <text:p>0.564809262752533</text:p>
          </table:table-cell>
          <table:table-cell office:value-type="float" office:value="0.553856015205383" calcext:value-type="float">
            <text:p>0.553856015205383</text:p>
          </table:table-cell>
          <table:table-cell office:value-type="float" office:value="0.578333556652069" calcext:value-type="float">
            <text:p>0.578333556652069</text:p>
          </table:table-cell>
          <table:table-cell office:value-type="float" office:value="0.578516066074371" calcext:value-type="float">
            <text:p>0.578516066074371</text:p>
          </table:table-cell>
          <table:table-cell office:value-type="float" office:value="2455" calcext:value-type="float">
            <text:p>2455</text:p>
          </table:table-cell>
          <table:table-cell office:value-type="float" office:value="14937" calcext:value-type="float">
            <text:p>14937</text:p>
          </table:table-cell>
          <table:table-cell office:value-type="float" office:value="0.569612264633179" calcext:value-type="float">
            <text:p>0.569612264633179</text:p>
          </table:table-cell>
          <table:table-cell office:value-type="float" office:value="0.572213888168335" calcext:value-type="float">
            <text:p>0.572213888168335</text:p>
          </table:table-cell>
          <table:table-cell office:value-type="float" office:value="0.587643086910248" calcext:value-type="float">
            <text:p>0.587643086910248</text:p>
          </table:table-cell>
          <table:table-cell office:value-type="float" office:value="0.565539956092835" calcext:value-type="float">
            <text:p>0.565539956092835</text:p>
          </table:table-cell>
          <table:table-cell office:value-type="float" office:value="0.580946505069733" calcext:value-type="float">
            <text:p>0.580946505069733</text:p>
          </table:table-cell>
          <table:table-cell office:value-type="float" office:value="106" calcext:value-type="float">
            <text:p>106</text:p>
          </table:table-cell>
          <table:table-cell office:value-type="float" office:value="834" calcext:value-type="float">
            <text:p>834</text:p>
          </table:table-cell>
          <table:table-cell office:value-type="float" office:value="0.573673367500305" calcext:value-type="float">
            <text:p>0.573673367500305</text:p>
          </table:table-cell>
          <table:table-cell office:value-type="float" office:value="0.568176567554474" calcext:value-type="float">
            <text:p>0.568176567554474</text:p>
          </table:table-cell>
          <table:table-cell office:value-type="float" office:value="0.572389364242554" calcext:value-type="float">
            <text:p>0.572389364242554</text:p>
          </table:table-cell>
          <table:table-cell office:value-type="float" office:value="0.575010538101196" calcext:value-type="float">
            <text:p>0.575010538101196</text:p>
          </table:table-cell>
          <table:table-cell office:value-type="float" office:value="0.575096905231476" calcext:value-type="float">
            <text:p>0.575096905231476</text:p>
          </table:table-cell>
          <table:table-cell office:value-type="float" office:value="354" calcext:value-type="float">
            <text:p>354</text:p>
          </table:table-cell>
          <table:table-cell office:value-type="float" office:value="2420" calcext:value-type="float">
            <text:p>2420</text:p>
          </table:table-cell>
          <table:table-cell office:value-type="float" office:value="0.509119093418121" calcext:value-type="float">
            <text:p>0.509119093418121</text:p>
          </table:table-cell>
          <table:table-cell office:value-type="float" office:value="0.499949127435684" calcext:value-type="float">
            <text:p>0.499949127435684</text:p>
          </table:table-cell>
          <table:table-cell office:value-type="float" office:value="0.492697566747665" calcext:value-type="float">
            <text:p>0.492697566747665</text:p>
          </table:table-cell>
          <table:table-cell office:value-type="float" office:value="0.50074964761734" calcext:value-type="float">
            <text:p>0.50074964761734</text:p>
          </table:table-cell>
          <table:table-cell office:value-type="float" office:value="0.512398362159729" calcext:value-type="float">
            <text:p>0.512398362159729</text:p>
          </table:table-cell>
          <table:table-cell office:value-type="float" office:value="555" calcext:value-type="float">
            <text:p>555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string" calcext:value-type="string">
            <text:p>Ceftazidime-Avibactam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0.4140625" calcext:value-type="float">
            <text:p>0.4140625</text:p>
          </table:table-cell>
          <table:table-cell office:value-type="float" office:value="0.266741067171097" calcext:value-type="float">
            <text:p>0.266741067171097</text:p>
          </table:table-cell>
          <table:table-cell office:value-type="float" office:value="0.252232134342194" calcext:value-type="float">
            <text:p>0.252232134342194</text:p>
          </table:table-cell>
          <table:table-cell office:value-type="float" office:value="0.411830365657806" calcext:value-type="float">
            <text:p>0.411830365657806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eftobipro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9122834205627" calcext:value-type="float">
            <text:p>0.899122834205627</text:p>
          </table:table-cell>
          <table:table-cell office:value-type="float" office:value="0.797149181365967" calcext:value-type="float">
            <text:p>0.797149181365967</text:p>
          </table:table-cell>
          <table:table-cell office:value-type="float" office:value="0.440789461135864" calcext:value-type="float">
            <text:p>0.440789461135864</text:p>
          </table:table-cell>
          <table:table-cell office:value-type="float" office:value="0.705043852329254" calcext:value-type="float">
            <text:p>0.705043852329254</text:p>
          </table:table-cell>
          <table:table-cell office:value-type="float" office:value="0.22916667163372" calcext:value-type="float">
            <text:p>0.2291666716337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eftolozane-Tazobactam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0.674603223800659" calcext:value-type="float">
            <text:p>0.674603223800659</text:p>
          </table:table-cell>
          <table:table-cell office:value-type="float" office:value="0.699999988079071" calcext:value-type="float">
            <text:p>0.699999988079071</text:p>
          </table:table-cell>
          <table:table-cell office:value-type="float" office:value="0.753968298435211" calcext:value-type="float">
            <text:p>0.753968298435211</text:p>
          </table:table-cell>
          <table:table-cell office:value-type="float" office:value="0.683730185031891" calcext:value-type="float">
            <text:p>0.683730185031891</text:p>
          </table:table-cell>
          <table:table-cell office:value-type="float" office:value="0.687301635742188" calcext:value-type="float">
            <text:p>0.687301635742188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eftriaxone</text:p>
          </table:table-cell>
          <table:table-cell office:value-type="float" office:value="597" calcext:value-type="float">
            <text:p>597</text:p>
          </table:table-cell>
          <table:table-cell office:value-type="float" office:value="4852" calcext:value-type="float">
            <text:p>4852</text:p>
          </table:table-cell>
          <table:table-cell office:value-type="float" office:value="5449" calcext:value-type="float">
            <text:p>5449</text:p>
          </table:table-cell>
          <table:table-cell office:value-type="float" office:value="0.597018301486969" calcext:value-type="float">
            <text:p>0.597018301486969</text:p>
          </table:table-cell>
          <table:table-cell office:value-type="float" office:value="0.55409437417984" calcext:value-type="float">
            <text:p>0.55409437417984</text:p>
          </table:table-cell>
          <table:table-cell office:value-type="float" office:value="0.607373416423798" calcext:value-type="float">
            <text:p>0.607373416423798</text:p>
          </table:table-cell>
          <table:table-cell office:value-type="float" office:value="0.594238340854645" calcext:value-type="float">
            <text:p>0.594238340854645</text:p>
          </table:table-cell>
          <table:table-cell office:value-type="float" office:value="0.62464302778244" calcext:value-type="float">
            <text:p>0.62464302778244</text:p>
          </table:table-cell>
          <table:table-cell office:value-type="float" office:value="7299" calcext:value-type="float">
            <text:p>7299</text:p>
          </table:table-cell>
          <table:table-cell office:value-type="float" office:value="19246" calcext:value-type="float">
            <text:p>19246</text:p>
          </table:table-cell>
          <table:table-cell office:value-type="float" office:value="0.62484085559845" calcext:value-type="float">
            <text:p>0.62484085559845</text:p>
          </table:table-cell>
          <table:table-cell office:value-type="float" office:value="0.628901839256287" calcext:value-type="float">
            <text:p>0.628901839256287</text:p>
          </table:table-cell>
          <table:table-cell office:value-type="float" office:value="0.654755711555481" calcext:value-type="float">
            <text:p>0.654755711555481</text:p>
          </table:table-cell>
          <table:table-cell office:value-type="float" office:value="0.60773640871048" calcext:value-type="float">
            <text:p>0.60773640871048</text:p>
          </table:table-cell>
          <table:table-cell office:value-type="float" office:value="0.612559318542481" calcext:value-type="float">
            <text:p>0.612559318542481</text:p>
          </table:table-cell>
          <table:table-cell office:value-type="float" office:value="115" calcext:value-type="float">
            <text:p>115</text:p>
          </table:table-cell>
          <table:table-cell office:value-type="float" office:value="970" calcext:value-type="float">
            <text:p>970</text:p>
          </table:table-cell>
          <table:table-cell office:value-type="float" office:value="0.786730647087097" calcext:value-type="float">
            <text:p>0.786730647087097</text:p>
          </table:table-cell>
          <table:table-cell office:value-type="float" office:value="0.783395349979401" calcext:value-type="float">
            <text:p>0.783395349979401</text:p>
          </table:table-cell>
          <table:table-cell office:value-type="float" office:value="0.775779128074646" calcext:value-type="float">
            <text:p>0.775779128074646</text:p>
          </table:table-cell>
          <table:table-cell office:value-type="float" office:value="0.782243251800537" calcext:value-type="float">
            <text:p>0.782243251800537</text:p>
          </table:table-cell>
          <table:table-cell office:value-type="float" office:value="0.780340373516083" calcext:value-type="float">
            <text:p>0.780340373516083</text:p>
          </table:table-cell>
          <table:table-cell office:value-type="float" office:value="716" calcext:value-type="float">
            <text:p>716</text:p>
          </table:table-cell>
          <table:table-cell office:value-type="float" office:value="2159" calcext:value-type="float">
            <text:p>2159</text:p>
          </table:table-cell>
          <table:table-cell office:value-type="float" office:value="0.515726804733276" calcext:value-type="float">
            <text:p>0.515726804733276</text:p>
          </table:table-cell>
          <table:table-cell office:value-type="float" office:value="0.498895078897476" calcext:value-type="float">
            <text:p>0.498895078897476</text:p>
          </table:table-cell>
          <table:table-cell office:value-type="float" office:value="0.496401965618134" calcext:value-type="float">
            <text:p>0.496401965618134</text:p>
          </table:table-cell>
          <table:table-cell office:value-type="float" office:value="0.498463571071625" calcext:value-type="float">
            <text:p>0.498463571071625</text:p>
          </table:table-cell>
          <table:table-cell office:value-type="float" office:value="0.513738095760346" calcext:value-type="float">
            <text:p>0.513738095760346</text:p>
          </table:table-cell>
          <table:table-cell office:value-type="float" office:value="529" calcext:value-type="float">
            <text:p>529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string" calcext:value-type="string">
            <text:p>Cefuroxime</text:p>
          </table:table-cell>
          <table:table-cell office:value-type="float" office:value="7334" calcext:value-type="float">
            <text:p>7334</text:p>
          </table:table-cell>
          <table:table-cell office:value-type="float" office:value="3" calcext:value-type="float">
            <text:p>3</text:p>
          </table:table-cell>
          <table:table-cell office:value-type="float" office:value="7337" calcext:value-type="float">
            <text:p>7337</text:p>
          </table:table-cell>
          <table:table-cell office:value-type="float" office:value="0.692879319190979" calcext:value-type="float">
            <text:p>0.692879319190979</text:p>
          </table:table-cell>
          <table:table-cell office:value-type="float" office:value="0.718593537807465" calcext:value-type="float">
            <text:p>0.718593537807465</text:p>
          </table:table-cell>
          <table:table-cell office:value-type="float" office:value="0.638122379779816" calcext:value-type="float">
            <text:p>0.638122379779816</text:p>
          </table:table-cell>
          <table:table-cell office:value-type="float" office:value="0.66199541091919" calcext:value-type="float">
            <text:p>0.66199541091919</text:p>
          </table:table-cell>
          <table:table-cell office:value-type="float" office:value="0.676922678947449" calcext:value-type="float">
            <text:p>0.676922678947449</text:p>
          </table:table-cell>
          <table:table-cell office:value-type="float" office:value="4475" calcext:value-type="float">
            <text:p>4475</text:p>
          </table:table-cell>
          <table:table-cell office:value-type="float" office:value="6103" calcext:value-type="float">
            <text:p>6103</text:p>
          </table:table-cell>
          <table:table-cell office:value-type="float" office:value="0.444873303174973" calcext:value-type="float">
            <text:p>0.444873303174973</text:p>
          </table:table-cell>
          <table:table-cell office:value-type="float" office:value="0.39056071639061" calcext:value-type="float">
            <text:p>0.39056071639061</text:p>
          </table:table-cell>
          <table:table-cell office:value-type="float" office:value="0.391592413187027" calcext:value-type="float">
            <text:p>0.391592413187027</text:p>
          </table:table-cell>
          <table:table-cell office:value-type="float" office:value="0.327820092439652" calcext:value-type="float">
            <text:p>0.327820092439652</text:p>
          </table:table-cell>
          <table:table-cell office:value-type="float" office:value="0.401236683130264" calcext:value-type="float">
            <text:p>0.401236683130264</text:p>
          </table:table-cell>
          <table:table-cell office:value-type="float" office:value="304" calcext:value-type="float">
            <text:p>304</text:p>
          </table:table-cell>
          <table:table-cell office:value-type="float" office:value="499" calcext:value-type="float">
            <text:p>499</text:p>
          </table:table-cell>
          <table:table-cell office:value-type="float" office:value="0.38614296913147" calcext:value-type="float">
            <text:p>0.38614296913147</text:p>
          </table:table-cell>
          <table:table-cell office:value-type="float" office:value="0.459991604089737" calcext:value-type="float">
            <text:p>0.459991604089737</text:p>
          </table:table-cell>
          <table:table-cell office:value-type="float" office:value="0.342201113700867" calcext:value-type="float">
            <text:p>0.342201113700867</text:p>
          </table:table-cell>
          <table:table-cell office:value-type="float" office:value="0.323162734508514" calcext:value-type="float">
            <text:p>0.323162734508514</text:p>
          </table:table-cell>
          <table:table-cell office:value-type="float" office:value="0.400839418172836" calcext:value-type="float">
            <text:p>0.400839418172836</text:p>
          </table:table-cell>
          <table:table-cell office:value-type="float" office:value="1076" calcext:value-type="float">
            <text:p>1076</text:p>
          </table:table-cell>
          <table:table-cell office:value-type="float" office:value="1766" calcext:value-type="float">
            <text:p>1766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hloramphenic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4693883657455" calcext:value-type="float">
            <text:p>0.454693883657455</text:p>
          </table:table-cell>
          <table:table-cell office:value-type="float" office:value="0.225918367505074" calcext:value-type="float">
            <text:p>0.225918367505074</text:p>
          </table:table-cell>
          <table:table-cell office:value-type="float" office:value="0.473469376564026" calcext:value-type="float">
            <text:p>0.473469376564026</text:p>
          </table:table-cell>
          <table:table-cell office:value-type="float" office:value="0.58979594707489" calcext:value-type="float">
            <text:p>0.58979594707489</text:p>
          </table:table-cell>
          <table:table-cell office:value-type="float" office:value="0.540000021457672" calcext:value-type="float">
            <text:p>0.540000021457672</text:p>
          </table:table-cell>
          <table:table-cell office:value-type="float" office:value="28" calcext:value-type="float">
            <text:p>28</text:p>
          </table:table-cell>
          <table:table-cell office:value-type="float" office:value="175" calcext:value-type="float">
            <text:p>175</text:p>
          </table:table-cell>
          <table:table-cell table:number-columns-repeated="14" office:value-type="string" calcext:value-type="string">
            <text:p>NaN</text:p>
          </table:table-cell>
          <table:table-cell office:value-type="float" office:value="0.0400000214576721" calcext:value-type="float">
            <text:p>0.0400000214576721</text:p>
          </table:table-cell>
          <table:table-cell office:value-type="float" office:value="0.279999971389771" calcext:value-type="float">
            <text:p>0.279999971389771</text:p>
          </table:table-cell>
          <table:table-cell office:value-type="float" office:value="0.519999980926514" calcext:value-type="float">
            <text:p>0.519999980926514</text:p>
          </table:table-cell>
          <table:table-cell office:value-type="float" office:value="0.600000023841858" calcext:value-type="float">
            <text:p>0.600000023841858</text:p>
          </table:table-cell>
          <table:table-cell office:value-type="float" office:value="0.519999980926514" calcext:value-type="float">
            <text:p>0.5199999809265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iprofloxacin</text:p>
          </table:table-cell>
          <table:table-cell office:value-type="float" office:value="3267" calcext:value-type="float">
            <text:p>3267</text:p>
          </table:table-cell>
          <table:table-cell office:value-type="float" office:value="9245" calcext:value-type="float">
            <text:p>9245</text:p>
          </table:table-cell>
          <table:table-cell office:value-type="float" office:value="12512" calcext:value-type="float">
            <text:p>12512</text:p>
          </table:table-cell>
          <table:table-cell office:value-type="float" office:value="0.631222128868103" calcext:value-type="float">
            <text:p>0.631222128868103</text:p>
          </table:table-cell>
          <table:table-cell office:value-type="float" office:value="0.584485590457916" calcext:value-type="float">
            <text:p>0.584485590457916</text:p>
          </table:table-cell>
          <table:table-cell office:value-type="float" office:value="0.618533968925476" calcext:value-type="float">
            <text:p>0.618533968925476</text:p>
          </table:table-cell>
          <table:table-cell office:value-type="float" office:value="0.64898282289505" calcext:value-type="float">
            <text:p>0.64898282289505</text:p>
          </table:table-cell>
          <table:table-cell office:value-type="float" office:value="0.622811377048492" calcext:value-type="float">
            <text:p>0.622811377048492</text:p>
          </table:table-cell>
          <table:table-cell office:value-type="float" office:value="7462" calcext:value-type="float">
            <text:p>7462</text:p>
          </table:table-cell>
          <table:table-cell office:value-type="float" office:value="23081" calcext:value-type="float">
            <text:p>23081</text:p>
          </table:table-cell>
          <table:table-cell office:value-type="float" office:value="0.657665252685547" calcext:value-type="float">
            <text:p>0.657665252685547</text:p>
          </table:table-cell>
          <table:table-cell office:value-type="float" office:value="0.626478433609009" calcext:value-type="float">
            <text:p>0.626478433609009</text:p>
          </table:table-cell>
          <table:table-cell office:value-type="float" office:value="0.633795976638794" calcext:value-type="float">
            <text:p>0.633795976638794</text:p>
          </table:table-cell>
          <table:table-cell office:value-type="float" office:value="0.670337319374085" calcext:value-type="float">
            <text:p>0.670337319374085</text:p>
          </table:table-cell>
          <table:table-cell office:value-type="float" office:value="0.608270108699799" calcext:value-type="float">
            <text:p>0.608270108699799</text:p>
          </table:table-cell>
          <table:table-cell office:value-type="float" office:value="339" calcext:value-type="float">
            <text:p>339</text:p>
          </table:table-cell>
          <table:table-cell office:value-type="float" office:value="1680" calcext:value-type="float">
            <text:p>1680</text:p>
          </table:table-cell>
          <table:table-cell office:value-type="float" office:value="0.633341550827026" calcext:value-type="float">
            <text:p>0.633341550827026</text:p>
          </table:table-cell>
          <table:table-cell office:value-type="float" office:value="0.660215198993683" calcext:value-type="float">
            <text:p>0.660215198993683</text:p>
          </table:table-cell>
          <table:table-cell office:value-type="float" office:value="0.649925827980042" calcext:value-type="float">
            <text:p>0.649925827980042</text:p>
          </table:table-cell>
          <table:table-cell office:value-type="float" office:value="0.659695863723755" calcext:value-type="float">
            <text:p>0.659695863723755</text:p>
          </table:table-cell>
          <table:table-cell office:value-type="float" office:value="0.642613768577576" calcext:value-type="float">
            <text:p>0.642613768577576</text:p>
          </table:table-cell>
          <table:table-cell office:value-type="float" office:value="396" calcext:value-type="float">
            <text:p>396</text:p>
          </table:table-cell>
          <table:table-cell office:value-type="float" office:value="3385" calcext:value-type="float">
            <text:p>3385</text:p>
          </table:table-cell>
          <table:table-cell office:value-type="float" office:value="0.578209280967712" calcext:value-type="float">
            <text:p>0.578209280967712</text:p>
          </table:table-cell>
          <table:table-cell office:value-type="float" office:value="0.562104105949402" calcext:value-type="float">
            <text:p>0.562104105949402</text:p>
          </table:table-cell>
          <table:table-cell office:value-type="float" office:value="0.555249989032745" calcext:value-type="float">
            <text:p>0.555249989032745</text:p>
          </table:table-cell>
          <table:table-cell office:value-type="float" office:value="0.591661095619202" calcext:value-type="float">
            <text:p>0.591661095619202</text:p>
          </table:table-cell>
          <table:table-cell office:value-type="float" office:value="0.565172672271729" calcext:value-type="float">
            <text:p>0.565172672271729</text:p>
          </table:table-cell>
          <table:table-cell office:value-type="float" office:value="1141" calcext:value-type="float">
            <text:p>1141</text:p>
          </table:table-cell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string" calcext:value-type="string">
            <text:p>Clarithromycin</text:p>
          </table:table-cell>
          <table:table-cell office:value-type="float" office:value="151" calcext:value-type="float">
            <text:p>151</text:p>
          </table:table-cell>
          <table:table-cell office:value-type="float" office:value="587" calcext:value-type="float">
            <text:p>587</text:p>
          </table:table-cell>
          <table:table-cell office:value-type="float" office:value="738" calcext:value-type="float">
            <text:p>738</text:p>
          </table:table-cell>
          <table:table-cell office:value-type="float" office:value="0.463499307632446" calcext:value-type="float">
            <text:p>0.463499307632446</text:p>
          </table:table-cell>
          <table:table-cell office:value-type="float" office:value="0.531696200370789" calcext:value-type="float">
            <text:p>0.531696200370789</text:p>
          </table:table-cell>
          <table:table-cell office:value-type="float" office:value="0.538969695568085" calcext:value-type="float">
            <text:p>0.538969695568085</text:p>
          </table:table-cell>
          <table:table-cell office:value-type="float" office:value="0.476978480815887" calcext:value-type="float">
            <text:p>0.476978480815887</text:p>
          </table:table-cell>
          <table:table-cell office:value-type="float" office:value="0.501401305198669" calcext:value-type="float">
            <text:p>0.501401305198669</text:p>
          </table:table-cell>
          <table:table-cell office:value-type="float" office:value="59" calcext:value-type="float">
            <text:p>59</text:p>
          </table:table-cell>
          <table:table-cell office:value-type="float" office:value="254" calcext:value-type="float">
            <text:p>254</text:p>
          </table:table-cell>
          <table:table-cell office:value-type="float" office:value="0.480732172727585" calcext:value-type="float">
            <text:p>0.480732172727585</text:p>
          </table:table-cell>
          <table:table-cell office:value-type="float" office:value="0.519428372383118" calcext:value-type="float">
            <text:p>0.519428372383118</text:p>
          </table:table-cell>
          <table:table-cell office:value-type="float" office:value="0.461624920368195" calcext:value-type="float">
            <text:p>0.461624920368195</text:p>
          </table:table-cell>
          <table:table-cell office:value-type="float" office:value="0.482819527387619" calcext:value-type="float">
            <text:p>0.482819527387619</text:p>
          </table:table-cell>
          <table:table-cell office:value-type="float" office:value="0.448458582162857" calcext:value-type="float">
            <text:p>0.448458582162857</text:p>
          </table:table-cell>
          <table:table-cell office:value-type="float" office:value="36" calcext:value-type="float">
            <text:p>36</text:p>
          </table:table-cell>
          <table:table-cell office:value-type="float" office:value="173" calcext:value-type="float">
            <text:p>173</text:p>
          </table:table-cell>
          <table:table-cell office:value-type="float" office:value="0.704929709434509" calcext:value-type="float">
            <text:p>0.704929709434509</text:p>
          </table:table-cell>
          <table:table-cell office:value-type="float" office:value="0.682520508766174" calcext:value-type="float">
            <text:p>0.682520508766174</text:p>
          </table:table-cell>
          <table:table-cell office:value-type="float" office:value="0.669839859008789" calcext:value-type="float">
            <text:p>0.669839859008789</text:p>
          </table:table-cell>
          <table:table-cell office:value-type="float" office:value="0.67042201757431" calcext:value-type="float">
            <text:p>0.67042201757431</text:p>
          </table:table-cell>
          <table:table-cell office:value-type="float" office:value="0.665584206581116" calcext:value-type="float">
            <text:p>0.665584206581116</text:p>
          </table:table-cell>
          <table:table-cell office:value-type="float" office:value="215" calcext:value-type="float">
            <text:p>215</text:p>
          </table:table-cell>
          <table:table-cell office:value-type="float" office:value="835" calcext:value-type="float">
            <text:p>835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lindamycin</text:p>
          </table:table-cell>
          <table:table-cell office:value-type="float" office:value="5459" calcext:value-type="float">
            <text:p>5459</text:p>
          </table:table-cell>
          <table:table-cell office:value-type="float" office:value="5381" calcext:value-type="float">
            <text:p>5381</text:p>
          </table:table-cell>
          <table:table-cell office:value-type="float" office:value="10840" calcext:value-type="float">
            <text:p>10840</text:p>
          </table:table-cell>
          <table:table-cell office:value-type="float" office:value="0.679733335971832" calcext:value-type="float">
            <text:p>0.679733335971832</text:p>
          </table:table-cell>
          <table:table-cell office:value-type="float" office:value="0.683227777481079" calcext:value-type="float">
            <text:p>0.683227777481079</text:p>
          </table:table-cell>
          <table:table-cell office:value-type="float" office:value="0.664653718471527" calcext:value-type="float">
            <text:p>0.664653718471527</text:p>
          </table:table-cell>
          <table:table-cell office:value-type="float" office:value="0.664062440395355" calcext:value-type="float">
            <text:p>0.664062440395355</text:p>
          </table:table-cell>
          <table:table-cell office:value-type="float" office:value="0.664262235164642" calcext:value-type="float">
            <text:p>0.664262235164642</text:p>
          </table:table-cell>
          <table:table-cell office:value-type="float" office:value="3637" calcext:value-type="float">
            <text:p>3637</text:p>
          </table:table-cell>
          <table:table-cell office:value-type="float" office:value="7975" calcext:value-type="float">
            <text:p>7975</text:p>
          </table:table-cell>
          <table:table-cell office:value-type="float" office:value="0.624906301498413" calcext:value-type="float">
            <text:p>0.624906301498413</text:p>
          </table:table-cell>
          <table:table-cell office:value-type="float" office:value="0.644887089729309" calcext:value-type="float">
            <text:p>0.644887089729309</text:p>
          </table:table-cell>
          <table:table-cell office:value-type="float" office:value="0.609780192375183" calcext:value-type="float">
            <text:p>0.609780192375183</text:p>
          </table:table-cell>
          <table:table-cell office:value-type="float" office:value="0.588802039623261" calcext:value-type="float">
            <text:p>0.588802039623261</text:p>
          </table:table-cell>
          <table:table-cell office:value-type="float" office:value="0.601869821548462" calcext:value-type="float">
            <text:p>0.601869821548462</text:p>
          </table:table-cell>
          <table:table-cell office:value-type="float" office:value="211" calcext:value-type="float">
            <text:p>211</text:p>
          </table:table-cell>
          <table:table-cell office:value-type="float" office:value="822" calcext:value-type="float">
            <text:p>822</text:p>
          </table:table-cell>
          <table:table-cell office:value-type="float" office:value="0.880505204200745" calcext:value-type="float">
            <text:p>0.880505204200745</text:p>
          </table:table-cell>
          <table:table-cell office:value-type="float" office:value="0.888476490974426" calcext:value-type="float">
            <text:p>0.888476490974426</text:p>
          </table:table-cell>
          <table:table-cell office:value-type="float" office:value="0.891730427742004" calcext:value-type="float">
            <text:p>0.891730427742004</text:p>
          </table:table-cell>
          <table:table-cell office:value-type="float" office:value="0.88613760471344" calcext:value-type="float">
            <text:p>0.88613760471344</text:p>
          </table:table-cell>
          <table:table-cell office:value-type="float" office:value="0.884690582752228" calcext:value-type="float">
            <text:p>0.884690582752228</text:p>
          </table:table-cell>
          <table:table-cell office:value-type="float" office:value="397" calcext:value-type="float">
            <text:p>397</text:p>
          </table:table-cell>
          <table:table-cell office:value-type="float" office:value="826" calcext:value-type="float">
            <text:p>826</text:p>
          </table:table-cell>
          <table:table-cell office:value-type="float" office:value="0.625758945941925" calcext:value-type="float">
            <text:p>0.625758945941925</text:p>
          </table:table-cell>
          <table:table-cell office:value-type="float" office:value="0.661731004714966" calcext:value-type="float">
            <text:p>0.661731004714966</text:p>
          </table:table-cell>
          <table:table-cell office:value-type="float" office:value="0.620008051395416" calcext:value-type="float">
            <text:p>0.620008051395416</text:p>
          </table:table-cell>
          <table:table-cell office:value-type="float" office:value="0.648846447467804" calcext:value-type="float">
            <text:p>0.648846447467804</text:p>
          </table:table-cell>
          <table:table-cell office:value-type="float" office:value="0.660617887973785" calcext:value-type="float">
            <text:p>0.660617887973785</text:p>
          </table:table-cell>
          <table:table-cell office:value-type="float" office:value="136" calcext:value-type="float">
            <text:p>13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Colis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686226785182953" calcext:value-type="float">
            <text:p>0.686226785182953</text:p>
          </table:table-cell>
          <table:table-cell office:value-type="float" office:value="0.338111937046051" calcext:value-type="float">
            <text:p>0.338111937046051</text:p>
          </table:table-cell>
          <table:table-cell office:value-type="float" office:value="0.563020408153534" calcext:value-type="float">
            <text:p>0.563020408153534</text:p>
          </table:table-cell>
          <table:table-cell office:value-type="float" office:value="0.21874338388443" calcext:value-type="float">
            <text:p>0.21874338388443</text:p>
          </table:table-cell>
          <table:table-cell office:value-type="float" office:value="0.377843111753464" calcext:value-type="float">
            <text:p>0.377843111753464</text:p>
          </table:table-cell>
          <table:table-cell office:value-type="float" office:value="2850" calcext:value-type="float">
            <text:p>2850</text:p>
          </table:table-cell>
          <table:table-cell office:value-type="float" office:value="15483" calcext:value-type="float">
            <text:p>15483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542857110500336" calcext:value-type="float">
            <text:p>0.542857110500336</text:p>
          </table:table-cell>
          <table:table-cell office:value-type="float" office:value="0" calcext:value-type="float">
            <text:p>0</text:p>
          </table:table-cell>
          <table:table-cell office:value-type="float" office:value="0.999999940395355" calcext:value-type="float">
            <text:p>0.999999940395355</text:p>
          </table:table-cell>
          <table:table-cell office:value-type="float" office:value="0" calcext:value-type="float">
            <text:p>0</text:p>
          </table:table-cell>
          <table:table-cell office:value-type="float" office:value="0.628571391105652" calcext:value-type="float">
            <text:p>0.62857139110565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504475474357605" calcext:value-type="float">
            <text:p>0.504475474357605</text:p>
          </table:table-cell>
          <table:table-cell office:value-type="float" office:value="0.379341214895248" calcext:value-type="float">
            <text:p>0.379341214895248</text:p>
          </table:table-cell>
          <table:table-cell office:value-type="float" office:value="0.511457204818726" calcext:value-type="float">
            <text:p>0.511457204818726</text:p>
          </table:table-cell>
          <table:table-cell office:value-type="float" office:value="0.346938759088516" calcext:value-type="float">
            <text:p>0.346938759088516</text:p>
          </table:table-cell>
          <table:table-cell office:value-type="float" office:value="0.523630499839783" calcext:value-type="float">
            <text:p>0.523630499839783</text:p>
          </table:table-cell>
          <table:table-cell office:value-type="float" office:value="19" calcext:value-type="float">
            <text:p>1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Cotrimoxazo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541709899902344" calcext:value-type="float">
            <text:p>0.541709899902344</text:p>
          </table:table-cell>
          <table:table-cell office:value-type="float" office:value="0.664516985416412" calcext:value-type="float">
            <text:p>0.664516985416412</text:p>
          </table:table-cell>
          <table:table-cell office:value-type="float" office:value="0.443936675786972" calcext:value-type="float">
            <text:p>0.443936675786972</text:p>
          </table:table-cell>
          <table:table-cell office:value-type="float" office:value="0.307725667953491" calcext:value-type="float">
            <text:p>0.307725667953491</text:p>
          </table:table-cell>
          <table:table-cell office:value-type="float" office:value="0.594037890434265" calcext:value-type="float">
            <text:p>0.594037890434265</text:p>
          </table:table-cell>
          <table:table-cell office:value-type="float" office:value="196" calcext:value-type="float">
            <text:p>196</text:p>
          </table:table-cell>
          <table:table-cell office:value-type="float" office:value="1553" calcext:value-type="float">
            <text:p>1553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otrimoxazole</text:p>
          </table:table-cell>
          <table:table-cell office:value-type="float" office:value="5257" calcext:value-type="float">
            <text:p>5257</text:p>
          </table:table-cell>
          <table:table-cell office:value-type="float" office:value="14354" calcext:value-type="float">
            <text:p>14354</text:p>
          </table:table-cell>
          <table:table-cell office:value-type="float" office:value="19611" calcext:value-type="float">
            <text:p>19611</text:p>
          </table:table-cell>
          <table:table-cell office:value-type="float" office:value="0.678324699401856" calcext:value-type="float">
            <text:p>0.678324699401856</text:p>
          </table:table-cell>
          <table:table-cell office:value-type="float" office:value="0.669883012771606" calcext:value-type="float">
            <text:p>0.669883012771606</text:p>
          </table:table-cell>
          <table:table-cell office:value-type="float" office:value="0.655348539352417" calcext:value-type="float">
            <text:p>0.655348539352417</text:p>
          </table:table-cell>
          <table:table-cell office:value-type="float" office:value="0.666683077812195" calcext:value-type="float">
            <text:p>0.666683077812195</text:p>
          </table:table-cell>
          <table:table-cell office:value-type="float" office:value="0.662770509719849" calcext:value-type="float">
            <text:p>0.662770509719849</text:p>
          </table:table-cell>
          <table:table-cell office:value-type="float" office:value="4872" calcext:value-type="float">
            <text:p>4872</text:p>
          </table:table-cell>
          <table:table-cell office:value-type="float" office:value="21768" calcext:value-type="float">
            <text:p>21768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797618746757507" calcext:value-type="float">
            <text:p>0.797618746757507</text:p>
          </table:table-cell>
          <table:table-cell office:value-type="float" office:value="0.782913744449616" calcext:value-type="float">
            <text:p>0.782913744449616</text:p>
          </table:table-cell>
          <table:table-cell office:value-type="float" office:value="0.812599778175354" calcext:value-type="float">
            <text:p>0.812599778175354</text:p>
          </table:table-cell>
          <table:table-cell office:value-type="float" office:value="0.808916568756104" calcext:value-type="float">
            <text:p>0.808916568756104</text:p>
          </table:table-cell>
          <table:table-cell office:value-type="float" office:value="0.736999988555908" calcext:value-type="float">
            <text:p>0.736999988555908</text:p>
          </table:table-cell>
          <table:table-cell office:value-type="float" office:value="1253" calcext:value-type="float">
            <text:p>1253</text:p>
          </table:table-cell>
          <table:table-cell office:value-type="float" office:value="2822" calcext:value-type="float">
            <text:p>28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ptomyc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.510614097118378" calcext:value-type="float">
            <text:p>0.510614097118378</text:p>
          </table:table-cell>
          <table:table-cell office:value-type="float" office:value="0.483014911413193" calcext:value-type="float">
            <text:p>0.483014911413193</text:p>
          </table:table-cell>
          <table:table-cell office:value-type="float" office:value="0.477771162986755" calcext:value-type="float">
            <text:p>0.477771162986755</text:p>
          </table:table-cell>
          <table:table-cell office:value-type="float" office:value="0.466145008802414" calcext:value-type="float">
            <text:p>0.466145008802414</text:p>
          </table:table-cell>
          <table:table-cell office:value-type="float" office:value="0.472667038440704" calcext:value-type="float">
            <text:p>0.472667038440704</text:p>
          </table:table-cell>
          <table:table-cell office:value-type="float" office:value="100" calcext:value-type="float">
            <text:p>100</text:p>
          </table:table-cell>
          <table:table-cell office:value-type="float" office:value="11284" calcext:value-type="float">
            <text:p>11284</text:p>
          </table:table-cell>
          <table:table-cell office:value-type="float" office:value="0.245125353336334" calcext:value-type="float">
            <text:p>0.245125353336334</text:p>
          </table:table-cell>
          <table:table-cell office:value-type="float" office:value="0.272980511188507" calcext:value-type="float">
            <text:p>0.272980511188507</text:p>
          </table:table-cell>
          <table:table-cell office:value-type="float" office:value="0.82590526342392" calcext:value-type="float">
            <text:p>0.82590526342392</text:p>
          </table:table-cell>
          <table:table-cell office:value-type="float" office:value="0.834261775016785" calcext:value-type="float">
            <text:p>0.834261775016785</text:p>
          </table:table-cell>
          <table:table-cell office:value-type="float" office:value="0.132311999797821" calcext:value-type="float">
            <text:p>0.132311999797821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495232492685318" calcext:value-type="float">
            <text:p>0.495232492685318</text:p>
          </table:table-cell>
          <table:table-cell office:value-type="float" office:value="0.479689091444016" calcext:value-type="float">
            <text:p>0.479689091444016</text:p>
          </table:table-cell>
          <table:table-cell office:value-type="float" office:value="0.54356062412262" calcext:value-type="float">
            <text:p>0.54356062412262</text:p>
          </table:table-cell>
          <table:table-cell office:value-type="float" office:value="0.422021925449371" calcext:value-type="float">
            <text:p>0.422021925449371</text:p>
          </table:table-cell>
          <table:table-cell office:value-type="float" office:value="0.498040735721588" calcext:value-type="float">
            <text:p>0.498040735721588</text:p>
          </table:table-cell>
          <table:table-cell office:value-type="float" office:value="44" calcext:value-type="float">
            <text:p>4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Doxycycl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5878183841705" calcext:value-type="float">
            <text:p>0.345878183841705</text:p>
          </table:table-cell>
          <table:table-cell office:value-type="float" office:value="0.509856641292572" calcext:value-type="float">
            <text:p>0.509856641292572</text:p>
          </table:table-cell>
          <table:table-cell office:value-type="float" office:value="0.599462389945984" calcext:value-type="float">
            <text:p>0.599462389945984</text:p>
          </table:table-cell>
          <table:table-cell office:value-type="float" office:value="0.441756248474121" calcext:value-type="float">
            <text:p>0.441756248474121</text:p>
          </table:table-cell>
          <table:table-cell office:value-type="float" office:value="0.740143299102783" calcext:value-type="float">
            <text:p>0.740143299102783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439699649810791" calcext:value-type="float">
            <text:p>0.439699649810791</text:p>
          </table:table-cell>
          <table:table-cell office:value-type="float" office:value="0.557577669620514" calcext:value-type="float">
            <text:p>0.557577669620514</text:p>
          </table:table-cell>
          <table:table-cell office:value-type="float" office:value="0.534219920635223" calcext:value-type="float">
            <text:p>0.534219920635223</text:p>
          </table:table-cell>
          <table:table-cell office:value-type="float" office:value="0.451306879520416" calcext:value-type="float">
            <text:p>0.451306879520416</text:p>
          </table:table-cell>
          <table:table-cell office:value-type="float" office:value="0.611716151237488" calcext:value-type="float">
            <text:p>0.611716151237488</text:p>
          </table:table-cell>
          <table:table-cell office:value-type="float" office:value="44" calcext:value-type="float">
            <text:p>44</text:p>
          </table:table-cell>
          <table:table-cell office:value-type="float" office:value="793" calcext:value-type="float">
            <text:p>793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rtapene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.55337381362915" calcext:value-type="float">
            <text:p>0.55337381362915</text:p>
          </table:table-cell>
          <table:table-cell office:value-type="float" office:value="0.487148553133011" calcext:value-type="float">
            <text:p>0.487148553133011</text:p>
          </table:table-cell>
          <table:table-cell office:value-type="float" office:value="0.417444378137589" calcext:value-type="float">
            <text:p>0.417444378137589</text:p>
          </table:table-cell>
          <table:table-cell office:value-type="float" office:value="0.425495237112045" calcext:value-type="float">
            <text:p>0.425495237112045</text:p>
          </table:table-cell>
          <table:table-cell office:value-type="float" office:value="0.505479037761688" calcext:value-type="float">
            <text:p>0.505479037761688</text:p>
          </table:table-cell>
          <table:table-cell office:value-type="float" office:value="288" calcext:value-type="float">
            <text:p>288</text:p>
          </table:table-cell>
          <table:table-cell office:value-type="float" office:value="14465" calcext:value-type="float">
            <text:p>14465</text:p>
          </table:table-cell>
          <table:table-cell office:value-type="float" office:value="0.578025460243225" calcext:value-type="float">
            <text:p>0.578025460243225</text:p>
          </table:table-cell>
          <table:table-cell office:value-type="float" office:value="0.437261193990707" calcext:value-type="float">
            <text:p>0.437261193990707</text:p>
          </table:table-cell>
          <table:table-cell office:value-type="float" office:value="0.540382146835327" calcext:value-type="float">
            <text:p>0.540382146835327</text:p>
          </table:table-cell>
          <table:table-cell office:value-type="float" office:value="0.421847134828568" calcext:value-type="float">
            <text:p>0.421847134828568</text:p>
          </table:table-cell>
          <table:table-cell office:value-type="float" office:value="0.394840747117996" calcext:value-type="float">
            <text:p>0.394840747117996</text:p>
          </table:table-cell>
          <table:table-cell office:value-type="float" office:value="20" calcext:value-type="float">
            <text:p>20</text:p>
          </table:table-cell>
          <table:table-cell office:value-type="float" office:value="785" calcext:value-type="float">
            <text:p>785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430562645196915" calcext:value-type="float">
            <text:p>0.430562645196915</text:p>
          </table:table-cell>
          <table:table-cell office:value-type="float" office:value="0.321547299623489" calcext:value-type="float">
            <text:p>0.321547299623489</text:p>
          </table:table-cell>
          <table:table-cell office:value-type="float" office:value="0.59576827287674" calcext:value-type="float">
            <text:p>0.59576827287674</text:p>
          </table:table-cell>
          <table:table-cell office:value-type="float" office:value="0.501241445541382" calcext:value-type="float">
            <text:p>0.501241445541382</text:p>
          </table:table-cell>
          <table:table-cell office:value-type="float" office:value="0.635011553764343" calcext:value-type="float">
            <text:p>0.635011553764343</text:p>
          </table:table-cell>
          <table:table-cell office:value-type="float" office:value="119" calcext:value-type="float">
            <text:p>119</text:p>
          </table:table-cell>
          <table:table-cell office:value-type="float" office:value="6478" calcext:value-type="float">
            <text:p>6478</text:p>
          </table:table-cell>
        </table:table-row>
        <table:table-row table:style-name="ro1">
          <table:table-cell office:value-type="string" calcext:value-type="string">
            <text:p>Erythromycin</text:p>
          </table:table-cell>
          <table:table-cell office:value-type="float" office:value="5475" calcext:value-type="float">
            <text:p>5475</text:p>
          </table:table-cell>
          <table:table-cell office:value-type="float" office:value="4098" calcext:value-type="float">
            <text:p>4098</text:p>
          </table:table-cell>
          <table:table-cell office:value-type="float" office:value="9573" calcext:value-type="float">
            <text:p>9573</text:p>
          </table:table-cell>
          <table:table-cell office:value-type="float" office:value="0.697205424308777" calcext:value-type="float">
            <text:p>0.697205424308777</text:p>
          </table:table-cell>
          <table:table-cell office:value-type="float" office:value="0.701901435852051" calcext:value-type="float">
            <text:p>0.701901435852051</text:p>
          </table:table-cell>
          <table:table-cell office:value-type="float" office:value="0.678964972496033" calcext:value-type="float">
            <text:p>0.678964972496033</text:p>
          </table:table-cell>
          <table:table-cell office:value-type="float" office:value="0.688614904880524" calcext:value-type="float">
            <text:p>0.688614904880524</text:p>
          </table:table-cell>
          <table:table-cell office:value-type="float" office:value="0.668663382530212" calcext:value-type="float">
            <text:p>0.668663382530212</text:p>
          </table:table-cell>
          <table:table-cell office:value-type="float" office:value="4529" calcext:value-type="float">
            <text:p>4529</text:p>
          </table:table-cell>
          <table:table-cell office:value-type="float" office:value="6550" calcext:value-type="float">
            <text:p>6550</text:p>
          </table:table-cell>
          <table:table-cell office:value-type="float" office:value="0.621025741100311" calcext:value-type="float">
            <text:p>0.621025741100311</text:p>
          </table:table-cell>
          <table:table-cell office:value-type="float" office:value="0.659202992916107" calcext:value-type="float">
            <text:p>0.659202992916107</text:p>
          </table:table-cell>
          <table:table-cell office:value-type="float" office:value="0.611709654331207" calcext:value-type="float">
            <text:p>0.611709654331207</text:p>
          </table:table-cell>
          <table:table-cell office:value-type="float" office:value="0.591060340404511" calcext:value-type="float">
            <text:p>0.591060340404511</text:p>
          </table:table-cell>
          <table:table-cell office:value-type="float" office:value="0.61457359790802" calcext:value-type="float">
            <text:p>0.61457359790802</text:p>
          </table:table-cell>
          <table:table-cell office:value-type="float" office:value="234" calcext:value-type="float">
            <text:p>234</text:p>
          </table:table-cell>
          <table:table-cell office:value-type="float" office:value="714" calcext:value-type="float">
            <text:p>714</text:p>
          </table:table-cell>
          <table:table-cell office:value-type="float" office:value="0.633986949920654" calcext:value-type="float">
            <text:p>0.633986949920654</text:p>
          </table:table-cell>
          <table:table-cell office:value-type="float" office:value="0.692810416221619" calcext:value-type="float">
            <text:p>0.692810416221619</text:p>
          </table:table-cell>
          <table:table-cell office:value-type="float" office:value="0.555555522441864" calcext:value-type="float">
            <text:p>0.555555522441864</text:p>
          </table:table-cell>
          <table:table-cell office:value-type="float" office:value="0.588235259056091" calcext:value-type="float">
            <text:p>0.588235259056091</text:p>
          </table:table-cell>
          <table:table-cell office:value-type="float" office:value="0.483660101890564" calcext:value-type="float">
            <text:p>0.48366010189056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.67997819185257" calcext:value-type="float">
            <text:p>0.67997819185257</text:p>
          </table:table-cell>
          <table:table-cell office:value-type="float" office:value="0.657755494117737" calcext:value-type="float">
            <text:p>0.657755494117737</text:p>
          </table:table-cell>
          <table:table-cell office:value-type="float" office:value="0.634483158588409" calcext:value-type="float">
            <text:p>0.634483158588409</text:p>
          </table:table-cell>
          <table:table-cell office:value-type="float" office:value="0.667933464050293" calcext:value-type="float">
            <text:p>0.667933464050293</text:p>
          </table:table-cell>
          <table:table-cell office:value-type="float" office:value="0.68306165933609" calcext:value-type="float">
            <text:p>0.68306165933609</text:p>
          </table:table-cell>
          <table:table-cell office:value-type="float" office:value="702" calcext:value-type="float">
            <text:p>702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string" calcext:value-type="string">
            <text:p>Fluconazol</text:p>
          </table:table-cell>
          <table:table-cell office:value-type="float" office:value="184" calcext:value-type="float">
            <text:p>184</text:p>
          </table:table-cell>
          <table:table-cell office:value-type="float" office:value="877" calcext:value-type="float">
            <text:p>877</text:p>
          </table:table-cell>
          <table:table-cell office:value-type="float" office:value="1061" calcext:value-type="float">
            <text:p>1061</text:p>
          </table:table-cell>
          <table:table-cell table:number-columns-repeated="2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luconazo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5720226764679" calcext:value-type="float">
            <text:p>0.475720226764679</text:p>
          </table:table-cell>
          <table:table-cell office:value-type="float" office:value="0.294496059417725" calcext:value-type="float">
            <text:p>0.294496059417725</text:p>
          </table:table-cell>
          <table:table-cell office:value-type="float" office:value="0.470556795597076" calcext:value-type="float">
            <text:p>0.470556795597076</text:p>
          </table:table-cell>
          <table:table-cell office:value-type="float" office:value="0.557634592056274" calcext:value-type="float">
            <text:p>0.557634592056274</text:p>
          </table:table-cell>
          <table:table-cell office:value-type="float" office:value="0.536659002304077" calcext:value-type="float">
            <text:p>0.536659002304077</text:p>
          </table:table-cell>
          <table:table-cell office:value-type="float" office:value="265" calcext:value-type="float">
            <text:p>265</text:p>
          </table:table-cell>
          <table:table-cell office:value-type="float" office:value="410" calcext:value-type="float">
            <text:p>410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osfomycin</text:p>
          </table:table-cell>
          <table:table-cell office:value-type="float" office:value="1849" calcext:value-type="float">
            <text:p>1849</text:p>
          </table:table-cell>
          <table:table-cell office:value-type="float" office:value="7920" calcext:value-type="float">
            <text:p>7920</text:p>
          </table:table-cell>
          <table:table-cell office:value-type="float" office:value="9769" calcext:value-type="float">
            <text:p>9769</text:p>
          </table:table-cell>
          <table:table-cell office:value-type="float" office:value="0.699624538421631" calcext:value-type="float">
            <text:p>0.699624538421631</text:p>
          </table:table-cell>
          <table:table-cell office:value-type="float" office:value="0.757822215557098" calcext:value-type="float">
            <text:p>0.757822215557098</text:p>
          </table:table-cell>
          <table:table-cell office:value-type="float" office:value="0.710262775421143" calcext:value-type="float">
            <text:p>0.710262775421143</text:p>
          </table:table-cell>
          <table:table-cell office:value-type="float" office:value="0.74655818939209" calcext:value-type="float">
            <text:p>0.74655818939209</text:p>
          </table:table-cell>
          <table:table-cell office:value-type="float" office:value="0.702127635478973" calcext:value-type="float">
            <text:p>0.702127635478973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0.89370059967041" calcext:value-type="float">
            <text:p>0.89370059967041</text:p>
          </table:table-cell>
          <table:table-cell office:value-type="float" office:value="0.879831552505493" calcext:value-type="float">
            <text:p>0.879831552505493</text:p>
          </table:table-cell>
          <table:table-cell office:value-type="float" office:value="0.857748985290527" calcext:value-type="float">
            <text:p>0.857748985290527</text:p>
          </table:table-cell>
          <table:table-cell office:value-type="float" office:value="0.866905152797699" calcext:value-type="float">
            <text:p>0.866905152797699</text:p>
          </table:table-cell>
          <table:table-cell office:value-type="float" office:value="0.874233961105347" calcext:value-type="float">
            <text:p>0.874233961105347</text:p>
          </table:table-cell>
          <table:table-cell office:value-type="float" office:value="293" calcext:value-type="float">
            <text:p>293</text:p>
          </table:table-cell>
          <table:table-cell office:value-type="float" office:value="1242" calcext:value-type="float">
            <text:p>1242</text:p>
          </table:table-cell>
          <table:table-cell office:value-type="float" office:value="0.81247878074646" calcext:value-type="float">
            <text:p>0.81247878074646</text:p>
          </table:table-cell>
          <table:table-cell office:value-type="float" office:value="0.796973466873169" calcext:value-type="float">
            <text:p>0.796973466873169</text:p>
          </table:table-cell>
          <table:table-cell office:value-type="float" office:value="0.796169877052307" calcext:value-type="float">
            <text:p>0.796169877052307</text:p>
          </table:table-cell>
          <table:table-cell office:value-type="float" office:value="0.800227880477905" calcext:value-type="float">
            <text:p>0.800227880477905</text:p>
          </table:table-cell>
          <table:table-cell office:value-type="float" office:value="0.791054248809815" calcext:value-type="float">
            <text:p>0.791054248809815</text:p>
          </table:table-cell>
          <table:table-cell office:value-type="float" office:value="503" calcext:value-type="float">
            <text:p>503</text:p>
          </table:table-cell>
          <table:table-cell office:value-type="float" office:value="752" calcext:value-type="float">
            <text:p>752</text:p>
          </table:table-cell>
          <table:table-cell office:value-type="float" office:value="0.78583174943924" calcext:value-type="float">
            <text:p>0.78583174943924</text:p>
          </table:table-cell>
          <table:table-cell office:value-type="float" office:value="0.78631579875946" calcext:value-type="float">
            <text:p>0.78631579875946</text:p>
          </table:table-cell>
          <table:table-cell office:value-type="float" office:value="0.769769430160523" calcext:value-type="float">
            <text:p>0.769769430160523</text:p>
          </table:table-cell>
          <table:table-cell office:value-type="float" office:value="0.785230040550232" calcext:value-type="float">
            <text:p>0.785230040550232</text:p>
          </table:table-cell>
          <table:table-cell office:value-type="float" office:value="0.729317903518677" calcext:value-type="float">
            <text:p>0.729317903518677</text:p>
          </table:table-cell>
          <table:table-cell office:value-type="float" office:value="1460" calcext:value-type="float">
            <text:p>1460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office:value-type="string" calcext:value-type="string">
            <text:p>Fosfomycin-Trometam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5815322399139" calcext:value-type="float">
            <text:p>0.385815322399139</text:p>
          </table:table-cell>
          <table:table-cell office:value-type="float" office:value="0.525283396244049" calcext:value-type="float">
            <text:p>0.525283396244049</text:p>
          </table:table-cell>
          <table:table-cell office:value-type="float" office:value="0.481670737266541" calcext:value-type="float">
            <text:p>0.481670737266541</text:p>
          </table:table-cell>
          <table:table-cell office:value-type="float" office:value="0.441400527954102" calcext:value-type="float">
            <text:p>0.441400527954102</text:p>
          </table:table-cell>
          <table:table-cell office:value-type="float" office:value="0.554774522781372" calcext:value-type="float">
            <text:p>0.554774522781372</text:p>
          </table:table-cell>
          <table:table-cell office:value-type="float" office:value="1326" calcext:value-type="float">
            <text:p>1326</text:p>
          </table:table-cell>
          <table:table-cell office:value-type="float" office:value="4803" calcext:value-type="float">
            <text:p>4803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usidic acid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0.632850527763367" calcext:value-type="float">
            <text:p>0.632850527763367</text:p>
          </table:table-cell>
          <table:table-cell office:value-type="float" office:value="0.56740415096283" calcext:value-type="float">
            <text:p>0.56740415096283</text:p>
          </table:table-cell>
          <table:table-cell office:value-type="float" office:value="0.558943092823029" calcext:value-type="float">
            <text:p>0.558943092823029</text:p>
          </table:table-cell>
          <table:table-cell office:value-type="float" office:value="0.644604682922363" calcext:value-type="float">
            <text:p>0.644604682922363</text:p>
          </table:table-cell>
          <table:table-cell office:value-type="float" office:value="0.567295730113983" calcext:value-type="float">
            <text:p>0.567295730113983</text:p>
          </table:table-cell>
          <table:table-cell office:value-type="float" office:value="3413" calcext:value-type="float">
            <text:p>3413</text:p>
          </table:table-cell>
          <table:table-cell office:value-type="float" office:value="7224" calcext:value-type="float">
            <text:p>7224</text:p>
          </table:table-cell>
          <table:table-cell office:value-type="float" office:value="0.618770241737366" calcext:value-type="float">
            <text:p>0.618770241737366</text:p>
          </table:table-cell>
          <table:table-cell office:value-type="float" office:value="0.505874574184418" calcext:value-type="float">
            <text:p>0.505874574184418</text:p>
          </table:table-cell>
          <table:table-cell office:value-type="float" office:value="0.533106744289398" calcext:value-type="float">
            <text:p>0.533106744289398</text:p>
          </table:table-cell>
          <table:table-cell office:value-type="float" office:value="0.641274333000183" calcext:value-type="float">
            <text:p>0.641274333000183</text:p>
          </table:table-cell>
          <table:table-cell office:value-type="float" office:value="0.51174920797348" calcext:value-type="float">
            <text:p>0.51174920797348</text:p>
          </table:table-cell>
          <table:table-cell office:value-type="float" office:value="176" calcext:value-type="float">
            <text:p>176</text:p>
          </table:table-cell>
          <table:table-cell office:value-type="float" office:value="560" calcext:value-type="float">
            <text:p>560</text:p>
          </table:table-cell>
          <table:table-cell office:value-type="float" office:value="0.499277144670486" calcext:value-type="float">
            <text:p>0.499277144670486</text:p>
          </table:table-cell>
          <table:table-cell office:value-type="float" office:value="0.536730825901032" calcext:value-type="float">
            <text:p>0.536730825901032</text:p>
          </table:table-cell>
          <table:table-cell office:value-type="float" office:value="0.504743814468384" calcext:value-type="float">
            <text:p>0.504743814468384</text:p>
          </table:table-cell>
          <table:table-cell office:value-type="float" office:value="0.589048504829407" calcext:value-type="float">
            <text:p>0.589048504829407</text:p>
          </table:table-cell>
          <table:table-cell office:value-type="float" office:value="0.512017726898193" calcext:value-type="float">
            <text:p>0.512017726898193</text:p>
          </table:table-cell>
          <table:table-cell office:value-type="float" office:value="31" calcext:value-type="float">
            <text:p>31</text:p>
          </table:table-cell>
          <table:table-cell office:value-type="float" office:value="714" calcext:value-type="float">
            <text:p>714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entamicin</text:p>
          </table:table-cell>
          <table:table-cell office:value-type="float" office:value="12669" calcext:value-type="float">
            <text:p>12669</text:p>
          </table:table-cell>
          <table:table-cell office:value-type="float" office:value="4800" calcext:value-type="float">
            <text:p>4800</text:p>
          </table:table-cell>
          <table:table-cell office:value-type="float" office:value="17469" calcext:value-type="float">
            <text:p>17469</text:p>
          </table:table-cell>
          <table:table-cell office:value-type="float" office:value="0.693276643753052" calcext:value-type="float">
            <text:p>0.693276643753052</text:p>
          </table:table-cell>
          <table:table-cell office:value-type="float" office:value="0.690012753009796" calcext:value-type="float">
            <text:p>0.690012753009796</text:p>
          </table:table-cell>
          <table:table-cell office:value-type="float" office:value="0.678458452224731" calcext:value-type="float">
            <text:p>0.678458452224731</text:p>
          </table:table-cell>
          <table:table-cell office:value-type="float" office:value="0.709653675556183" calcext:value-type="float">
            <text:p>0.709653675556183</text:p>
          </table:table-cell>
          <table:table-cell office:value-type="float" office:value="0.690798401832581" calcext:value-type="float">
            <text:p>0.690798401832581</text:p>
          </table:table-cell>
          <table:table-cell office:value-type="float" office:value="2303" calcext:value-type="float">
            <text:p>2303</text:p>
          </table:table-cell>
          <table:table-cell office:value-type="float" office:value="8276" calcext:value-type="float">
            <text:p>8276</text:p>
          </table:table-cell>
          <table:table-cell office:value-type="float" office:value="0.50209766626358" calcext:value-type="float">
            <text:p>0.50209766626358</text:p>
          </table:table-cell>
          <table:table-cell office:value-type="float" office:value="0.473136514425278" calcext:value-type="float">
            <text:p>0.473136514425278</text:p>
          </table:table-cell>
          <table:table-cell office:value-type="float" office:value="0.478044509887695" calcext:value-type="float">
            <text:p>0.478044509887695</text:p>
          </table:table-cell>
          <table:table-cell office:value-type="float" office:value="0.508159577846527" calcext:value-type="float">
            <text:p>0.508159577846527</text:p>
          </table:table-cell>
          <table:table-cell office:value-type="float" office:value="0.507885694503784" calcext:value-type="float">
            <text:p>0.507885694503784</text:p>
          </table:table-cell>
          <table:table-cell office:value-type="float" office:value="133" calcext:value-type="float">
            <text:p>133</text:p>
          </table:table-cell>
          <table:table-cell office:value-type="float" office:value="1414" calcext:value-type="float">
            <text:p>1414</text:p>
          </table:table-cell>
          <table:table-cell office:value-type="float" office:value="0.351412177085876" calcext:value-type="float">
            <text:p>0.351412177085876</text:p>
          </table:table-cell>
          <table:table-cell office:value-type="float" office:value="0.349286943674088" calcext:value-type="float">
            <text:p>0.349286943674088</text:p>
          </table:table-cell>
          <table:table-cell office:value-type="float" office:value="0.359457075595856" calcext:value-type="float">
            <text:p>0.359457075595856</text:p>
          </table:table-cell>
          <table:table-cell office:value-type="float" office:value="0.354361832141876" calcext:value-type="float">
            <text:p>0.354361832141876</text:p>
          </table:table-cell>
          <table:table-cell office:value-type="float" office:value="0.350450426340103" calcext:value-type="float">
            <text:p>0.350450426340103</text:p>
          </table:table-cell>
          <table:table-cell office:value-type="float" office:value="550" calcext:value-type="float">
            <text:p>550</text:p>
          </table:table-cell>
          <table:table-cell office:value-type="float" office:value="3441" calcext:value-type="float">
            <text:p>3441</text:p>
          </table:table-cell>
          <table:table-cell office:value-type="float" office:value="0.502859055995941" calcext:value-type="float">
            <text:p>0.502859055995941</text:p>
          </table:table-cell>
          <table:table-cell office:value-type="float" office:value="0.468806147575378" calcext:value-type="float">
            <text:p>0.468806147575378</text:p>
          </table:table-cell>
          <table:table-cell office:value-type="float" office:value="0.496577650308609" calcext:value-type="float">
            <text:p>0.496577650308609</text:p>
          </table:table-cell>
          <table:table-cell office:value-type="float" office:value="0.503303706645966" calcext:value-type="float">
            <text:p>0.503303706645966</text:p>
          </table:table-cell>
          <table:table-cell office:value-type="float" office:value="0.517570078372955" calcext:value-type="float">
            <text:p>0.517570078372955</text:p>
          </table:table-cell>
          <table:table-cell office:value-type="float" office:value="495" calcext:value-type="float">
            <text:p>495</text:p>
          </table:table-cell>
          <table:table-cell office:value-type="float" office:value="9531" calcext:value-type="float">
            <text:p>9531</text:p>
          </table:table-cell>
        </table:table-row>
        <table:table-row table:style-name="ro1">
          <table:table-cell office:value-type="string" calcext:value-type="string">
            <text:p>Gentamicin_high_lev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0.587752103805542" calcext:value-type="float">
            <text:p>0.587752103805542</text:p>
          </table:table-cell>
          <table:table-cell office:value-type="float" office:value="0.510816514492035" calcext:value-type="float">
            <text:p>0.510816514492035</text:p>
          </table:table-cell>
          <table:table-cell office:value-type="float" office:value="0.601837992668152" calcext:value-type="float">
            <text:p>0.601837992668152</text:p>
          </table:table-cell>
          <table:table-cell office:value-type="float" office:value="0.322706550359726" calcext:value-type="float">
            <text:p>0.322706550359726</text:p>
          </table:table-cell>
          <table:table-cell office:value-type="float" office:value="0.598584890365601" calcext:value-type="float">
            <text:p>0.598584890365601</text:p>
          </table:table-cell>
          <table:table-cell office:value-type="float" office:value="106" calcext:value-type="float">
            <text:p>106</text:p>
          </table:table-cell>
          <table:table-cell office:value-type="float" office:value="580" calcext:value-type="float">
            <text:p>580</text:p>
          </table:table-cell>
          <table:table-cell office:value-type="float" office:value="0.556952178478241" calcext:value-type="float">
            <text:p>0.556952178478241</text:p>
          </table:table-cell>
          <table:table-cell office:value-type="float" office:value="0.622284293174744" calcext:value-type="float">
            <text:p>0.622284293174744</text:p>
          </table:table-cell>
          <table:table-cell office:value-type="float" office:value="0.52436375617981" calcext:value-type="float">
            <text:p>0.52436375617981</text:p>
          </table:table-cell>
          <table:table-cell office:value-type="float" office:value="0.573867201805115" calcext:value-type="float">
            <text:p>0.573867201805115</text:p>
          </table:table-cell>
          <table:table-cell office:value-type="float" office:value="0.455152094364166" calcext:value-type="float">
            <text:p>0.455152094364166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Imipenem</text:p>
          </table:table-cell>
          <table:table-cell office:value-type="float" office:value="3938" calcext:value-type="float">
            <text:p>3938</text:p>
          </table:table-cell>
          <table:table-cell office:value-type="float" office:value="11342" calcext:value-type="float">
            <text:p>11342</text:p>
          </table:table-cell>
          <table:table-cell office:value-type="float" office:value="15280" calcext:value-type="float">
            <text:p>15280</text:p>
          </table:table-cell>
          <table:table-cell office:value-type="float" office:value="0.76448255777359" calcext:value-type="float">
            <text:p>0.76448255777359</text:p>
          </table:table-cell>
          <table:table-cell office:value-type="float" office:value="0.745842218399048" calcext:value-type="float">
            <text:p>0.745842218399048</text:p>
          </table:table-cell>
          <table:table-cell office:value-type="float" office:value="0.758818328380585" calcext:value-type="float">
            <text:p>0.758818328380585</text:p>
          </table:table-cell>
          <table:table-cell office:value-type="float" office:value="0.751972019672394" calcext:value-type="float">
            <text:p>0.751972019672394</text:p>
          </table:table-cell>
          <table:table-cell office:value-type="float" office:value="0.765015840530396" calcext:value-type="float">
            <text:p>0.765015840530396</text:p>
          </table:table-cell>
          <table:table-cell office:value-type="float" office:value="6872" calcext:value-type="float">
            <text:p>6872</text:p>
          </table:table-cell>
          <table:table-cell office:value-type="float" office:value="22519" calcext:value-type="float">
            <text:p>22519</text:p>
          </table:table-cell>
          <table:table-cell office:value-type="float" office:value="0.864474177360535" calcext:value-type="float">
            <text:p>0.864474177360535</text:p>
          </table:table-cell>
          <table:table-cell office:value-type="float" office:value="0.851620316505432" calcext:value-type="float">
            <text:p>0.851620316505432</text:p>
          </table:table-cell>
          <table:table-cell office:value-type="float" office:value="0.846277475357056" calcext:value-type="float">
            <text:p>0.846277475357056</text:p>
          </table:table-cell>
          <table:table-cell office:value-type="float" office:value="0.850570142269135" calcext:value-type="float">
            <text:p>0.850570142269135</text:p>
          </table:table-cell>
          <table:table-cell office:value-type="float" office:value="0.852259159088135" calcext:value-type="float">
            <text:p>0.852259159088135</text:p>
          </table:table-cell>
          <table:table-cell office:value-type="float" office:value="92" calcext:value-type="float">
            <text:p>92</text:p>
          </table:table-cell>
          <table:table-cell office:value-type="float" office:value="1123" calcext:value-type="float">
            <text:p>1123</text:p>
          </table:table-cell>
          <table:table-cell office:value-type="float" office:value="0.82896226644516" calcext:value-type="float">
            <text:p>0.82896226644516</text:p>
          </table:table-cell>
          <table:table-cell office:value-type="float" office:value="0.799091935157776" calcext:value-type="float">
            <text:p>0.799091935157776</text:p>
          </table:table-cell>
          <table:table-cell office:value-type="float" office:value="0.816394507884979" calcext:value-type="float">
            <text:p>0.816394507884979</text:p>
          </table:table-cell>
          <table:table-cell office:value-type="float" office:value="0.822835147380829" calcext:value-type="float">
            <text:p>0.822835147380829</text:p>
          </table:table-cell>
          <table:table-cell office:value-type="float" office:value="0.838105797767639" calcext:value-type="float">
            <text:p>0.838105797767639</text:p>
          </table:table-cell>
          <table:table-cell office:value-type="float" office:value="44" calcext:value-type="float">
            <text:p>44</text:p>
          </table:table-cell>
          <table:table-cell office:value-type="float" office:value="1812" calcext:value-type="float">
            <text:p>1812</text:p>
          </table:table-cell>
          <table:table-cell office:value-type="float" office:value="0.87526136636734" calcext:value-type="float">
            <text:p>0.87526136636734</text:p>
          </table:table-cell>
          <table:table-cell office:value-type="float" office:value="0.869775772094727" calcext:value-type="float">
            <text:p>0.869775772094727</text:p>
          </table:table-cell>
          <table:table-cell office:value-type="float" office:value="0.859362781047821" calcext:value-type="float">
            <text:p>0.859362781047821</text:p>
          </table:table-cell>
          <table:table-cell office:value-type="float" office:value="0.869986057281494" calcext:value-type="float">
            <text:p>0.869986057281494</text:p>
          </table:table-cell>
          <table:table-cell office:value-type="float" office:value="0.850824177265167" calcext:value-type="float">
            <text:p>0.850824177265167</text:p>
          </table:table-cell>
          <table:table-cell office:value-type="float" office:value="552" calcext:value-type="float">
            <text:p>552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string" calcext:value-type="string">
            <text:p>Isavuconazo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Itraconaz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9930163621902" calcext:value-type="float">
            <text:p>0.259930163621902</text:p>
          </table:table-cell>
          <table:table-cell office:value-type="float" office:value="0.695236146450043" calcext:value-type="float">
            <text:p>0.695236146450043</text:p>
          </table:table-cell>
          <table:table-cell office:value-type="float" office:value="0.267427861690521" calcext:value-type="float">
            <text:p>0.267427861690521</text:p>
          </table:table-cell>
          <table:table-cell office:value-type="float" office:value="0.233526021242142" calcext:value-type="float">
            <text:p>0.233526021242142</text:p>
          </table:table-cell>
          <table:table-cell office:value-type="float" office:value="0.582126617431641" calcext:value-type="float">
            <text:p>0.582126617431641</text:p>
          </table:table-cell>
          <table:table-cell office:value-type="float" office:value="252" calcext:value-type="float">
            <text:p>252</text:p>
          </table:table-cell>
          <table:table-cell office:value-type="float" office:value="416" calcext:value-type="float">
            <text:p>416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Levofloxacin</text:p>
          </table:table-cell>
          <table:table-cell office:value-type="float" office:value="1599" calcext:value-type="float">
            <text:p>1599</text:p>
          </table:table-cell>
          <table:table-cell office:value-type="float" office:value="4224" calcext:value-type="float">
            <text:p>4224</text:p>
          </table:table-cell>
          <table:table-cell office:value-type="float" office:value="5823" calcext:value-type="float">
            <text:p>5823</text:p>
          </table:table-cell>
          <table:table-cell office:value-type="float" office:value="0.471737205982208" calcext:value-type="float">
            <text:p>0.471737205982208</text:p>
          </table:table-cell>
          <table:table-cell office:value-type="float" office:value="0.479205548763275" calcext:value-type="float">
            <text:p>0.479205548763275</text:p>
          </table:table-cell>
          <table:table-cell office:value-type="float" office:value="0.483859568834305" calcext:value-type="float">
            <text:p>0.483859568834305</text:p>
          </table:table-cell>
          <table:table-cell office:value-type="float" office:value="0.510033845901489" calcext:value-type="float">
            <text:p>0.510033845901489</text:p>
          </table:table-cell>
          <table:table-cell office:value-type="float" office:value="0.502257227897644" calcext:value-type="float">
            <text:p>0.502257227897644</text:p>
          </table:table-cell>
          <table:table-cell office:value-type="float" office:value="3973" calcext:value-type="float">
            <text:p>3973</text:p>
          </table:table-cell>
          <table:table-cell office:value-type="float" office:value="16811" calcext:value-type="float">
            <text:p>16811</text:p>
          </table:table-cell>
          <table:table-cell office:value-type="float" office:value="0.706460893154144" calcext:value-type="float">
            <text:p>0.706460893154144</text:p>
          </table:table-cell>
          <table:table-cell office:value-type="float" office:value="0.721202850341797" calcext:value-type="float">
            <text:p>0.721202850341797</text:p>
          </table:table-cell>
          <table:table-cell office:value-type="float" office:value="0.72322428226471" calcext:value-type="float">
            <text:p>0.72322428226471</text:p>
          </table:table-cell>
          <table:table-cell office:value-type="float" office:value="0.725744724273682" calcext:value-type="float">
            <text:p>0.725744724273682</text:p>
          </table:table-cell>
          <table:table-cell office:value-type="float" office:value="0.751894056797028" calcext:value-type="float">
            <text:p>0.751894056797028</text:p>
          </table:table-cell>
          <table:table-cell office:value-type="float" office:value="197" calcext:value-type="float">
            <text:p>197</text:p>
          </table:table-cell>
          <table:table-cell office:value-type="float" office:value="1007" calcext:value-type="float">
            <text:p>1007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645803451538086" calcext:value-type="float">
            <text:p>0.645803451538086</text:p>
          </table:table-cell>
          <table:table-cell office:value-type="float" office:value="0.603446006774902" calcext:value-type="float">
            <text:p>0.603446006774902</text:p>
          </table:table-cell>
          <table:table-cell office:value-type="float" office:value="0.628638505935669" calcext:value-type="float">
            <text:p>0.628638505935669</text:p>
          </table:table-cell>
          <table:table-cell office:value-type="float" office:value="0.621198296546936" calcext:value-type="float">
            <text:p>0.621198296546936</text:p>
          </table:table-cell>
          <table:table-cell office:value-type="float" office:value="0.662642002105713" calcext:value-type="float">
            <text:p>0.662642002105713</text:p>
          </table:table-cell>
          <table:table-cell office:value-type="float" office:value="47" calcext:value-type="float">
            <text:p>4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Linezolid</text:p>
          </table:table-cell>
          <table:table-cell office:value-type="float" office:value="69" calcext:value-type="float">
            <text:p>69</text:p>
          </table:table-cell>
          <table:table-cell office:value-type="float" office:value="9840" calcext:value-type="float">
            <text:p>9840</text:p>
          </table:table-cell>
          <table:table-cell office:value-type="float" office:value="9909" calcext:value-type="float">
            <text:p>9909</text:p>
          </table:table-cell>
          <table:table-cell office:value-type="float" office:value="0.150893867015839" calcext:value-type="float">
            <text:p>0.150893867015839</text:p>
          </table:table-cell>
          <table:table-cell office:value-type="float" office:value="0.245123252272606" calcext:value-type="float">
            <text:p>0.245123252272606</text:p>
          </table:table-cell>
          <table:table-cell office:value-type="float" office:value="0.291161358356476" calcext:value-type="float">
            <text:p>0.291161358356476</text:p>
          </table:table-cell>
          <table:table-cell office:value-type="float" office:value="0.328214108943939" calcext:value-type="float">
            <text:p>0.328214108943939</text:p>
          </table:table-cell>
          <table:table-cell office:value-type="float" office:value="0.285650253295898" calcext:value-type="float">
            <text:p>0.285650253295898</text:p>
          </table:table-cell>
          <table:table-cell office:value-type="float" office:value="14" calcext:value-type="float">
            <text:p>14</text:p>
          </table:table-cell>
          <table:table-cell office:value-type="float" office:value="12274" calcext:value-type="float">
            <text:p>12274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845394790172577" calcext:value-type="float">
            <text:p>0.845394790172577</text:p>
          </table:table-cell>
          <table:table-cell office:value-type="float" office:value="0.856359660625458" calcext:value-type="float">
            <text:p>0.856359660625458</text:p>
          </table:table-cell>
          <table:table-cell office:value-type="float" office:value="0.789473712444305" calcext:value-type="float">
            <text:p>0.789473712444305</text:p>
          </table:table-cell>
          <table:table-cell office:value-type="float" office:value="0.803728103637695" calcext:value-type="float">
            <text:p>0.803728103637695</text:p>
          </table:table-cell>
          <table:table-cell office:value-type="float" office:value="0.804824590682983" calcext:value-type="float">
            <text:p>0.804824590682983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0.390775233507156" calcext:value-type="float">
            <text:p>0.390775233507156</text:p>
          </table:table-cell>
          <table:table-cell office:value-type="float" office:value="0.489332944154739" calcext:value-type="float">
            <text:p>0.489332944154739</text:p>
          </table:table-cell>
          <table:table-cell office:value-type="float" office:value="0.445087134838104" calcext:value-type="float">
            <text:p>0.445087134838104</text:p>
          </table:table-cell>
          <table:table-cell office:value-type="float" office:value="0.505634009838104" calcext:value-type="float">
            <text:p>0.505634009838104</text:p>
          </table:table-cell>
          <table:table-cell office:value-type="float" office:value="0.519005417823792" calcext:value-type="float">
            <text:p>0.519005417823792</text:p>
          </table:table-cell>
          <table:table-cell office:value-type="float" office:value="4" calcext:value-type="float">
            <text:p>4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string" calcext:value-type="string">
            <text:p>Meropenem</text:p>
          </table:table-cell>
          <table:table-cell office:value-type="float" office:value="515" calcext:value-type="float">
            <text:p>515</text:p>
          </table:table-cell>
          <table:table-cell office:value-type="float" office:value="11917" calcext:value-type="float">
            <text:p>11917</text:p>
          </table:table-cell>
          <table:table-cell office:value-type="float" office:value="12432" calcext:value-type="float">
            <text:p>12432</text:p>
          </table:table-cell>
          <table:table-cell office:value-type="float" office:value="0.771667003631592" calcext:value-type="float">
            <text:p>0.771667003631592</text:p>
          </table:table-cell>
          <table:table-cell office:value-type="float" office:value="0.78088653087616" calcext:value-type="float">
            <text:p>0.78088653087616</text:p>
          </table:table-cell>
          <table:table-cell office:value-type="float" office:value="0.775586009025574" calcext:value-type="float">
            <text:p>0.775586009025574</text:p>
          </table:table-cell>
          <table:table-cell office:value-type="float" office:value="0.758562326431274" calcext:value-type="float">
            <text:p>0.758562326431274</text:p>
          </table:table-cell>
          <table:table-cell office:value-type="float" office:value="0.774020314216614" calcext:value-type="float">
            <text:p>0.774020314216614</text:p>
          </table:table-cell>
          <table:table-cell office:value-type="float" office:value="5145" calcext:value-type="float">
            <text:p>5145</text:p>
          </table:table-cell>
          <table:table-cell office:value-type="float" office:value="24386" calcext:value-type="float">
            <text:p>24386</text:p>
          </table:table-cell>
          <table:table-cell office:value-type="float" office:value="0.872827768325806" calcext:value-type="float">
            <text:p>0.872827768325806</text:p>
          </table:table-cell>
          <table:table-cell office:value-type="float" office:value="0.888799607753754" calcext:value-type="float">
            <text:p>0.888799607753754</text:p>
          </table:table-cell>
          <table:table-cell office:value-type="float" office:value="0.886790633201599" calcext:value-type="float">
            <text:p>0.886790633201599</text:p>
          </table:table-cell>
          <table:table-cell office:value-type="float" office:value="0.849522888660431" calcext:value-type="float">
            <text:p>0.849522888660431</text:p>
          </table:table-cell>
          <table:table-cell office:value-type="float" office:value="0.863284826278687" calcext:value-type="float">
            <text:p>0.863284826278687</text:p>
          </table:table-cell>
          <table:table-cell office:value-type="float" office:value="11" calcext:value-type="float">
            <text:p>11</text:p>
          </table:table-cell>
          <table:table-cell office:value-type="float" office:value="905" calcext:value-type="float">
            <text:p>905</text:p>
          </table:table-cell>
          <table:table-cell office:value-type="float" office:value="0.347222208976746" calcext:value-type="float">
            <text:p>0.347222208976746</text:p>
          </table:table-cell>
          <table:table-cell office:value-type="float" office:value="0.5" calcext:value-type="float">
            <text:p>0.5</text:p>
          </table:table-cell>
          <table:table-cell office:value-type="float" office:value="0.472222208976746" calcext:value-type="float">
            <text:p>0.472222208976746</text:p>
          </table:table-cell>
          <table:table-cell office:value-type="float" office:value="0.361111104488373" calcext:value-type="float">
            <text:p>0.361111104488373</text:p>
          </table:table-cell>
          <table:table-cell office:value-type="float" office:value="0.506944417953491" calcext:value-type="float">
            <text:p>0.50694441795349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770644426345825" calcext:value-type="float">
            <text:p>0.770644426345825</text:p>
          </table:table-cell>
          <table:table-cell office:value-type="float" office:value="0.868907392024994" calcext:value-type="float">
            <text:p>0.868907392024994</text:p>
          </table:table-cell>
          <table:table-cell office:value-type="float" office:value="0.82812225818634" calcext:value-type="float">
            <text:p>0.82812225818634</text:p>
          </table:table-cell>
          <table:table-cell office:value-type="float" office:value="0.855601847171783" calcext:value-type="float">
            <text:p>0.855601847171783</text:p>
          </table:table-cell>
          <table:table-cell office:value-type="float" office:value="0.814868867397308" calcext:value-type="float">
            <text:p>0.814868867397308</text:p>
          </table:table-cell>
          <table:table-cell office:value-type="float" office:value="30" calcext:value-type="float">
            <text:p>30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Meropenem_with_meningit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11577725410461" calcext:value-type="float">
            <text:p>0.511577725410461</text:p>
          </table:table-cell>
          <table:table-cell office:value-type="float" office:value="0.361459970474243" calcext:value-type="float">
            <text:p>0.361459970474243</text:p>
          </table:table-cell>
          <table:table-cell office:value-type="float" office:value="0.581436336040497" calcext:value-type="float">
            <text:p>0.581436336040497</text:p>
          </table:table-cell>
          <table:table-cell office:value-type="float" office:value="0.560243308544159" calcext:value-type="float">
            <text:p>0.560243308544159</text:p>
          </table:table-cell>
          <table:table-cell office:value-type="float" office:value="0.484497636556625" calcext:value-type="float">
            <text:p>0.484497636556625</text:p>
          </table:table-cell>
          <table:table-cell office:value-type="float" office:value="28" calcext:value-type="float">
            <text:p>28</text:p>
          </table:table-cell>
          <table:table-cell office:value-type="float" office:value="182" calcext:value-type="float">
            <text:p>182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Meropenem_without_meningit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3722642660141" calcext:value-type="float">
            <text:p>0.373722642660141</text:p>
          </table:table-cell>
          <table:table-cell office:value-type="float" office:value="0.747445285320282" calcext:value-type="float">
            <text:p>0.747445285320282</text:p>
          </table:table-cell>
          <table:table-cell office:value-type="float" office:value="0.60291975736618" calcext:value-type="float">
            <text:p>0.60291975736618</text:p>
          </table:table-cell>
          <table:table-cell office:value-type="float" office:value="0.675912439823151" calcext:value-type="float">
            <text:p>0.675912439823151</text:p>
          </table:table-cell>
          <table:table-cell office:value-type="float" office:value="0.757664203643799" calcext:value-type="float">
            <text:p>0.757664203643799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Metronidazo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0085833072662" calcext:value-type="float">
            <text:p>0.560085833072662</text:p>
          </table:table-cell>
          <table:table-cell office:value-type="float" office:value="0.499693393707275" calcext:value-type="float">
            <text:p>0.499693393707275</text:p>
          </table:table-cell>
          <table:table-cell office:value-type="float" office:value="0.393010437488556" calcext:value-type="float">
            <text:p>0.393010437488556</text:p>
          </table:table-cell>
          <table:table-cell office:value-type="float" office:value="0.449110954999924" calcext:value-type="float">
            <text:p>0.449110954999924</text:p>
          </table:table-cell>
          <table:table-cell office:value-type="float" office:value="0.507664024829865" calcext:value-type="float">
            <text:p>0.507664024829865</text:p>
          </table:table-cell>
          <table:table-cell office:value-type="float" office:value="14" calcext:value-type="float">
            <text:p>14</text:p>
          </table:table-cell>
          <table:table-cell office:value-type="float" office:value="233" calcext:value-type="float">
            <text:p>233</text:p>
          </table:table-cell>
          <table:table-cell office:value-type="float" office:value="0.494252949953079" calcext:value-type="float">
            <text:p>0.494252949953079</text:p>
          </table:table-cell>
          <table:table-cell office:value-type="float" office:value="0.597701191902161" calcext:value-type="float">
            <text:p>0.597701191902161</text:p>
          </table:table-cell>
          <table:table-cell office:value-type="float" office:value="0.517241358757019" calcext:value-type="float">
            <text:p>0.517241358757019</text:p>
          </table:table-cell>
          <table:table-cell office:value-type="float" office:value="0.275862097740173" calcext:value-type="float">
            <text:p>0.275862097740173</text:p>
          </table:table-cell>
          <table:table-cell office:value-type="float" office:value="0.505747139453888" calcext:value-type="float">
            <text:p>0.50574713945388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359223306179047" calcext:value-type="float">
            <text:p>0.359223306179047</text:p>
          </table:table-cell>
          <table:table-cell office:value-type="float" office:value="0.451456308364868" calcext:value-type="float">
            <text:p>0.451456308364868</text:p>
          </table:table-cell>
          <table:table-cell office:value-type="float" office:value="0.868932127952576" calcext:value-type="float">
            <text:p>0.868932127952576</text:p>
          </table:table-cell>
          <table:table-cell office:value-type="float" office:value="0.330097079277039" calcext:value-type="float">
            <text:p>0.330097079277039</text:p>
          </table:table-cell>
          <table:table-cell office:value-type="float" office:value="0.0485436916351318" calcext:value-type="float">
            <text:p>0.0485436916351318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Micafungin</text:p>
          </table:table-cell>
          <table:table-cell office:value-type="float" office:value="3" calcext:value-type="float">
            <text:p>3</text:p>
          </table:table-cell>
          <table:table-cell office:value-type="float" office:value="802" calcext:value-type="float">
            <text:p>802</text:p>
          </table:table-cell>
          <table:table-cell office:value-type="float" office:value="805" calcext:value-type="float">
            <text:p>805</text:p>
          </table:table-cell>
          <table:table-cell office:value-type="float" office:value="0.34946408867836" calcext:value-type="float">
            <text:p>0.34946408867836</text:p>
          </table:table-cell>
          <table:table-cell office:value-type="float" office:value="0.445003420114517" calcext:value-type="float">
            <text:p>0.445003420114517</text:p>
          </table:table-cell>
          <table:table-cell office:value-type="float" office:value="0.36332893371582" calcext:value-type="float">
            <text:p>0.36332893371582</text:p>
          </table:table-cell>
          <table:table-cell office:value-type="float" office:value="0.414295554161072" calcext:value-type="float">
            <text:p>0.414295554161072</text:p>
          </table:table-cell>
          <table:table-cell office:value-type="float" office:value="0.36905825138092" calcext:value-type="float">
            <text:p>0.36905825138092</text:p>
          </table:table-cell>
          <table:table-cell office:value-type="float" office:value="103" calcext:value-type="float">
            <text:p>103</text:p>
          </table:table-cell>
          <table:table-cell office:value-type="float" office:value="577" calcext:value-type="float">
            <text:p>577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Minocycl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2832136154175" calcext:value-type="float">
            <text:p>0.542832136154175</text:p>
          </table:table-cell>
          <table:table-cell office:value-type="float" office:value="0.331293702125549" calcext:value-type="float">
            <text:p>0.331293702125549</text:p>
          </table:table-cell>
          <table:table-cell office:value-type="float" office:value="0.49125874042511" calcext:value-type="float">
            <text:p>0.49125874042511</text:p>
          </table:table-cell>
          <table:table-cell office:value-type="float" office:value="0.556818187236786" calcext:value-type="float">
            <text:p>0.556818187236786</text:p>
          </table:table-cell>
          <table:table-cell office:value-type="float" office:value="0.45279723405838" calcext:value-type="float">
            <text:p>0.45279723405838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Moxifloxacin</text:p>
          </table:table-cell>
          <table:table-cell office:value-type="float" office:value="2808" calcext:value-type="float">
            <text:p>2808</text:p>
          </table:table-cell>
          <table:table-cell office:value-type="float" office:value="5045" calcext:value-type="float">
            <text:p>5045</text:p>
          </table:table-cell>
          <table:table-cell office:value-type="float" office:value="7853" calcext:value-type="float">
            <text:p>7853</text:p>
          </table:table-cell>
          <table:table-cell office:value-type="float" office:value="0.476047396659851" calcext:value-type="float">
            <text:p>0.476047396659851</text:p>
          </table:table-cell>
          <table:table-cell office:value-type="float" office:value="0.469230741262436" calcext:value-type="float">
            <text:p>0.469230741262436</text:p>
          </table:table-cell>
          <table:table-cell office:value-type="float" office:value="0.484460890293121" calcext:value-type="float">
            <text:p>0.484460890293121</text:p>
          </table:table-cell>
          <table:table-cell office:value-type="float" office:value="0.467908620834351" calcext:value-type="float">
            <text:p>0.467908620834351</text:p>
          </table:table-cell>
          <table:table-cell office:value-type="float" office:value="0.463581740856171" calcext:value-type="float">
            <text:p>0.463581740856171</text:p>
          </table:table-cell>
          <table:table-cell office:value-type="float" office:value="91" calcext:value-type="float">
            <text:p>91</text:p>
          </table:table-cell>
          <table:table-cell office:value-type="float" office:value="320" calcext:value-type="float">
            <text:p>320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193181812763214" calcext:value-type="float">
            <text:p>0.193181812763214</text:p>
          </table:table-cell>
          <table:table-cell office:value-type="float" office:value="0.117424249649048" calcext:value-type="float">
            <text:p>0.117424249649048</text:p>
          </table:table-cell>
          <table:table-cell office:value-type="float" office:value="0.204545453190804" calcext:value-type="float">
            <text:p>0.204545453190804</text:p>
          </table:table-cell>
          <table:table-cell office:value-type="float" office:value="0.284090906381607" calcext:value-type="float">
            <text:p>0.284090906381607</text:p>
          </table:table-cell>
          <table:table-cell office:value-type="float" office:value="0.181818187236786" calcext:value-type="float">
            <text:p>0.18181818723678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Mupirocin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0.675672888755798" calcext:value-type="float">
            <text:p>0.675672888755798</text:p>
          </table:table-cell>
          <table:table-cell office:value-type="float" office:value="0.685530424118042" calcext:value-type="float">
            <text:p>0.685530424118042</text:p>
          </table:table-cell>
          <table:table-cell office:value-type="float" office:value="0.69279158115387" calcext:value-type="float">
            <text:p>0.69279158115387</text:p>
          </table:table-cell>
          <table:table-cell office:value-type="float" office:value="0.75459635257721" calcext:value-type="float">
            <text:p>0.75459635257721</text:p>
          </table:table-cell>
          <table:table-cell office:value-type="float" office:value="0.64670193195343" calcext:value-type="float">
            <text:p>0.64670193195343</text:p>
          </table:table-cell>
          <table:table-cell office:value-type="float" office:value="25" calcext:value-type="float">
            <text:p>25</text:p>
          </table:table-cell>
          <table:table-cell office:value-type="float" office:value="3790" calcext:value-type="float">
            <text:p>3790</text:p>
          </table:table-cell>
          <table:table-cell office:value-type="float" office:value="0.381955951452255" calcext:value-type="float">
            <text:p>0.381955951452255</text:p>
          </table:table-cell>
          <table:table-cell office:value-type="float" office:value="0.485537171363831" calcext:value-type="float">
            <text:p>0.485537171363831</text:p>
          </table:table-cell>
          <table:table-cell office:value-type="float" office:value="0.287327855825424" calcext:value-type="float">
            <text:p>0.287327855825424</text:p>
          </table:table-cell>
          <table:table-cell office:value-type="float" office:value="0.290495902299881" calcext:value-type="float">
            <text:p>0.290495902299881</text:p>
          </table:table-cell>
          <table:table-cell office:value-type="float" office:value="0.413498640060425" calcext:value-type="float">
            <text:p>0.413498640060425</text:p>
          </table:table-cell>
          <table:table-cell office:value-type="float" office:value="10" calcext:value-type="float">
            <text:p>10</text:p>
          </table:table-cell>
          <table:table-cell office:value-type="float" office:value="726" calcext:value-type="float">
            <text:p>726</text:p>
          </table:table-cell>
          <table:table-cell office:value-type="float" office:value="0.90459281206131" calcext:value-type="float">
            <text:p>0.90459281206131</text:p>
          </table:table-cell>
          <table:table-cell office:value-type="float" office:value="0.673271000385284" calcext:value-type="float">
            <text:p>0.673271000385284</text:p>
          </table:table-cell>
          <table:table-cell office:value-type="float" office:value="0.899492621421814" calcext:value-type="float">
            <text:p>0.899492621421814</text:p>
          </table:table-cell>
          <table:table-cell office:value-type="float" office:value="0.862456500530243" calcext:value-type="float">
            <text:p>0.862456500530243</text:p>
          </table:table-cell>
          <table:table-cell office:value-type="float" office:value="0.859546065330505" calcext:value-type="float">
            <text:p>0.859546065330505</text:p>
          </table:table-cell>
          <table:table-cell office:value-type="float" office:value="535" calcext:value-type="float">
            <text:p>535</text:p>
          </table:table-cell>
          <table:table-cell office:value-type="float" office:value="140" calcext:value-type="float">
            <text:p>140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Neomycin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table:number-columns-repeated="2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Nitrofurantoin</text:p>
          </table:table-cell>
          <table:table-cell office:value-type="float" office:value="153" calcext:value-type="float">
            <text:p>153</text:p>
          </table:table-cell>
          <table:table-cell office:value-type="float" office:value="4058" calcext:value-type="float">
            <text:p>4058</text:p>
          </table:table-cell>
          <table:table-cell office:value-type="float" office:value="4211" calcext:value-type="float">
            <text:p>4211</text:p>
          </table:table-cell>
          <table:table-cell office:value-type="float" office:value="0.890725135803223" calcext:value-type="float">
            <text:p>0.890725135803223</text:p>
          </table:table-cell>
          <table:table-cell office:value-type="float" office:value="0.812182307243347" calcext:value-type="float">
            <text:p>0.812182307243347</text:p>
          </table:table-cell>
          <table:table-cell office:value-type="float" office:value="0.830026865005493" calcext:value-type="float">
            <text:p>0.830026865005493</text:p>
          </table:table-cell>
          <table:table-cell office:value-type="float" office:value="0.879436492919922" calcext:value-type="float">
            <text:p>0.879436492919922</text:p>
          </table:table-cell>
          <table:table-cell office:value-type="float" office:value="0.906244277954102" calcext:value-type="float">
            <text:p>0.906244277954102</text:p>
          </table:table-cell>
          <table:table-cell office:value-type="float" office:value="412" calcext:value-type="float">
            <text:p>412</text:p>
          </table:table-cell>
          <table:table-cell office:value-type="float" office:value="1696" calcext:value-type="float">
            <text:p>1696</text:p>
          </table:table-cell>
          <table:table-cell office:value-type="float" office:value="0.751380205154419" calcext:value-type="float">
            <text:p>0.751380205154419</text:p>
          </table:table-cell>
          <table:table-cell office:value-type="float" office:value="0.716636717319489" calcext:value-type="float">
            <text:p>0.716636717319489</text:p>
          </table:table-cell>
          <table:table-cell office:value-type="float" office:value="0.71694028377533" calcext:value-type="float">
            <text:p>0.71694028377533</text:p>
          </table:table-cell>
          <table:table-cell office:value-type="float" office:value="0.68706351518631" calcext:value-type="float">
            <text:p>0.68706351518631</text:p>
          </table:table-cell>
          <table:table-cell office:value-type="float" office:value="0.692755460739136" calcext:value-type="float">
            <text:p>0.692755460739136</text:p>
          </table:table-cell>
          <table:table-cell office:value-type="float" office:value="534" calcext:value-type="float">
            <text:p>534</text:p>
          </table:table-cell>
          <table:table-cell office:value-type="float" office:value="481" calcext:value-type="float">
            <text:p>481</text:p>
          </table:table-cell>
          <table:table-cell office:value-type="float" office:value="0.888708591461182" calcext:value-type="float">
            <text:p>0.888708591461182</text:p>
          </table:table-cell>
          <table:table-cell office:value-type="float" office:value="0.897346019744873" calcext:value-type="float">
            <text:p>0.897346019744873</text:p>
          </table:table-cell>
          <table:table-cell office:value-type="float" office:value="0.899697959423065" calcext:value-type="float">
            <text:p>0.899697959423065</text:p>
          </table:table-cell>
          <table:table-cell office:value-type="float" office:value="0.890497326850891" calcext:value-type="float">
            <text:p>0.890497326850891</text:p>
          </table:table-cell>
          <table:table-cell office:value-type="float" office:value="0.895147323608398" calcext:value-type="float">
            <text:p>0.895147323608398</text:p>
          </table:table-cell>
          <table:table-cell office:value-type="float" office:value="325" calcext:value-type="float">
            <text:p>325</text:p>
          </table:table-cell>
          <table:table-cell office:value-type="float" office:value="1426" calcext:value-type="float">
            <text:p>1426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Norfloxac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9085326194763" calcext:value-type="float">
            <text:p>0.479085326194763</text:p>
          </table:table-cell>
          <table:table-cell office:value-type="float" office:value="0.552296161651611" calcext:value-type="float">
            <text:p>0.552296161651611</text:p>
          </table:table-cell>
          <table:table-cell office:value-type="float" office:value="0.64006382226944" calcext:value-type="float">
            <text:p>0.64006382226944</text:p>
          </table:table-cell>
          <table:table-cell office:value-type="float" office:value="0.642608761787415" calcext:value-type="float">
            <text:p>0.642608761787415</text:p>
          </table:table-cell>
          <table:table-cell office:value-type="float" office:value="0.472785890102387" calcext:value-type="float">
            <text:p>0.472785890102387</text:p>
          </table:table-cell>
          <table:table-cell office:value-type="float" office:value="871" calcext:value-type="float">
            <text:p>871</text:p>
          </table:table-cell>
          <table:table-cell office:value-type="float" office:value="5234" calcext:value-type="float">
            <text:p>5234</text:p>
          </table:table-cell>
          <table:table-cell office:value-type="float" office:value="0.447839856147766" calcext:value-type="float">
            <text:p>0.447839856147766</text:p>
          </table:table-cell>
          <table:table-cell office:value-type="float" office:value="0.549712061882019" calcext:value-type="float">
            <text:p>0.549712061882019</text:p>
          </table:table-cell>
          <table:table-cell office:value-type="float" office:value="0.699566841125488" calcext:value-type="float">
            <text:p>0.699566841125488</text:p>
          </table:table-cell>
          <table:table-cell office:value-type="float" office:value="0.694383263587952" calcext:value-type="float">
            <text:p>0.694383263587952</text:p>
          </table:table-cell>
          <table:table-cell office:value-type="float" office:value="0.406020164489746" calcext:value-type="float">
            <text:p>0.406020164489746</text:p>
          </table:table-cell>
          <table:table-cell office:value-type="float" office:value="143" calcext:value-type="float">
            <text:p>143</text:p>
          </table:table-cell>
          <table:table-cell office:value-type="float" office:value="657" calcext:value-type="float">
            <text:p>657</text:p>
          </table:table-cell>
          <table:table-cell office:value-type="float" office:value="0.403100043535233" calcext:value-type="float">
            <text:p>0.403100043535233</text:p>
          </table:table-cell>
          <table:table-cell office:value-type="float" office:value="0.50652152299881" calcext:value-type="float">
            <text:p>0.50652152299881</text:p>
          </table:table-cell>
          <table:table-cell office:value-type="float" office:value="0.696087002754211" calcext:value-type="float">
            <text:p>0.696087002754211</text:p>
          </table:table-cell>
          <table:table-cell office:value-type="float" office:value="0.65367865562439" calcext:value-type="float">
            <text:p>0.65367865562439</text:p>
          </table:table-cell>
          <table:table-cell office:value-type="float" office:value="0.399366199970245" calcext:value-type="float">
            <text:p>0.399366199970245</text:p>
          </table:table-cell>
          <table:table-cell office:value-type="float" office:value="191" calcext:value-type="float">
            <text:p>191</text:p>
          </table:table-cell>
          <table:table-cell office:value-type="float" office:value="1140" calcext:value-type="float">
            <text:p>1140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Novobioc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office:value-type="string" calcext:value-type="string">
            <text:p>NaN</text:p>
          </table:table-cell>
          <table:table-cell office:value-type="float" office:value="0.459293395280838" calcext:value-type="float">
            <text:p>0.459293395280838</text:p>
          </table:table-cell>
          <table:table-cell office:value-type="float" office:value="0.592934012413025" calcext:value-type="float">
            <text:p>0.592934012413025</text:p>
          </table:table-cell>
          <table:table-cell office:value-type="float" office:value="0.159754246473312" calcext:value-type="float">
            <text:p>0.159754246473312</text:p>
          </table:table-cell>
          <table:table-cell office:value-type="float" office:value="0.738863289356232" calcext:value-type="float">
            <text:p>0.738863289356232</text:p>
          </table:table-cell>
          <table:table-cell office:value-type="float" office:value="0.399385571479797" calcext:value-type="float">
            <text:p>0.399385571479797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Oxacillin</text:p>
          </table:table-cell>
          <table:table-cell office:value-type="float" office:value="1868" calcext:value-type="float">
            <text:p>1868</text:p>
          </table:table-cell>
          <table:table-cell office:value-type="float" office:value="3804" calcext:value-type="float">
            <text:p>3804</text:p>
          </table:table-cell>
          <table:table-cell office:value-type="float" office:value="5672" calcext:value-type="float">
            <text:p>5672</text:p>
          </table:table-cell>
          <table:table-cell office:value-type="float" office:value="0.786386787891388" calcext:value-type="float">
            <text:p>0.786386787891388</text:p>
          </table:table-cell>
          <table:table-cell office:value-type="float" office:value="0.79558253288269" calcext:value-type="float">
            <text:p>0.79558253288269</text:p>
          </table:table-cell>
          <table:table-cell office:value-type="float" office:value="0.786703109741211" calcext:value-type="float">
            <text:p>0.786703109741211</text:p>
          </table:table-cell>
          <table:table-cell office:value-type="float" office:value="0.793057143688202" calcext:value-type="float">
            <text:p>0.793057143688202</text:p>
          </table:table-cell>
          <table:table-cell office:value-type="float" office:value="0.789284110069275" calcext:value-type="float">
            <text:p>0.789284110069275</text:p>
          </table:table-cell>
          <table:table-cell office:value-type="float" office:value="4641" calcext:value-type="float">
            <text:p>4641</text:p>
          </table:table-cell>
          <table:table-cell office:value-type="float" office:value="6344" calcext:value-type="float">
            <text:p>6344</text:p>
          </table:table-cell>
          <table:table-cell office:value-type="float" office:value="0.819187164306641" calcext:value-type="float">
            <text:p>0.819187164306641</text:p>
          </table:table-cell>
          <table:table-cell office:value-type="float" office:value="0.82749330997467" calcext:value-type="float">
            <text:p>0.82749330997467</text:p>
          </table:table-cell>
          <table:table-cell office:value-type="float" office:value="0.834561467170715" calcext:value-type="float">
            <text:p>0.834561467170715</text:p>
          </table:table-cell>
          <table:table-cell office:value-type="float" office:value="0.83579957485199" calcext:value-type="float">
            <text:p>0.83579957485199</text:p>
          </table:table-cell>
          <table:table-cell office:value-type="float" office:value="0.834970831871033" calcext:value-type="float">
            <text:p>0.834970831871033</text:p>
          </table:table-cell>
          <table:table-cell office:value-type="float" office:value="186" calcext:value-type="float">
            <text:p>186</text:p>
          </table:table-cell>
          <table:table-cell office:value-type="float" office:value="545" calcext:value-type="float">
            <text:p>545</text:p>
          </table:table-cell>
          <table:table-cell office:value-type="float" office:value="0.901780784130096" calcext:value-type="float">
            <text:p>0.901780784130096</text:p>
          </table:table-cell>
          <table:table-cell office:value-type="float" office:value="0.925882577896118" calcext:value-type="float">
            <text:p>0.925882577896118</text:p>
          </table:table-cell>
          <table:table-cell office:value-type="float" office:value="0.890111029148102" calcext:value-type="float">
            <text:p>0.890111029148102</text:p>
          </table:table-cell>
          <table:table-cell office:value-type="float" office:value="0.922364771366119" calcext:value-type="float">
            <text:p>0.922364771366119</text:p>
          </table:table-cell>
          <table:table-cell office:value-type="float" office:value="0.894730389118195" calcext:value-type="float">
            <text:p>0.894730389118195</text:p>
          </table:table-cell>
          <table:table-cell office:value-type="float" office:value="710" calcext:value-type="float">
            <text:p>710</text:p>
          </table:table-cell>
          <table:table-cell office:value-type="float" office:value="851" calcext:value-type="float">
            <text:p>851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enicillin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float" office:value="186" calcext:value-type="float">
            <text:p>186</text:p>
          </table:table-cell>
          <table:table-cell office:value-type="float" office:value="0.582596898078919" calcext:value-type="float">
            <text:p>0.582596898078919</text:p>
          </table:table-cell>
          <table:table-cell office:value-type="float" office:value="0.525816679000855" calcext:value-type="float">
            <text:p>0.525816679000855</text:p>
          </table:table-cell>
          <table:table-cell office:value-type="float" office:value="0.529767155647278" calcext:value-type="float">
            <text:p>0.529767155647278</text:p>
          </table:table-cell>
          <table:table-cell office:value-type="float" office:value="0.574941456317902" calcext:value-type="float">
            <text:p>0.574941456317902</text:p>
          </table:table-cell>
          <table:table-cell office:value-type="float" office:value="0.537412941455841" calcext:value-type="float">
            <text:p>0.537412941455841</text:p>
          </table:table-cell>
          <table:table-cell office:value-type="float" office:value="9881" calcext:value-type="float">
            <text:p>9881</text:p>
          </table:table-cell>
          <table:table-cell office:value-type="float" office:value="3525" calcext:value-type="float">
            <text:p>3525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583979249000549" calcext:value-type="float">
            <text:p>0.583979249000549</text:p>
          </table:table-cell>
          <table:table-cell office:value-type="float" office:value="0.577897846698761" calcext:value-type="float">
            <text:p>0.577897846698761</text:p>
          </table:table-cell>
          <table:table-cell office:value-type="float" office:value="0.48967444896698" calcext:value-type="float">
            <text:p>0.48967444896698</text:p>
          </table:table-cell>
          <table:table-cell office:value-type="float" office:value="0.586051046848297" calcext:value-type="float">
            <text:p>0.586051046848297</text:p>
          </table:table-cell>
          <table:table-cell office:value-type="float" office:value="0.555359244346619" calcext:value-type="float">
            <text:p>0.555359244346619</text:p>
          </table:table-cell>
          <table:table-cell office:value-type="float" office:value="724" calcext:value-type="float">
            <text:p>724</text:p>
          </table:table-cell>
          <table:table-cell office:value-type="float" office:value="412" calcext:value-type="float">
            <text:p>412</text:p>
          </table:table-cell>
          <table:table-cell office:value-type="float" office:value="0.567343831062317" calcext:value-type="float">
            <text:p>0.567343831062317</text:p>
          </table:table-cell>
          <table:table-cell office:value-type="float" office:value="0.576811492443085" calcext:value-type="float">
            <text:p>0.576811492443085</text:p>
          </table:table-cell>
          <table:table-cell office:value-type="float" office:value="0.560790181159973" calcext:value-type="float">
            <text:p>0.560790181159973</text:p>
          </table:table-cell>
          <table:table-cell office:value-type="float" office:value="0.60945999622345" calcext:value-type="float">
            <text:p>0.60945999622345</text:p>
          </table:table-cell>
          <table:table-cell office:value-type="float" office:value="0.589619219303131" calcext:value-type="float">
            <text:p>0.589619219303131</text:p>
          </table:table-cell>
          <table:table-cell office:value-type="float" office:value="1826" calcext:value-type="float">
            <text:p>182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PenicillinG</text:p>
          </table:table-cell>
          <table:table-cell office:value-type="float" office:value="5883" calcext:value-type="float">
            <text:p>5883</text:p>
          </table:table-cell>
          <table:table-cell office:value-type="float" office:value="1885" calcext:value-type="float">
            <text:p>1885</text:p>
          </table:table-cell>
          <table:table-cell office:value-type="float" office:value="7768" calcext:value-type="float">
            <text:p>7768</text:p>
          </table:table-cell>
          <table:table-cell table:number-columns-repeated="2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enicillin_with_endokardit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7381732463837" calcext:value-type="float">
            <text:p>0.637381732463837</text:p>
          </table:table-cell>
          <table:table-cell office:value-type="float" office:value="0.440641611814499" calcext:value-type="float">
            <text:p>0.440641611814499</text:p>
          </table:table-cell>
          <table:table-cell office:value-type="float" office:value="0.346799254417419" calcext:value-type="float">
            <text:p>0.346799254417419</text:p>
          </table:table-cell>
          <table:table-cell office:value-type="float" office:value="0.449216425418854" calcext:value-type="float">
            <text:p>0.449216425418854</text:p>
          </table:table-cell>
          <table:table-cell office:value-type="float" office:value="0.454390913248062" calcext:value-type="float">
            <text:p>0.454390913248062</text:p>
          </table:table-cell>
          <table:table-cell office:value-type="float" office:value="178" calcext:value-type="float">
            <text:p>178</text:p>
          </table:table-cell>
          <table:table-cell office:value-type="float" office:value="152" calcext:value-type="float">
            <text:p>152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enicillin_with_meningit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7652817964554" calcext:value-type="float">
            <text:p>0.477652817964554</text:p>
          </table:table-cell>
          <table:table-cell office:value-type="float" office:value="0.557051956653595" calcext:value-type="float">
            <text:p>0.557051956653595</text:p>
          </table:table-cell>
          <table:table-cell office:value-type="float" office:value="0.484386563301086" calcext:value-type="float">
            <text:p>0.484386563301086</text:p>
          </table:table-cell>
          <table:table-cell office:value-type="float" office:value="0.450939774513245" calcext:value-type="float">
            <text:p>0.450939774513245</text:p>
          </table:table-cell>
          <table:table-cell office:value-type="float" office:value="0.412017166614532" calcext:value-type="float">
            <text:p>0.412017166614532</text:p>
          </table:table-cell>
          <table:table-cell office:value-type="float" office:value="58" calcext:value-type="float">
            <text:p>58</text:p>
          </table:table-cell>
          <table:table-cell office:value-type="float" office:value="233" calcext:value-type="float">
            <text:p>233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enicillin_with_other_infecti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12326061725617" calcext:value-type="float">
            <text:p>0.512326061725617</text:p>
          </table:table-cell>
          <table:table-cell office:value-type="float" office:value="0.428280830383301" calcext:value-type="float">
            <text:p>0.428280830383301</text:p>
          </table:table-cell>
          <table:table-cell office:value-type="float" office:value="0.496867597103119" calcext:value-type="float">
            <text:p>0.496867597103119</text:p>
          </table:table-cell>
          <table:table-cell office:value-type="float" office:value="0.460580885410309" calcext:value-type="float">
            <text:p>0.460580885410309</text:p>
          </table:table-cell>
          <table:table-cell office:value-type="float" office:value="0.44414609670639" calcext:value-type="float">
            <text:p>0.44414609670639</text:p>
          </table:table-cell>
          <table:table-cell office:value-type="float" office:value="51" calcext:value-type="float">
            <text:p>51</text:p>
          </table:table-cell>
          <table:table-cell office:value-type="float" office:value="241" calcext:value-type="float">
            <text:p>241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enicillin_with_pneumon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56820499897" calcext:value-type="float">
            <text:p>0.4756820499897</text:p>
          </table:table-cell>
          <table:table-cell office:value-type="float" office:value="0.422597825527191" calcext:value-type="float">
            <text:p>0.422597825527191</text:p>
          </table:table-cell>
          <table:table-cell office:value-type="float" office:value="0.513938307762146" calcext:value-type="float">
            <text:p>0.513938307762146</text:p>
          </table:table-cell>
          <table:table-cell office:value-type="float" office:value="0.225682094693184" calcext:value-type="float">
            <text:p>0.225682094693184</text:p>
          </table:table-cell>
          <table:table-cell office:value-type="float" office:value="0.331850528717041" calcext:value-type="float">
            <text:p>0.331850528717041</text:p>
          </table:table-cell>
          <table:table-cell office:value-type="float" office:value="12" calcext:value-type="float">
            <text:p>12</text:p>
          </table:table-cell>
          <table:table-cell office:value-type="float" office:value="281" calcext:value-type="float">
            <text:p>281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enicillin_without_endokardit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7992627620697" calcext:value-type="float">
            <text:p>0.567992627620697</text:p>
          </table:table-cell>
          <table:table-cell office:value-type="float" office:value="0.492560923099518" calcext:value-type="float">
            <text:p>0.492560923099518</text:p>
          </table:table-cell>
          <table:table-cell office:value-type="float" office:value="0.524167418479919" calcext:value-type="float">
            <text:p>0.524167418479919</text:p>
          </table:table-cell>
          <table:table-cell office:value-type="float" office:value="0.449853539466858" calcext:value-type="float">
            <text:p>0.449853539466858</text:p>
          </table:table-cell>
          <table:table-cell office:value-type="float" office:value="0.461108535528183" calcext:value-type="float">
            <text:p>0.461108535528183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iperacillin</text:p>
          </table:table-cell>
          <table:table-cell office:value-type="float" office:value="1557" calcext:value-type="float">
            <text:p>1557</text:p>
          </table:table-cell>
          <table:table-cell office:value-type="float" office:value="60" calcext:value-type="float">
            <text:p>60</text:p>
          </table:table-cell>
          <table:table-cell office:value-type="float" office:value="1617" calcext:value-type="float">
            <text:p>1617</text:p>
          </table:table-cell>
          <table:table-cell table:number-columns-repeated="21" office:value-type="string" calcext:value-type="string">
            <text:p>NaN</text:p>
          </table:table-cell>
          <table:table-cell office:value-type="float" office:value="0.612356424331665" calcext:value-type="float">
            <text:p>0.612356424331665</text:p>
          </table:table-cell>
          <table:table-cell office:value-type="float" office:value="0.62598592042923" calcext:value-type="float">
            <text:p>0.62598592042923</text:p>
          </table:table-cell>
          <table:table-cell office:value-type="float" office:value="0.613255858421326" calcext:value-type="float">
            <text:p>0.613255858421326</text:p>
          </table:table-cell>
          <table:table-cell office:value-type="float" office:value="0.607305884361267" calcext:value-type="float">
            <text:p>0.607305884361267</text:p>
          </table:table-cell>
          <table:table-cell office:value-type="float" office:value="0.608205378055573" calcext:value-type="float">
            <text:p>0.608205378055573</text:p>
          </table:table-cell>
          <table:table-cell office:value-type="float" office:value="33" calcext:value-type="float">
            <text:p>3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Piperacillin-Tazobactam</text:p>
          </table:table-cell>
          <table:table-cell office:value-type="float" office:value="3343" calcext:value-type="float">
            <text:p>3343</text:p>
          </table:table-cell>
          <table:table-cell office:value-type="float" office:value="8624" calcext:value-type="float">
            <text:p>8624</text:p>
          </table:table-cell>
          <table:table-cell office:value-type="float" office:value="11967" calcext:value-type="float">
            <text:p>11967</text:p>
          </table:table-cell>
          <table:table-cell office:value-type="float" office:value="0.504645705223084" calcext:value-type="float">
            <text:p>0.504645705223084</text:p>
          </table:table-cell>
          <table:table-cell office:value-type="float" office:value="0.507495522499085" calcext:value-type="float">
            <text:p>0.507495522499085</text:p>
          </table:table-cell>
          <table:table-cell office:value-type="float" office:value="0.561400711536408" calcext:value-type="float">
            <text:p>0.561400711536408</text:p>
          </table:table-cell>
          <table:table-cell office:value-type="float" office:value="0.541280627250671" calcext:value-type="float">
            <text:p>0.541280627250671</text:p>
          </table:table-cell>
          <table:table-cell office:value-type="float" office:value="0.568698048591614" calcext:value-type="float">
            <text:p>0.568698048591614</text:p>
          </table:table-cell>
          <table:table-cell office:value-type="float" office:value="6546" calcext:value-type="float">
            <text:p>6546</text:p>
          </table:table-cell>
          <table:table-cell office:value-type="float" office:value="21852" calcext:value-type="float">
            <text:p>21852</text:p>
          </table:table-cell>
          <table:table-cell office:value-type="float" office:value="0.629068851470947" calcext:value-type="float">
            <text:p>0.629068851470947</text:p>
          </table:table-cell>
          <table:table-cell office:value-type="float" office:value="0.642353236675263" calcext:value-type="float">
            <text:p>0.642353236675263</text:p>
          </table:table-cell>
          <table:table-cell office:value-type="float" office:value="0.657235503196716" calcext:value-type="float">
            <text:p>0.657235503196716</text:p>
          </table:table-cell>
          <table:table-cell office:value-type="float" office:value="0.621709883213043" calcext:value-type="float">
            <text:p>0.621709883213043</text:p>
          </table:table-cell>
          <table:table-cell office:value-type="float" office:value="0.646052896976471" calcext:value-type="float">
            <text:p>0.646052896976471</text:p>
          </table:table-cell>
          <table:table-cell office:value-type="float" office:value="188" calcext:value-type="float">
            <text:p>188</text:p>
          </table:table-cell>
          <table:table-cell office:value-type="float" office:value="987" calcext:value-type="float">
            <text:p>987</text:p>
          </table:table-cell>
          <table:table-cell office:value-type="float" office:value="0.623343169689179" calcext:value-type="float">
            <text:p>0.623343169689179</text:p>
          </table:table-cell>
          <table:table-cell office:value-type="float" office:value="0.614040315151215" calcext:value-type="float">
            <text:p>0.614040315151215</text:p>
          </table:table-cell>
          <table:table-cell office:value-type="float" office:value="0.625794410705566" calcext:value-type="float">
            <text:p>0.625794410705566</text:p>
          </table:table-cell>
          <table:table-cell office:value-type="float" office:value="0.63514769077301" calcext:value-type="float">
            <text:p>0.63514769077301</text:p>
          </table:table-cell>
          <table:table-cell office:value-type="float" office:value="0.626856446266174" calcext:value-type="float">
            <text:p>0.626856446266174</text:p>
          </table:table-cell>
          <table:table-cell office:value-type="float" office:value="309" calcext:value-type="float">
            <text:p>309</text:p>
          </table:table-cell>
          <table:table-cell office:value-type="float" office:value="2185" calcext:value-type="float">
            <text:p>2185</text:p>
          </table:table-cell>
          <table:table-cell office:value-type="float" office:value="0.590053558349609" calcext:value-type="float">
            <text:p>0.590053558349609</text:p>
          </table:table-cell>
          <table:table-cell office:value-type="float" office:value="0.590134203433991" calcext:value-type="float">
            <text:p>0.590134203433991</text:p>
          </table:table-cell>
          <table:table-cell office:value-type="float" office:value="0.580479621887207" calcext:value-type="float">
            <text:p>0.580479621887207</text:p>
          </table:table-cell>
          <table:table-cell office:value-type="float" office:value="0.584419965744019" calcext:value-type="float">
            <text:p>0.584419965744019</text:p>
          </table:table-cell>
          <table:table-cell office:value-type="float" office:value="0.599090814590454" calcext:value-type="float">
            <text:p>0.599090814590454</text:p>
          </table:table-cell>
          <table:table-cell office:value-type="float" office:value="573" calcext:value-type="float">
            <text:p>573</text:p>
          </table:table-cell>
          <table:table-cell office:value-type="float" office:value="6284" calcext:value-type="float">
            <text:p>6284</text:p>
          </table:table-cell>
        </table:table-row>
        <table:table-row table:style-name="ro1">
          <table:table-cell office:value-type="string" calcext:value-type="string">
            <text:p>Polymyxin 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office:value-type="string" calcext:value-type="string">
            <text:p>NaN</text:p>
          </table:table-cell>
          <table:table-cell office:value-type="float" office:value="0.518421232700348" calcext:value-type="float">
            <text:p>0.518421232700348</text:p>
          </table:table-cell>
          <table:table-cell office:value-type="float" office:value="0.21872116625309" calcext:value-type="float">
            <text:p>0.21872116625309</text:p>
          </table:table-cell>
          <table:table-cell office:value-type="float" office:value="0.393953025341034" calcext:value-type="float">
            <text:p>0.393953025341034</text:p>
          </table:table-cell>
          <table:table-cell office:value-type="float" office:value="0.503866136074066" calcext:value-type="float">
            <text:p>0.503866136074066</text:p>
          </table:table-cell>
          <table:table-cell office:value-type="float" office:value="0.268341302871704" calcext:value-type="float">
            <text:p>0.268341302871704</text:p>
          </table:table-cell>
          <table:table-cell office:value-type="float" office:value="486" calcext:value-type="float">
            <text:p>486</text:p>
          </table:table-cell>
          <table:table-cell office:value-type="float" office:value="2305" calcext:value-type="float">
            <text:p>2305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osaconaz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07685661315918" calcext:value-type="float">
            <text:p>0.507685661315918</text:p>
          </table:table-cell>
          <table:table-cell office:value-type="float" office:value="0.375590682029724" calcext:value-type="float">
            <text:p>0.375590682029724</text:p>
          </table:table-cell>
          <table:table-cell office:value-type="float" office:value="0.67057728767395" calcext:value-type="float">
            <text:p>0.67057728767395</text:p>
          </table:table-cell>
          <table:table-cell office:value-type="float" office:value="0.251751691102982" calcext:value-type="float">
            <text:p>0.251751691102982</text:p>
          </table:table-cell>
          <table:table-cell office:value-type="float" office:value="0.225191459059715" calcext:value-type="float">
            <text:p>0.225191459059715</text:p>
          </table:table-cell>
          <table:table-cell office:value-type="float" office:value="51" calcext:value-type="float">
            <text:p>51</text:p>
          </table:table-cell>
          <table:table-cell office:value-type="float" office:value="361" calcext:value-type="float">
            <text:p>361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Quinolon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0217773914337" calcext:value-type="float">
            <text:p>0.460217773914337</text:p>
          </table:table-cell>
          <table:table-cell office:value-type="float" office:value="0.492881119251251" calcext:value-type="float">
            <text:p>0.492881119251251</text:p>
          </table:table-cell>
          <table:table-cell office:value-type="float" office:value="0.319514244794846" calcext:value-type="float">
            <text:p>0.319514244794846</text:p>
          </table:table-cell>
          <table:table-cell office:value-type="float" office:value="0.710217714309692" calcext:value-type="float">
            <text:p>0.710217714309692</text:p>
          </table:table-cell>
          <table:table-cell office:value-type="float" office:value="0.660385251045227" calcext:value-type="float">
            <text:p>0.660385251045227</text:p>
          </table:table-cell>
          <table:table-cell office:value-type="float" office:value="12" calcext:value-type="float">
            <text:p>12</text:p>
          </table:table-cell>
          <table:table-cell office:value-type="float" office:value="199" calcext:value-type="float">
            <text:p>199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Rifampicin</text:p>
          </table:table-cell>
          <table:table-cell office:value-type="float" office:value="184" calcext:value-type="float">
            <text:p>184</text:p>
          </table:table-cell>
          <table:table-cell office:value-type="float" office:value="5472" calcext:value-type="float">
            <text:p>5472</text:p>
          </table:table-cell>
          <table:table-cell office:value-type="float" office:value="5656" calcext:value-type="float">
            <text:p>5656</text:p>
          </table:table-cell>
          <table:table-cell office:value-type="float" office:value="0.771171867847443" calcext:value-type="float">
            <text:p>0.771171867847443</text:p>
          </table:table-cell>
          <table:table-cell office:value-type="float" office:value="0.786734521389008" calcext:value-type="float">
            <text:p>0.786734521389008</text:p>
          </table:table-cell>
          <table:table-cell office:value-type="float" office:value="0.766885697841644" calcext:value-type="float">
            <text:p>0.766885697841644</text:p>
          </table:table-cell>
          <table:table-cell office:value-type="float" office:value="0.773175299167633" calcext:value-type="float">
            <text:p>0.773175299167633</text:p>
          </table:table-cell>
          <table:table-cell office:value-type="float" office:value="0.776615023612976" calcext:value-type="float">
            <text:p>0.776615023612976</text:p>
          </table:table-cell>
          <table:table-cell office:value-type="float" office:value="542" calcext:value-type="float">
            <text:p>542</text:p>
          </table:table-cell>
          <table:table-cell office:value-type="float" office:value="10424" calcext:value-type="float">
            <text:p>10424</text:p>
          </table:table-cell>
          <table:table-cell office:value-type="float" office:value="0.765720963478088" calcext:value-type="float">
            <text:p>0.765720963478088</text:p>
          </table:table-cell>
          <table:table-cell office:value-type="float" office:value="0.81437075138092" calcext:value-type="float">
            <text:p>0.81437075138092</text:p>
          </table:table-cell>
          <table:table-cell office:value-type="float" office:value="0.82480263710022" calcext:value-type="float">
            <text:p>0.82480263710022</text:p>
          </table:table-cell>
          <table:table-cell office:value-type="float" office:value="0.731890380382538" calcext:value-type="float">
            <text:p>0.731890380382538</text:p>
          </table:table-cell>
          <table:table-cell office:value-type="float" office:value="0.770108222961426" calcext:value-type="float">
            <text:p>0.770108222961426</text:p>
          </table:table-cell>
          <table:table-cell office:value-type="float" office:value="13" calcext:value-type="float">
            <text:p>13</text:p>
          </table:table-cell>
          <table:table-cell office:value-type="float" office:value="789" calcext:value-type="float">
            <text:p>789</text:p>
          </table:table-cell>
          <table:table-cell office:value-type="float" office:value="0.487238228321075" calcext:value-type="float">
            <text:p>0.487238228321075</text:p>
          </table:table-cell>
          <table:table-cell office:value-type="float" office:value="0.72774863243103" calcext:value-type="float">
            <text:p>0.72774863243103</text:p>
          </table:table-cell>
          <table:table-cell office:value-type="float" office:value="0.643979072570801" calcext:value-type="float">
            <text:p>0.643979072570801</text:p>
          </table:table-cell>
          <table:table-cell office:value-type="float" office:value="0.810536742210388" calcext:value-type="float">
            <text:p>0.810536742210388</text:p>
          </table:table-cell>
          <table:table-cell office:value-type="float" office:value="0.721204221248627" calcext:value-type="float">
            <text:p>0.721204221248627</text:p>
          </table:table-cell>
          <table:table-cell office:value-type="float" office:value="4" calcext:value-type="float">
            <text:p>4</text:p>
          </table:table-cell>
          <table:table-cell office:value-type="float" office:value="764" calcext:value-type="float">
            <text:p>764</text:p>
          </table:table-cell>
          <table:table-cell office:value-type="float" office:value="0.669121742248535" calcext:value-type="float">
            <text:p>0.669121742248535</text:p>
          </table:table-cell>
          <table:table-cell office:value-type="float" office:value="0.68610006570816" calcext:value-type="float">
            <text:p>0.68610006570816</text:p>
          </table:table-cell>
          <table:table-cell office:value-type="float" office:value="0.66594922542572" calcext:value-type="float">
            <text:p>0.66594922542572</text:p>
          </table:table-cell>
          <table:table-cell office:value-type="float" office:value="0.732443690299988" calcext:value-type="float">
            <text:p>0.732443690299988</text:p>
          </table:table-cell>
          <table:table-cell office:value-type="float" office:value="0.626891136169434" calcext:value-type="float">
            <text:p>0.626891136169434</text:p>
          </table:table-cell>
          <table:table-cell office:value-type="float" office:value="21" calcext:value-type="float">
            <text:p>21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string" calcext:value-type="string">
            <text:p>Rifampicin_1mg-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repomycin_high_leve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593406617641449" calcext:value-type="float">
            <text:p>0.593406617641449</text:p>
          </table:table-cell>
          <table:table-cell office:value-type="float" office:value="0.494505524635315" calcext:value-type="float">
            <text:p>0.494505524635315</text:p>
          </table:table-cell>
          <table:table-cell office:value-type="float" office:value="0.46428570151329" calcext:value-type="float">
            <text:p>0.46428570151329</text:p>
          </table:table-cell>
          <table:table-cell office:value-type="float" office:value="0.598901093006134" calcext:value-type="float">
            <text:p>0.598901093006134</text:p>
          </table:table-cell>
          <table:table-cell office:value-type="float" office:value="0.554258227348328" calcext:value-type="float">
            <text:p>0.55425822734832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Teicoplanin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.429882824420929" calcext:value-type="float">
            <text:p>0.429882824420929</text:p>
          </table:table-cell>
          <table:table-cell office:value-type="float" office:value="0.508804202079773" calcext:value-type="float">
            <text:p>0.508804202079773</text:p>
          </table:table-cell>
          <table:table-cell office:value-type="float" office:value="0.484609872102737" calcext:value-type="float">
            <text:p>0.484609872102737</text:p>
          </table:table-cell>
          <table:table-cell office:value-type="float" office:value="0.477169275283814" calcext:value-type="float">
            <text:p>0.477169275283814</text:p>
          </table:table-cell>
          <table:table-cell office:value-type="float" office:value="0.527610301971436" calcext:value-type="float">
            <text:p>0.527610301971436</text:p>
          </table:table-cell>
          <table:table-cell office:value-type="float" office:value="226" calcext:value-type="float">
            <text:p>226</text:p>
          </table:table-cell>
          <table:table-cell office:value-type="float" office:value="7465" calcext:value-type="float">
            <text:p>7465</text:p>
          </table:table-cell>
          <table:table-cell office:value-type="float" office:value="0.245244562625885" calcext:value-type="float">
            <text:p>0.245244562625885</text:p>
          </table:table-cell>
          <table:table-cell office:value-type="float" office:value="0.248641297221184" calcext:value-type="float">
            <text:p>0.248641297221184</text:p>
          </table:table-cell>
          <table:table-cell office:value-type="float" office:value="0.188586950302124" calcext:value-type="float">
            <text:p>0.188586950302124</text:p>
          </table:table-cell>
          <table:table-cell office:value-type="float" office:value="0.2616848051548" calcext:value-type="float">
            <text:p>0.2616848051548</text:p>
          </table:table-cell>
          <table:table-cell office:value-type="float" office:value="0.199048921465874" calcext:value-type="float">
            <text:p>0.199048921465874</text:p>
          </table:table-cell>
          <table:table-cell office:value-type="float" office:value="10" calcext:value-type="float">
            <text:p>10</text:p>
          </table:table-cell>
          <table:table-cell office:value-type="float" office:value="736" calcext:value-type="float">
            <text:p>736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378584235906601" calcext:value-type="float">
            <text:p>0.378584235906601</text:p>
          </table:table-cell>
          <table:table-cell office:value-type="float" office:value="0.453853040933609" calcext:value-type="float">
            <text:p>0.453853040933609</text:p>
          </table:table-cell>
          <table:table-cell office:value-type="float" office:value="0.474910408258438" calcext:value-type="float">
            <text:p>0.474910408258438</text:p>
          </table:table-cell>
          <table:table-cell office:value-type="float" office:value="0.525985658168793" calcext:value-type="float">
            <text:p>0.525985658168793</text:p>
          </table:table-cell>
          <table:table-cell office:value-type="float" office:value="0.443548381328583" calcext:value-type="float">
            <text:p>0.443548381328583</text:p>
          </table:table-cell>
          <table:table-cell office:value-type="float" office:value="8" calcext:value-type="float">
            <text:p>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Teicoplanin_G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450000017881393" calcext:value-type="float">
            <text:p>0.450000017881393</text:p>
          </table:table-cell>
          <table:table-cell office:value-type="float" office:value="0.700000047683716" calcext:value-type="float">
            <text:p>0.700000047683716</text:p>
          </table:table-cell>
          <table:table-cell office:value-type="float" office:value="0.600000023841858" calcext:value-type="float">
            <text:p>0.60000002384185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Tetracycline</text:p>
          </table:table-cell>
          <table:table-cell office:value-type="float" office:value="1356" calcext:value-type="float">
            <text:p>1356</text:p>
          </table:table-cell>
          <table:table-cell office:value-type="float" office:value="4625" calcext:value-type="float">
            <text:p>4625</text:p>
          </table:table-cell>
          <table:table-cell office:value-type="float" office:value="5981" calcext:value-type="float">
            <text:p>5981</text:p>
          </table:table-cell>
          <table:table-cell office:value-type="float" office:value="0.839129030704498" calcext:value-type="float">
            <text:p>0.839129030704498</text:p>
          </table:table-cell>
          <table:table-cell office:value-type="float" office:value="0.840835452079773" calcext:value-type="float">
            <text:p>0.840835452079773</text:p>
          </table:table-cell>
          <table:table-cell office:value-type="float" office:value="0.837831258773804" calcext:value-type="float">
            <text:p>0.837831258773804</text:p>
          </table:table-cell>
          <table:table-cell office:value-type="float" office:value="0.834097504615784" calcext:value-type="float">
            <text:p>0.834097504615784</text:p>
          </table:table-cell>
          <table:table-cell office:value-type="float" office:value="0.829951643943787" calcext:value-type="float">
            <text:p>0.829951643943787</text:p>
          </table:table-cell>
          <table:table-cell office:value-type="float" office:value="3082" calcext:value-type="float">
            <text:p>3082</text:p>
          </table:table-cell>
          <table:table-cell office:value-type="float" office:value="6836" calcext:value-type="float">
            <text:p>6836</text:p>
          </table:table-cell>
          <table:table-cell office:value-type="float" office:value="0.471825748682022" calcext:value-type="float">
            <text:p>0.471825748682022</text:p>
          </table:table-cell>
          <table:table-cell office:value-type="float" office:value="0.574904799461365" calcext:value-type="float">
            <text:p>0.574904799461365</text:p>
          </table:table-cell>
          <table:table-cell office:value-type="float" office:value="0.558933198451996" calcext:value-type="float">
            <text:p>0.558933198451996</text:p>
          </table:table-cell>
          <table:table-cell office:value-type="float" office:value="0.603511452674866" calcext:value-type="float">
            <text:p>0.603511452674866</text:p>
          </table:table-cell>
          <table:table-cell office:value-type="float" office:value="0.520657002925873" calcext:value-type="float">
            <text:p>0.520657002925873</text:p>
          </table:table-cell>
          <table:table-cell office:value-type="float" office:value="130" calcext:value-type="float">
            <text:p>130</text:p>
          </table:table-cell>
          <table:table-cell office:value-type="float" office:value="747" calcext:value-type="float">
            <text:p>747</text:p>
          </table:table-cell>
          <table:table-cell office:value-type="float" office:value="0.424385637044907" calcext:value-type="float">
            <text:p>0.424385637044907</text:p>
          </table:table-cell>
          <table:table-cell office:value-type="float" office:value="0.491493403911591" calcext:value-type="float">
            <text:p>0.491493403911591</text:p>
          </table:table-cell>
          <table:table-cell office:value-type="float" office:value="0.317580372095108" calcext:value-type="float">
            <text:p>0.317580372095108</text:p>
          </table:table-cell>
          <table:table-cell office:value-type="float" office:value="0.294896006584168" calcext:value-type="float">
            <text:p>0.294896006584168</text:p>
          </table:table-cell>
          <table:table-cell office:value-type="float" office:value="0.405482053756714" calcext:value-type="float">
            <text:p>0.40548205375671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0.727914810180664" calcext:value-type="float">
            <text:p>0.727914810180664</text:p>
          </table:table-cell>
          <table:table-cell office:value-type="float" office:value="0.735236883163452" calcext:value-type="float">
            <text:p>0.735236883163452</text:p>
          </table:table-cell>
          <table:table-cell office:value-type="float" office:value="0.723791062831879" calcext:value-type="float">
            <text:p>0.723791062831879</text:p>
          </table:table-cell>
          <table:table-cell office:value-type="float" office:value="0.732815265655518" calcext:value-type="float">
            <text:p>0.732815265655518</text:p>
          </table:table-cell>
          <table:table-cell office:value-type="float" office:value="0.723250567913055" calcext:value-type="float">
            <text:p>0.723250567913055</text:p>
          </table:table-cell>
          <table:table-cell office:value-type="float" office:value="299" calcext:value-type="float">
            <text:p>299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string" calcext:value-type="string">
            <text:p>Ticarcill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1" office:value-type="string" calcext:value-type="string">
            <text:p>NaN</text:p>
          </table:table-cell>
          <table:table-cell office:value-type="float" office:value="0.477530121803284" calcext:value-type="float">
            <text:p>0.477530121803284</text:p>
          </table:table-cell>
          <table:table-cell office:value-type="float" office:value="0.464925140142441" calcext:value-type="float">
            <text:p>0.464925140142441</text:p>
          </table:table-cell>
          <table:table-cell office:value-type="float" office:value="0.527219593524933" calcext:value-type="float">
            <text:p>0.527219593524933</text:p>
          </table:table-cell>
          <table:table-cell office:value-type="float" office:value="0.468761414289475" calcext:value-type="float">
            <text:p>0.468761414289475</text:p>
          </table:table-cell>
          <table:table-cell office:value-type="float" office:value="0.532334685325623" calcext:value-type="float">
            <text:p>0.532334685325623</text:p>
          </table:table-cell>
          <table:table-cell office:value-type="float" office:value="161" calcext:value-type="float">
            <text:p>16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icarcillin-Clavulan aci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NaN</text:p>
          </table:table-cell>
          <table:table-cell office:value-type="float" office:value="0.456914246082306" calcext:value-type="float">
            <text:p>0.456914246082306</text:p>
          </table:table-cell>
          <table:table-cell office:value-type="float" office:value="0.479081034660339" calcext:value-type="float">
            <text:p>0.479081034660339</text:p>
          </table:table-cell>
          <table:table-cell office:value-type="float" office:value="0.503376364707947" calcext:value-type="float">
            <text:p>0.503376364707947</text:p>
          </table:table-cell>
          <table:table-cell office:value-type="float" office:value="0.470713466405869" calcext:value-type="float">
            <text:p>0.470713466405869</text:p>
          </table:table-cell>
          <table:table-cell office:value-type="float" office:value="0.481429845094681" calcext:value-type="float">
            <text:p>0.481429845094681</text:p>
          </table:table-cell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Tigecycline</text:p>
          </table:table-cell>
          <table:table-cell office:value-type="float" office:value="99" calcext:value-type="float">
            <text:p>99</text:p>
          </table:table-cell>
          <table:table-cell office:value-type="float" office:value="9560" calcext:value-type="float">
            <text:p>9560</text:p>
          </table:table-cell>
          <table:table-cell office:value-type="float" office:value="9659" calcext:value-type="float">
            <text:p>9659</text:p>
          </table:table-cell>
          <table:table-cell office:value-type="float" office:value="0.756024122238159" calcext:value-type="float">
            <text:p>0.756024122238159</text:p>
          </table:table-cell>
          <table:table-cell office:value-type="float" office:value="0.723297536373138" calcext:value-type="float">
            <text:p>0.723297536373138</text:p>
          </table:table-cell>
          <table:table-cell office:value-type="float" office:value="0.751149713993073" calcext:value-type="float">
            <text:p>0.751149713993073</text:p>
          </table:table-cell>
          <table:table-cell office:value-type="float" office:value="0.675019085407257" calcext:value-type="float">
            <text:p>0.675019085407257</text:p>
          </table:table-cell>
          <table:table-cell office:value-type="float" office:value="0.765887320041657" calcext:value-type="float">
            <text:p>0.765887320041657</text:p>
          </table:table-cell>
          <table:table-cell office:value-type="float" office:value="48" calcext:value-type="float">
            <text:p>48</text:p>
          </table:table-cell>
          <table:table-cell office:value-type="float" office:value="12232" calcext:value-type="float">
            <text:p>12232</text:p>
          </table:table-cell>
          <table:table-cell office:value-type="float" office:value="0.621989548206329" calcext:value-type="float">
            <text:p>0.621989548206329</text:p>
          </table:table-cell>
          <table:table-cell office:value-type="float" office:value="0.717277467250824" calcext:value-type="float">
            <text:p>0.717277467250824</text:p>
          </table:table-cell>
          <table:table-cell office:value-type="float" office:value="0.47068065404892" calcext:value-type="float">
            <text:p>0.47068065404892</text:p>
          </table:table-cell>
          <table:table-cell office:value-type="float" office:value="0.552879571914673" calcext:value-type="float">
            <text:p>0.552879571914673</text:p>
          </table:table-cell>
          <table:table-cell office:value-type="float" office:value="0.896858632564545" calcext:value-type="float">
            <text:p>0.896858632564545</text:p>
          </table:table-cell>
          <table:table-cell office:value-type="float" office:value="2" calcext:value-type="float">
            <text:p>2</text:p>
          </table:table-cell>
          <table:table-cell office:value-type="float" office:value="955" calcext:value-type="float">
            <text:p>955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297782123088837" calcext:value-type="float">
            <text:p>0.297782123088837</text:p>
          </table:table-cell>
          <table:table-cell office:value-type="float" office:value="0.656881928443909" calcext:value-type="float">
            <text:p>0.656881928443909</text:p>
          </table:table-cell>
          <table:table-cell office:value-type="float" office:value="0.704664051532745" calcext:value-type="float">
            <text:p>0.704664051532745</text:p>
          </table:table-cell>
          <table:table-cell office:value-type="float" office:value="0.522178769111633" calcext:value-type="float">
            <text:p>0.522178769111633</text:p>
          </table:table-cell>
          <table:table-cell office:value-type="float" office:value="0.189334630966187" calcext:value-type="float">
            <text:p>0.189334630966187</text:p>
          </table:table-cell>
          <table:table-cell office:value-type="float" office:value="2" calcext:value-type="float">
            <text:p>2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string" calcext:value-type="string">
            <text:p>Tobramycin</text:p>
          </table:table-cell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 office:value-type="float" office:value="1685" calcext:value-type="float">
            <text:p>1685</text:p>
          </table:table-cell>
          <table:table-cell office:value-type="float" office:value="0.505732536315918" calcext:value-type="float">
            <text:p>0.505732536315918</text:p>
          </table:table-cell>
          <table:table-cell office:value-type="float" office:value="0.507948338985443" calcext:value-type="float">
            <text:p>0.507948338985443</text:p>
          </table:table-cell>
          <table:table-cell office:value-type="float" office:value="0.498560935258865" calcext:value-type="float">
            <text:p>0.498560935258865</text:p>
          </table:table-cell>
          <table:table-cell office:value-type="float" office:value="0.489131808280945" calcext:value-type="float">
            <text:p>0.489131808280945</text:p>
          </table:table-cell>
          <table:table-cell office:value-type="float" office:value="0.513567864894867" calcext:value-type="float">
            <text:p>0.513567864894867</text:p>
          </table:table-cell>
          <table:table-cell office:value-type="float" office:value="1695" calcext:value-type="float">
            <text:p>1695</text:p>
          </table:table-cell>
          <table:table-cell office:value-type="float" office:value="16495" calcext:value-type="float">
            <text:p>16495</text:p>
          </table:table-cell>
          <table:table-cell table:number-columns-repeated="14" office:value-type="string" calcext:value-type="string">
            <text:p>NaN</text:p>
          </table:table-cell>
          <table:table-cell office:value-type="float" office:value="0.396964848041534" calcext:value-type="float">
            <text:p>0.396964848041534</text:p>
          </table:table-cell>
          <table:table-cell office:value-type="float" office:value="0.425851970911026" calcext:value-type="float">
            <text:p>0.425851970911026</text:p>
          </table:table-cell>
          <table:table-cell office:value-type="float" office:value="0.422657072544098" calcext:value-type="float">
            <text:p>0.422657072544098</text:p>
          </table:table-cell>
          <table:table-cell office:value-type="float" office:value="0.46858361363411" calcext:value-type="float">
            <text:p>0.46858361363411</text:p>
          </table:table-cell>
          <table:table-cell office:value-type="float" office:value="0.455937176942825" calcext:value-type="float">
            <text:p>0.455937176942825</text:p>
          </table:table-cell>
          <table:table-cell office:value-type="float" office:value="12" calcext:value-type="float">
            <text:p>1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Vancomycin</text:p>
          </table:table-cell>
          <table:table-cell office:value-type="float" office:value="330" calcext:value-type="float">
            <text:p>330</text:p>
          </table:table-cell>
          <table:table-cell office:value-type="float" office:value="10551" calcext:value-type="float">
            <text:p>10551</text:p>
          </table:table-cell>
          <table:table-cell office:value-type="float" office:value="10881" calcext:value-type="float">
            <text:p>10881</text:p>
          </table:table-cell>
          <table:table-cell office:value-type="float" office:value="0.842783033847809" calcext:value-type="float">
            <text:p>0.842783033847809</text:p>
          </table:table-cell>
          <table:table-cell office:value-type="float" office:value="0.868546903133392" calcext:value-type="float">
            <text:p>0.868546903133392</text:p>
          </table:table-cell>
          <table:table-cell office:value-type="float" office:value="0.82008284330368" calcext:value-type="float">
            <text:p>0.82008284330368</text:p>
          </table:table-cell>
          <table:table-cell office:value-type="float" office:value="0.868905544281006" calcext:value-type="float">
            <text:p>0.868905544281006</text:p>
          </table:table-cell>
          <table:table-cell office:value-type="float" office:value="0.831267654895783" calcext:value-type="float">
            <text:p>0.831267654895783</text:p>
          </table:table-cell>
          <table:table-cell office:value-type="float" office:value="178" calcext:value-type="float">
            <text:p>178</text:p>
          </table:table-cell>
          <table:table-cell office:value-type="float" office:value="14898" calcext:value-type="float">
            <text:p>14898</text:p>
          </table:table-cell>
          <table:table-cell office:value-type="float" office:value="0.92633193731308" calcext:value-type="float">
            <text:p>0.92633193731308</text:p>
          </table:table-cell>
          <table:table-cell office:value-type="float" office:value="0.929917931556702" calcext:value-type="float">
            <text:p>0.929917931556702</text:p>
          </table:table-cell>
          <table:table-cell office:value-type="float" office:value="0.919313490390778" calcext:value-type="float">
            <text:p>0.919313490390778</text:p>
          </table:table-cell>
          <table:table-cell office:value-type="float" office:value="0.869569659233093" calcext:value-type="float">
            <text:p>0.869569659233093</text:p>
          </table:table-cell>
          <table:table-cell office:value-type="float" office:value="0.889959037303925" calcext:value-type="float">
            <text:p>0.889959037303925</text:p>
          </table:table-cell>
          <table:table-cell office:value-type="float" office:value="16" calcext:value-type="float">
            <text:p>16</text:p>
          </table:table-cell>
          <table:table-cell office:value-type="float" office:value="1220" calcext:value-type="float">
            <text:p>1220</text:p>
          </table:table-cell>
          <table:table-cell office:value-type="float" office:value="0.806689977645874" calcext:value-type="float">
            <text:p>0.806689977645874</text:p>
          </table:table-cell>
          <table:table-cell office:value-type="float" office:value="0.887578964233398" calcext:value-type="float">
            <text:p>0.887578964233398</text:p>
          </table:table-cell>
          <table:table-cell office:value-type="float" office:value="0.81272566318512" calcext:value-type="float">
            <text:p>0.81272566318512</text:p>
          </table:table-cell>
          <table:table-cell office:value-type="float" office:value="0.834837555885315" calcext:value-type="float">
            <text:p>0.834837555885315</text:p>
          </table:table-cell>
          <table:table-cell office:value-type="float" office:value="0.851252257823944" calcext:value-type="float">
            <text:p>0.851252257823944</text:p>
          </table:table-cell>
          <table:table-cell office:value-type="float" office:value="16" calcext:value-type="float">
            <text:p>16</text:p>
          </table:table-cell>
          <table:table-cell office:value-type="float" office:value="1108" calcext:value-type="float">
            <text:p>1108</text:p>
          </table:table-cell>
          <table:table-cell office:value-type="float" office:value="0.763924896717072" calcext:value-type="float">
            <text:p>0.763924896717072</text:p>
          </table:table-cell>
          <table:table-cell office:value-type="float" office:value="0.711296081542969" calcext:value-type="float">
            <text:p>0.711296081542969</text:p>
          </table:table-cell>
          <table:table-cell office:value-type="float" office:value="0.695569634437561" calcext:value-type="float">
            <text:p>0.695569634437561</text:p>
          </table:table-cell>
          <table:table-cell office:value-type="float" office:value="0.741204917430878" calcext:value-type="float">
            <text:p>0.741204917430878</text:p>
          </table:table-cell>
          <table:table-cell office:value-type="float" office:value="0.662891864776611" calcext:value-type="float">
            <text:p>0.662891864776611</text:p>
          </table:table-cell>
          <table:table-cell office:value-type="float" office:value="17" calcext:value-type="float">
            <text:p>17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string" calcext:value-type="string">
            <text:p>Voriconazole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office:value-type="float" office:value="799" calcext:value-type="float">
            <text:p>799</text:p>
          </table:table-cell>
          <table:table-cell office:value-type="float" office:value="0.507107973098755" calcext:value-type="float">
            <text:p>0.507107973098755</text:p>
          </table:table-cell>
          <table:table-cell office:value-type="float" office:value="0.507180869579315" calcext:value-type="float">
            <text:p>0.507180869579315</text:p>
          </table:table-cell>
          <table:table-cell office:value-type="float" office:value="0.553984105587006" calcext:value-type="float">
            <text:p>0.553984105587006</text:p>
          </table:table-cell>
          <table:table-cell office:value-type="float" office:value="0.528176724910736" calcext:value-type="float">
            <text:p>0.528176724910736</text:p>
          </table:table-cell>
          <table:table-cell office:value-type="float" office:value="0.38076838850975" calcext:value-type="float">
            <text:p>0.38076838850975</text:p>
          </table:table-cell>
          <table:table-cell office:value-type="float" office:value="29" calcext:value-type="float">
            <text:p>29</text:p>
          </table:table-cell>
          <table:table-cell office:value-type="float" office:value="473" calcext:value-type="float">
            <text:p>473</text:p>
          </table:table-cell>
          <table:table-cell table:number-columns-repeated="2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micro</text:p>
          </table:table-cell>
          <table:table-cell table:number-columns-repeated="2"/>
          <table:table-cell table:formula="of:=AVERAGE([.E100:.I100])" office:value-type="float" office:value="0.597899544239044" calcext:value-type="float">
            <text:p>0.597899544239044</text:p>
          </table:table-cell>
          <table:table-cell office:value-type="float" office:value="0.594881057739258" calcext:value-type="float">
            <text:p>0.594881057739258</text:p>
          </table:table-cell>
          <table:table-cell office:value-type="float" office:value="0.599003195762634" calcext:value-type="float">
            <text:p>0.599003195762634</text:p>
          </table:table-cell>
          <table:table-cell office:value-type="float" office:value="0.596877455711365" calcext:value-type="float">
            <text:p>0.596877455711365</text:p>
          </table:table-cell>
          <table:table-cell office:value-type="float" office:value="0.600641012191773" calcext:value-type="float">
            <text:p>0.600641012191773</text:p>
          </table:table-cell>
          <table:table-cell office:value-type="float" office:value="0.598094999790192" calcext:value-type="float">
            <text:p>0.598094999790192</text:p>
          </table:table-cell>
          <table:table-cell/>
          <table:table-cell table:formula="of:=AVERAGE([.L100:.P100])" office:value-type="float" office:value="0.66704044342041" calcext:value-type="float">
            <text:p>0.66704044342041</text:p>
          </table:table-cell>
          <table:table-cell office:value-type="float" office:value="0.662258148193359" calcext:value-type="float">
            <text:p>0.662258148193359</text:p>
          </table:table-cell>
          <table:table-cell office:value-type="float" office:value="0.694405317306519" calcext:value-type="float">
            <text:p>0.694405317306519</text:p>
          </table:table-cell>
          <table:table-cell office:value-type="float" office:value="0.66142463684082" calcext:value-type="float">
            <text:p>0.66142463684082</text:p>
          </table:table-cell>
          <table:table-cell office:value-type="float" office:value="0.662011623382568" calcext:value-type="float">
            <text:p>0.662011623382568</text:p>
          </table:table-cell>
          <table:table-cell office:value-type="float" office:value="0.655102491378784" calcext:value-type="float">
            <text:p>0.655102491378784</text:p>
          </table:table-cell>
          <table:table-cell/>
          <table:table-cell table:formula="of:=AVERAGE([.S100:.W100])" office:value-type="float" office:value="0.645837497711182" calcext:value-type="float">
            <text:p>0.645837497711182</text:p>
          </table:table-cell>
          <table:table-cell office:value-type="float" office:value="0.649289309978485" calcext:value-type="float">
            <text:p>0.649289309978485</text:p>
          </table:table-cell>
          <table:table-cell office:value-type="float" office:value="0.67054694890976" calcext:value-type="float">
            <text:p>0.67054694890976</text:p>
          </table:table-cell>
          <table:table-cell office:value-type="float" office:value="0.630522012710571" calcext:value-type="float">
            <text:p>0.630522012710571</text:p>
          </table:table-cell>
          <table:table-cell office:value-type="float" office:value="0.651076078414917" calcext:value-type="float">
            <text:p>0.651076078414917</text:p>
          </table:table-cell>
          <table:table-cell office:value-type="float" office:value="0.627753138542175" calcext:value-type="float">
            <text:p>0.627753138542175</text:p>
          </table:table-cell>
          <table:table-cell/>
          <table:table-cell table:formula="of:=AVERAGE([.Z100:.AD100])" office:value-type="float" office:value="0.640701818466186" calcext:value-type="float">
            <text:p>0.640701818466186</text:p>
          </table:table-cell>
          <table:table-cell office:value-type="float" office:value="0.643555641174316" calcext:value-type="float">
            <text:p>0.643555641174316</text:p>
          </table:table-cell>
          <table:table-cell office:value-type="float" office:value="0.655562162399292" calcext:value-type="float">
            <text:p>0.655562162399292</text:p>
          </table:table-cell>
          <table:table-cell office:value-type="float" office:value="0.623686075210571" calcext:value-type="float">
            <text:p>0.623686075210571</text:p>
          </table:table-cell>
          <table:table-cell office:value-type="float" office:value="0.648201525211334" calcext:value-type="float">
            <text:p>0.648201525211334</text:p>
          </table:table-cell>
          <table:table-cell office:value-type="float" office:value="0.632503688335419" calcext:value-type="float">
            <text:p>0.632503688335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ro</text:p>
          </table:table-cell>
          <table:table-cell table:number-columns-repeated="2"/>
          <table:table-cell table:formula="of:=AVERAGE([.E101:.I101])" office:value-type="float" office:value="0.535864156387843" calcext:value-type="float">
            <text:p>0.535864156387843</text:p>
          </table:table-cell>
          <table:table-cell office:value-type="float" office:value="0.53308803597828" calcext:value-type="float">
            <text:p>0.53308803597828</text:p>
          </table:table-cell>
          <table:table-cell office:value-type="float" office:value="0.534498911399346" calcext:value-type="float">
            <text:p>0.534498911399346</text:p>
          </table:table-cell>
          <table:table-cell office:value-type="float" office:value="0.543168117860695" calcext:value-type="float">
            <text:p>0.543168117860695</text:p>
          </table:table-cell>
          <table:table-cell office:value-type="float" office:value="0.541590247351628" calcext:value-type="float">
            <text:p>0.541590247351628</text:p>
          </table:table-cell>
          <table:table-cell office:value-type="float" office:value="0.526975469349267" calcext:value-type="float">
            <text:p>0.526975469349267</text:p>
          </table:table-cell>
          <table:table-cell/>
          <table:table-cell table:formula="of:=AVERAGE([.L101:.P101])" office:value-type="float" office:value="0.563110177963972" calcext:value-type="float">
            <text:p>0.563110177963972</text:p>
          </table:table-cell>
          <table:table-cell office:value-type="float" office:value="0.565167953073978" calcext:value-type="float">
            <text:p>0.565167953073978</text:p>
          </table:table-cell>
          <table:table-cell office:value-type="float" office:value="0.584235727414489" calcext:value-type="float">
            <text:p>0.584235727414489</text:p>
          </table:table-cell>
          <table:table-cell office:value-type="float" office:value="0.547631399333477" calcext:value-type="float">
            <text:p>0.547631399333477</text:p>
          </table:table-cell>
          <table:table-cell office:value-type="float" office:value="0.542257127165794" calcext:value-type="float">
            <text:p>0.542257127165794</text:p>
          </table:table-cell>
          <table:table-cell office:value-type="float" office:value="0.576258682832122" calcext:value-type="float">
            <text:p>0.576258682832122</text:p>
          </table:table-cell>
          <table:table-cell/>
          <table:table-cell table:formula="of:=AVERAGE([.S101:.W101])" office:value-type="float" office:value="0.491058593599693" calcext:value-type="float">
            <text:p>0.491058593599693</text:p>
          </table:table-cell>
          <table:table-cell office:value-type="float" office:value="0.499505855467009" calcext:value-type="float">
            <text:p>0.499505855467009</text:p>
          </table:table-cell>
          <table:table-cell office:value-type="float" office:value="0.495798628291358" calcext:value-type="float">
            <text:p>0.495798628291358</text:p>
          </table:table-cell>
          <table:table-cell office:value-type="float" office:value="0.495493113346722" calcext:value-type="float">
            <text:p>0.495493113346722</text:p>
          </table:table-cell>
          <table:table-cell office:value-type="float" office:value="0.486698120508505" calcext:value-type="float">
            <text:p>0.486698120508505</text:p>
          </table:table-cell>
          <table:table-cell office:value-type="float" office:value="0.47779725038487" calcext:value-type="float">
            <text:p>0.47779725038487</text:p>
          </table:table-cell>
          <table:table-cell/>
          <table:table-cell table:formula="of:=AVERAGE([.Z101:.AD101])" office:value-type="float" office:value="0.538773352844374" calcext:value-type="float">
            <text:p>0.538773352844374</text:p>
          </table:table-cell>
          <table:table-cell office:value-type="float" office:value="0.512243522065026" calcext:value-type="float">
            <text:p>0.512243522065026</text:p>
          </table:table-cell>
          <table:table-cell office:value-type="float" office:value="0.543509427138737" calcext:value-type="float">
            <text:p>0.543509427138737</text:p>
          </table:table-cell>
          <table:table-cell office:value-type="float" office:value="0.562369935001646" calcext:value-type="float">
            <text:p>0.562369935001646</text:p>
          </table:table-cell>
          <table:table-cell office:value-type="float" office:value="0.533516333784376" calcext:value-type="float">
            <text:p>0.533516333784376</text:p>
          </table:table-cell>
          <table:table-cell office:value-type="float" office:value="0.542227546232087" calcext:value-type="float">
            <text:p>0.54222754623208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in_UMG.A1:Train_UMG.AF10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18:27:57.1000992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5:04:33.327104566</meta:creation-date>
    <dc:date>2025-01-25T18:31:08.542189342</dc:date>
    <meta:editing-duration>PT2H55M17S</meta:editing-duration>
    <meta:editing-cycles>5</meta:editing-cycles>
    <meta:generator>LibreOffice/24.2.6.2$Linux_X86_64 LibreOffice_project/420$Build-2</meta:generator>
    <meta:document-statistic meta:table-count="1" meta:cell-count="3216" meta:object-count="0"/>
  </office:meta>
</office:document-meta>
</file>